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istance (km)</text:p>
          </table:table-cell>
          <table:table-cell office:value-type="string">
            <text:p>altitude(meters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84.8">
            <text:p>84.8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84.8">
            <text:p>84.8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84.8">
            <text:p>84.8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84.8">
            <text:p>84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84.8">
            <text:p>84.8</text:p>
          </table:table-cell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0.117">
            <text:p>0.11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0.164">
            <text:p>0.164</text:p>
          </table:table-cell>
          <table:table-cell office:value-type="float" office:value="81.9">
            <text:p>81.9</text:p>
          </table:table-cell>
        </table:table-row>
        <table:table-row table:style-name="ro1">
          <table:table-cell office:value-type="float" office:value="0.188">
            <text:p>0.188</text:p>
          </table:table-cell>
          <table:table-cell office:value-type="float" office:value="81.5">
            <text:p>81.5</text:p>
          </table:table-cell>
        </table:table-row>
        <table:table-row table:style-name="ro1">
          <table:table-cell office:value-type="float" office:value="0.215">
            <text:p>0.215</text:p>
          </table:table-cell>
          <table:table-cell office:value-type="float" office:value="81.2">
            <text:p>81.2</text:p>
          </table:table-cell>
        </table:table-row>
        <table:table-row table:style-name="ro1">
          <table:table-cell office:value-type="float" office:value="0.243">
            <text:p>0.243</text:p>
          </table:table-cell>
          <table:table-cell office:value-type="float" office:value="80.7">
            <text:p>80.7</text:p>
          </table:table-cell>
        </table:table-row>
        <table:table-row table:style-name="ro1">
          <table:table-cell office:value-type="float" office:value="0.272">
            <text:p>0.272</text:p>
          </table:table-cell>
          <table:table-cell office:value-type="float" office:value="80.3">
            <text:p>80.3</text:p>
          </table:table-cell>
        </table:table-row>
        <table:table-row table:style-name="ro1">
          <table:table-cell office:value-type="float" office:value="0.303">
            <text:p>0.303</text:p>
          </table:table-cell>
          <table:table-cell office:value-type="float" office:value="79.9">
            <text:p>79.9</text:p>
          </table:table-cell>
        </table:table-row>
        <table:table-row table:style-name="ro1">
          <table:table-cell office:value-type="float" office:value="0.335">
            <text:p>0.335</text:p>
          </table:table-cell>
          <table:table-cell office:value-type="float" office:value="78.3">
            <text:p>78.3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77.1">
            <text:p>77.1</text:p>
          </table:table-cell>
        </table:table-row>
        <table:table-row table:style-name="ro1">
          <table:table-cell office:value-type="float" office:value="0.406">
            <text:p>0.406</text:p>
          </table:table-cell>
          <table:table-cell office:value-type="float" office:value="76.3">
            <text:p>76.3</text:p>
          </table:table-cell>
        </table:table-row>
        <table:table-row table:style-name="ro1">
          <table:table-cell office:value-type="float" office:value="0.442">
            <text:p>0.44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74.2">
            <text:p>74.2</text:p>
          </table:table-cell>
        </table:table-row>
        <table:table-row table:style-name="ro1">
          <table:table-cell office:value-type="float" office:value="0.519">
            <text:p>0.519</text:p>
          </table:table-cell>
          <table:table-cell office:value-type="float" office:value="72.5">
            <text:p>72.5</text:p>
          </table:table-cell>
        </table:table-row>
        <table:table-row table:style-name="ro1">
          <table:table-cell office:value-type="float" office:value="0.558">
            <text:p>0.558</text:p>
          </table:table-cell>
          <table:table-cell office:value-type="float" office:value="71.1">
            <text:p>71.1</text:p>
          </table:table-cell>
        </table:table-row>
        <table:table-row table:style-name="ro1">
          <table:table-cell office:value-type="float" office:value="0.598">
            <text:p>0.598</text:p>
          </table:table-cell>
          <table:table-cell office:value-type="float" office:value="69.5">
            <text:p>69.5</text:p>
          </table:table-cell>
        </table:table-row>
        <table:table-row table:style-name="ro1">
          <table:table-cell office:value-type="float" office:value="0.639">
            <text:p>0.639</text:p>
          </table:table-cell>
          <table:table-cell office:value-type="float" office:value="67.8">
            <text:p>67.8</text:p>
          </table:table-cell>
        </table:table-row>
        <table:table-row table:style-name="ro1">
          <table:table-cell office:value-type="float" office:value="0.681">
            <text:p>0.681</text:p>
          </table:table-cell>
          <table:table-cell office:value-type="float" office:value="66.6">
            <text:p>66.6</text:p>
          </table:table-cell>
        </table:table-row>
        <table:table-row table:style-name="ro1">
          <table:table-cell office:value-type="float" office:value="0.722">
            <text:p>0.722</text:p>
          </table:table-cell>
          <table:table-cell office:value-type="float" office:value="66.1">
            <text:p>66.1</text:p>
          </table:table-cell>
        </table:table-row>
        <table:table-row table:style-name="ro1">
          <table:table-cell office:value-type="float" office:value="0.764">
            <text:p>0.764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0.807">
            <text:p>0.807</text:p>
          </table:table-cell>
          <table:table-cell office:value-type="float" office:value="61.7">
            <text:p>61.7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0.893">
            <text:p>0.893</text:p>
          </table:table-cell>
          <table:table-cell office:value-type="float" office:value="56.2">
            <text:p>56.2</text:p>
          </table:table-cell>
        </table:table-row>
        <table:table-row table:style-name="ro1">
          <table:table-cell office:value-type="float" office:value="0.936">
            <text:p>0.93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.024">
            <text:p>1.024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.069">
            <text:p>1.069</text:p>
          </table:table-cell>
          <table:table-cell office:value-type="float" office:value="37.3">
            <text:p>37.3</text:p>
          </table:table-cell>
        </table:table-row>
        <table:table-row table:style-name="ro1">
          <table:table-cell office:value-type="float" office:value="1.115">
            <text:p>1.115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 office:value-type="float" office:value="1.159">
            <text:p>1.159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1.202">
            <text:p>1.202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.245">
            <text:p>1.245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.287">
            <text:p>1.287</text:p>
          </table:table-cell>
          <table:table-cell office:value-type="float" office:value="39.2">
            <text:p>39.2</text:p>
          </table:table-cell>
        </table:table-row>
        <table:table-row table:style-name="ro1">
          <table:table-cell office:value-type="float" office:value="1.329">
            <text:p>1.329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1.411">
            <text:p>1.411</text:p>
          </table:table-cell>
          <table:table-cell office:value-type="float" office:value="41.8">
            <text:p>41.8</text:p>
          </table:table-cell>
        </table:table-row>
        <table:table-row table:style-name="ro1">
          <table:table-cell office:value-type="float" office:value="1.452">
            <text:p>1.452</text:p>
          </table:table-cell>
          <table:table-cell office:value-type="float" office:value="42.8">
            <text:p>42.8</text:p>
          </table:table-cell>
        </table:table-row>
        <table:table-row table:style-name="ro1">
          <table:table-cell office:value-type="float" office:value="1.493">
            <text:p>1.49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.534">
            <text:p>1.534</text:p>
          </table:table-cell>
          <table:table-cell office:value-type="float" office:value="43.4">
            <text:p>43.4</text:p>
          </table:table-cell>
        </table:table-row>
        <table:table-row table:style-name="ro1">
          <table:table-cell office:value-type="float" office:value="1.575">
            <text:p>1.575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.615">
            <text:p>1.615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float" office:value="1.656">
            <text:p>1.656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.697">
            <text:p>1.69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.738">
            <text:p>1.738</text:p>
          </table:table-cell>
          <table:table-cell office:value-type="float" office:value="41.1">
            <text:p>41.1</text:p>
          </table:table-cell>
        </table:table-row>
        <table:table-row table:style-name="ro1">
          <table:table-cell office:value-type="float" office:value="1.779">
            <text:p>1.779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.819">
            <text:p>1.819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1.861">
            <text:p>1.861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1.902">
            <text:p>1.90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.939">
            <text:p>1.93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971">
            <text:p>1.971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2.001">
            <text:p>2.00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.027">
            <text:p>2.027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.048">
            <text:p>2.048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2.067">
            <text:p>2.067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2.084">
            <text:p>2.084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2.099">
            <text:p>2.099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 office:value-type="float" office:value="2.112">
            <text:p>2.112</text:p>
          </table:table-cell>
          <table:table-cell office:value-type="float" office:value="16.8">
            <text:p>16.8</text:p>
          </table:table-cell>
        </table:table-row>
        <table:table-row table:style-name="ro1">
          <table:table-cell office:value-type="float" office:value="2.124">
            <text:p>2.124</text:p>
          </table:table-cell>
          <table:table-cell office:value-type="float" office:value="15.3">
            <text:p>15.3</text:p>
          </table:table-cell>
        </table:table-row>
        <table:table-row table:style-name="ro1">
          <table:table-cell office:value-type="float" office:value="2.136">
            <text:p>2.136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.164">
            <text:p>2.1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.181">
            <text:p>2.181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.221">
            <text:p>2.221</text:p>
          </table:table-cell>
          <table:table-cell office:value-type="float" office:value="17.9">
            <text:p>17.9</text:p>
          </table:table-cell>
        </table:table-row>
        <table:table-row table:style-name="ro1">
          <table:table-cell office:value-type="float" office:value="2.243">
            <text:p>2.243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2.266">
            <text:p>2.266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.315">
            <text:p>2.315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2.341">
            <text:p>2.34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.369">
            <text:p>2.369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2.398">
            <text:p>2.398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2.428">
            <text:p>2.428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2.458">
            <text:p>2.458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2.491">
            <text:p>2.491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2.526">
            <text:p>2.526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2.594">
            <text:p>2.594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2.633">
            <text:p>2.633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2.672">
            <text:p>2.672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float" office:value="2.707">
            <text:p>2.707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float" office:value="2.744">
            <text:p>2.744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.763">
            <text:p>2.763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float" office:value="2.782">
            <text:p>2.782</text:p>
          </table:table-cell>
          <table:table-cell office:value-type="float" office:value="22.1">
            <text:p>22.1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2.819">
            <text:p>2.819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2.839">
            <text:p>2.839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2.902">
            <text:p>2.902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2.926">
            <text:p>2.926</text:p>
          </table:table-cell>
          <table:table-cell office:value-type="float" office:value="26.5">
            <text:p>26.5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2.975">
            <text:p>2.975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3.002">
            <text:p>3.002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26.5">
            <text:p>26.5</text:p>
          </table:table-cell>
        </table:table-row>
        <table:table-row table:style-name="ro1">
          <table:table-cell office:value-type="float" office:value="3.059">
            <text:p>3.05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.089">
            <text:p>3.089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3.151">
            <text:p>3.151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3.183">
            <text:p>3.183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3.216">
            <text:p>3.216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3.285">
            <text:p>3.28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3.321">
            <text:p>3.321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float" office:value="3.357">
            <text:p>3.3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.394">
            <text:p>3.394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3.432">
            <text:p>3.432</text:p>
          </table:table-cell>
          <table:table-cell office:value-type="float" office:value="29.3">
            <text:p>29.3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29.3">
            <text:p>29.3</text:p>
          </table:table-cell>
        </table:table-row>
        <table:table-row table:style-name="ro1">
          <table:table-cell office:value-type="float" office:value="3.509">
            <text:p>3.509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 office:value-type="float" office:value="3.549">
            <text:p>3.5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.589">
            <text:p>3.589</text:p>
          </table:table-cell>
          <table:table-cell office:value-type="float" office:value="34.9">
            <text:p>34.9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35.9">
            <text:p>35.9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3.751">
            <text:p>3.751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float" office:value="3.791">
            <text:p>3.791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float" office:value="3.832">
            <text:p>3.832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3.873">
            <text:p>3.873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3.914">
            <text:p>3.914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3.955">
            <text:p>3.955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3.996">
            <text:p>3.99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.037">
            <text:p>4.037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4.077">
            <text:p>4.07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.117">
            <text:p>4.1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.156">
            <text:p>4.156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float" office:value="4.193">
            <text:p>4.193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float" office:value="4.227">
            <text:p>4.227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float" office:value="4.259">
            <text:p>4.259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4.289">
            <text:p>4.289</text:p>
          </table:table-cell>
          <table:table-cell office:value-type="float" office:value="29.3">
            <text:p>29.3</text:p>
          </table:table-cell>
        </table:table-row>
        <table:table-row table:style-name="ro1">
          <table:table-cell office:value-type="float" office:value="4.318">
            <text:p>4.318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4.346">
            <text:p>4.34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.375">
            <text:p>4.375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 office:value-type="float" office:value="4.406">
            <text:p>4.406</text:p>
          </table:table-cell>
          <table:table-cell office:value-type="float" office:value="27.7">
            <text:p>27.7</text:p>
          </table:table-cell>
        </table:table-row>
        <table:table-row table:style-name="ro1">
          <table:table-cell office:value-type="float" office:value="4.438">
            <text:p>4.4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.472">
            <text:p>4.472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4.507">
            <text:p>4.507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4.543">
            <text:p>4.543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4.581">
            <text:p>4.581</text:p>
          </table:table-cell>
          <table:table-cell office:value-type="float" office:value="30.9">
            <text:p>30.9</text:p>
          </table:table-cell>
        </table:table-row>
        <table:table-row table:style-name="ro1">
          <table:table-cell office:value-type="float" office:value="4.619">
            <text:p>4.619</text:p>
          </table:table-cell>
          <table:table-cell office:value-type="float" office:value="30.7">
            <text:p>30.7</text:p>
          </table:table-cell>
        </table:table-row>
        <table:table-row table:style-name="ro1">
          <table:table-cell office:value-type="float" office:value="4.658">
            <text:p>4.658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4.697">
            <text:p>4.697</text:p>
          </table:table-cell>
          <table:table-cell office:value-type="float" office:value="28.8">
            <text:p>28.8</text:p>
          </table:table-cell>
        </table:table-row>
        <table:table-row table:style-name="ro1">
          <table:table-cell office:value-type="float" office:value="4.737">
            <text:p>4.737</text:p>
          </table:table-cell>
          <table:table-cell office:value-type="float" office:value="28.8">
            <text:p>28.8</text:p>
          </table:table-cell>
        </table:table-row>
        <table:table-row table:style-name="ro1">
          <table:table-cell office:value-type="float" office:value="4.777">
            <text:p>4.777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float" office:value="4.818">
            <text:p>4.818</text:p>
          </table:table-cell>
          <table:table-cell office:value-type="float" office:value="34.9">
            <text:p>34.9</text:p>
          </table:table-cell>
        </table:table-row>
        <table:table-row table:style-name="ro1">
          <table:table-cell office:value-type="float" office:value="4.859">
            <text:p>4.859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.981">
            <text:p>4.981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5.022">
            <text:p>5.022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5.063">
            <text:p>5.06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.103">
            <text:p>5.103</text:p>
          </table:table-cell>
          <table:table-cell office:value-type="float" office:value="45.1">
            <text:p>45.1</text:p>
          </table:table-cell>
        </table:table-row>
        <table:table-row table:style-name="ro1">
          <table:table-cell office:value-type="float" office:value="5.144">
            <text:p>5.144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5.184">
            <text:p>5.184</text:p>
          </table:table-cell>
          <table:table-cell office:value-type="float" office:value="47.9">
            <text:p>47.9</text:p>
          </table:table-cell>
        </table:table-row>
        <table:table-row table:style-name="ro1">
          <table:table-cell office:value-type="float" office:value="5.225">
            <text:p>5.225</text:p>
          </table:table-cell>
          <table:table-cell office:value-type="float" office:value="49.3">
            <text:p>49.3</text:p>
          </table:table-cell>
        </table:table-row>
        <table:table-row table:style-name="ro1">
          <table:table-cell office:value-type="float" office:value="5.266">
            <text:p>5.266</text:p>
          </table:table-cell>
          <table:table-cell office:value-type="float" office:value="50.7">
            <text:p>50.7</text:p>
          </table:table-cell>
        </table:table-row>
        <table:table-row table:style-name="ro1">
          <table:table-cell office:value-type="float" office:value="5.307">
            <text:p>5.307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5.348">
            <text:p>5.34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.388">
            <text:p>5.388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5.429">
            <text:p>5.429</text:p>
          </table:table-cell>
          <table:table-cell office:value-type="float" office:value="61.3">
            <text:p>61.3</text:p>
          </table:table-cell>
        </table:table-row>
        <table:table-row table:style-name="ro1">
          <table:table-cell office:value-type="float" office:value="5.469">
            <text:p>5.469</text:p>
          </table:table-cell>
          <table:table-cell office:value-type="float" office:value="61.7">
            <text:p>61.7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66.8">
            <text:p>66.8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69.3">
            <text:p>69.3</text:p>
          </table:table-cell>
        </table:table-row>
        <table:table-row table:style-name="ro1">
          <table:table-cell office:value-type="float" office:value="5.671">
            <text:p>5.671</text:p>
          </table:table-cell>
          <table:table-cell office:value-type="float" office:value="67.5">
            <text:p>67.5</text:p>
          </table:table-cell>
        </table:table-row>
        <table:table-row table:style-name="ro1">
          <table:table-cell office:value-type="float" office:value="5.712">
            <text:p>5.71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.753">
            <text:p>5.753</text:p>
          </table:table-cell>
          <table:table-cell office:value-type="float" office:value="62.4">
            <text:p>62.4</text:p>
          </table:table-cell>
        </table:table-row>
        <table:table-row table:style-name="ro1">
          <table:table-cell office:value-type="float" office:value="5.794">
            <text:p>5.794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float" office:value="5.835">
            <text:p>5.83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.876">
            <text:p>5.876</text:p>
          </table:table-cell>
          <table:table-cell office:value-type="float" office:value="62.4">
            <text:p>62.4</text:p>
          </table:table-cell>
        </table:table-row>
        <table:table-row table:style-name="ro1">
          <table:table-cell office:value-type="float" office:value="5.917">
            <text:p>5.917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5.958">
            <text:p>5.9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.999">
            <text:p>5.999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6.039">
            <text:p>6.039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6.121">
            <text:p>6.121</text:p>
          </table:table-cell>
          <table:table-cell office:value-type="float" office:value="62.2">
            <text:p>62.2</text:p>
          </table:table-cell>
        </table:table-row>
        <table:table-row table:style-name="ro1">
          <table:table-cell office:value-type="float" office:value="6.161">
            <text:p>6.16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6.201">
            <text:p>6.201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6.241">
            <text:p>6.24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6.361">
            <text:p>6.36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6.402">
            <text:p>6.40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.442">
            <text:p>6.442</text:p>
          </table:table-cell>
          <table:table-cell office:value-type="float" office:value="56.2">
            <text:p>56.2</text:p>
          </table:table-cell>
        </table:table-row>
        <table:table-row table:style-name="ro1">
          <table:table-cell office:value-type="float" office:value="6.483">
            <text:p>6.483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6.524">
            <text:p>6.524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6.566">
            <text:p>6.566</text:p>
          </table:table-cell>
          <table:table-cell office:value-type="float" office:value="50.9">
            <text:p>50.9</text:p>
          </table:table-cell>
        </table:table-row>
        <table:table-row table:style-name="ro1">
          <table:table-cell office:value-type="float" office:value="6.607">
            <text:p>6.607</text:p>
          </table:table-cell>
          <table:table-cell office:value-type="float" office:value="49.9">
            <text:p>49.9</text:p>
          </table:table-cell>
        </table:table-row>
        <table:table-row table:style-name="ro1">
          <table:table-cell office:value-type="float" office:value="6.648">
            <text:p>6.648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float" office:value="6.732">
            <text:p>6.732</text:p>
          </table:table-cell>
          <table:table-cell office:value-type="float" office:value="46.3">
            <text:p>46.3</text:p>
          </table:table-cell>
        </table:table-row>
        <table:table-row table:style-name="ro1">
          <table:table-cell office:value-type="float" office:value="6.774">
            <text:p>6.774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6.816">
            <text:p>6.816</text:p>
          </table:table-cell>
          <table:table-cell office:value-type="float" office:value="46.6">
            <text:p>46.6</text:p>
          </table:table-cell>
        </table:table-row>
        <table:table-row table:style-name="ro1">
          <table:table-cell office:value-type="float" office:value="6.858">
            <text:p>6.858</text:p>
          </table:table-cell>
          <table:table-cell office:value-type="float" office:value="47.9">
            <text:p>47.9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48.9">
            <text:p>48.9</text:p>
          </table:table-cell>
        </table:table-row>
        <table:table-row table:style-name="ro1">
          <table:table-cell office:value-type="float" office:value="6.942">
            <text:p>6.94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.983">
            <text:p>6.983</text:p>
          </table:table-cell>
          <table:table-cell office:value-type="float" office:value="49.1">
            <text:p>49.1</text:p>
          </table:table-cell>
        </table:table-row>
        <table:table-row table:style-name="ro1">
          <table:table-cell office:value-type="float" office:value="7.024">
            <text:p>7.024</text:p>
          </table:table-cell>
          <table:table-cell office:value-type="float" office:value="49.7">
            <text:p>49.7</text:p>
          </table:table-cell>
        </table:table-row>
        <table:table-row table:style-name="ro1">
          <table:table-cell office:value-type="float" office:value="7.065">
            <text:p>7.065</text:p>
          </table:table-cell>
          <table:table-cell office:value-type="float" office:value="49.8">
            <text:p>49.8</text:p>
          </table:table-cell>
        </table:table-row>
        <table:table-row table:style-name="ro1">
          <table:table-cell office:value-type="float" office:value="7.106">
            <text:p>7.10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.147">
            <text:p>7.147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7.188">
            <text:p>7.188</text:p>
          </table:table-cell>
          <table:table-cell office:value-type="float" office:value="49.5">
            <text:p>49.5</text:p>
          </table:table-cell>
        </table:table-row>
        <table:table-row table:style-name="ro1">
          <table:table-cell office:value-type="float" office:value="7.228">
            <text:p>7.228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float" office:value="7.269">
            <text:p>7.26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7.351">
            <text:p>7.351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float" office:value="7.392">
            <text:p>7.392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float" office:value="7.433">
            <text:p>7.433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7.474">
            <text:p>7.474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float" office:value="7.515">
            <text:p>7.515</text:p>
          </table:table-cell>
          <table:table-cell office:value-type="float" office:value="49.1">
            <text:p>49.1</text:p>
          </table:table-cell>
        </table:table-row>
        <table:table-row table:style-name="ro1">
          <table:table-cell office:value-type="float" office:value="7.556">
            <text:p>7.556</text:p>
          </table:table-cell>
          <table:table-cell office:value-type="float" office:value="49.8">
            <text:p>49.8</text:p>
          </table:table-cell>
        </table:table-row>
        <table:table-row table:style-name="ro1">
          <table:table-cell office:value-type="float" office:value="7.597">
            <text:p>7.597</text:p>
          </table:table-cell>
          <table:table-cell office:value-type="float" office:value="50.4">
            <text:p>50.4</text:p>
          </table:table-cell>
        </table:table-row>
        <table:table-row table:style-name="ro1">
          <table:table-cell office:value-type="float" office:value="7.638">
            <text:p>7.638</text:p>
          </table:table-cell>
          <table:table-cell office:value-type="float" office:value="50.6">
            <text:p>50.6</text:p>
          </table:table-cell>
        </table:table-row>
        <table:table-row table:style-name="ro1">
          <table:table-cell office:value-type="float" office:value="7.679">
            <text:p>7.679</text:p>
          </table:table-cell>
          <table:table-cell office:value-type="float" office:value="50.6">
            <text:p>50.6</text:p>
          </table:table-cell>
        </table:table-row>
        <table:table-row table:style-name="ro1">
          <table:table-cell office:value-type="float" office:value="7.721">
            <text:p>7.72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.762">
            <text:p>7.762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7.803">
            <text:p>7.803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float" office:value="7.844">
            <text:p>7.844</text:p>
          </table:table-cell>
          <table:table-cell office:value-type="float" office:value="57.3">
            <text:p>57.3</text:p>
          </table:table-cell>
        </table:table-row>
        <table:table-row table:style-name="ro1">
          <table:table-cell office:value-type="float" office:value="7.885">
            <text:p>7.885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 office:value-type="float" office:value="7.926">
            <text:p>7.926</text:p>
          </table:table-cell>
          <table:table-cell office:value-type="float" office:value="61.7">
            <text:p>61.7</text:p>
          </table:table-cell>
        </table:table-row>
        <table:table-row table:style-name="ro1">
          <table:table-cell office:value-type="float" office:value="7.966">
            <text:p>7.966</text:p>
          </table:table-cell>
          <table:table-cell office:value-type="float" office:value="62.6">
            <text:p>62.6</text:p>
          </table:table-cell>
        </table:table-row>
        <table:table-row table:style-name="ro1">
          <table:table-cell office:value-type="float" office:value="8.007">
            <text:p>8.007</text:p>
          </table:table-cell>
          <table:table-cell office:value-type="float" office:value="64.2">
            <text:p>64.2</text:p>
          </table:table-cell>
        </table:table-row>
        <table:table-row table:style-name="ro1">
          <table:table-cell office:value-type="float" office:value="8.048">
            <text:p>8.048</text:p>
          </table:table-cell>
          <table:table-cell office:value-type="float" office:value="66.1">
            <text:p>66.1</text:p>
          </table:table-cell>
        </table:table-row>
        <table:table-row table:style-name="ro1">
          <table:table-cell office:value-type="float" office:value="8.088">
            <text:p>8.088</text:p>
          </table:table-cell>
          <table:table-cell office:value-type="float" office:value="66.5">
            <text:p>66.5</text:p>
          </table:table-cell>
        </table:table-row>
        <table:table-row table:style-name="ro1">
          <table:table-cell office:value-type="float" office:value="8.129">
            <text:p>8.129</text:p>
          </table:table-cell>
          <table:table-cell office:value-type="float" office:value="67.7">
            <text:p>67.7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69.1">
            <text:p>69.1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69.1">
            <text:p>69.1</text:p>
          </table:table-cell>
        </table:table-row>
        <table:table-row table:style-name="ro1">
          <table:table-cell office:value-type="float" office:value="8.251">
            <text:p>8.251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8.291">
            <text:p>8.291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8.331">
            <text:p>8.33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.372">
            <text:p>8.372</text:p>
          </table:table-cell>
          <table:table-cell office:value-type="float" office:value="66.4">
            <text:p>66.4</text:p>
          </table:table-cell>
        </table:table-row>
        <table:table-row table:style-name="ro1">
          <table:table-cell office:value-type="float" office:value="8.412">
            <text:p>8.412</text:p>
          </table:table-cell>
          <table:table-cell office:value-type="float" office:value="64.1">
            <text:p>64.1</text:p>
          </table:table-cell>
        </table:table-row>
        <table:table-row table:style-name="ro1">
          <table:table-cell office:value-type="float" office:value="8.452">
            <text:p>8.452</text:p>
          </table:table-cell>
          <table:table-cell office:value-type="float" office:value="61.6">
            <text:p>61.6</text:p>
          </table:table-cell>
        </table:table-row>
        <table:table-row table:style-name="ro1">
          <table:table-cell office:value-type="float" office:value="8.492">
            <text:p>8.492</text:p>
          </table:table-cell>
          <table:table-cell office:value-type="float" office:value="59.8">
            <text:p>59.8</text:p>
          </table:table-cell>
        </table:table-row>
        <table:table-row table:style-name="ro1">
          <table:table-cell office:value-type="float" office:value="8.533">
            <text:p>8.533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8.574">
            <text:p>8.574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8.615">
            <text:p>8.61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.657">
            <text:p>8.657</text:p>
          </table:table-cell>
          <table:table-cell office:value-type="float" office:value="54.4">
            <text:p>54.4</text:p>
          </table:table-cell>
        </table:table-row>
        <table:table-row table:style-name="ro1">
          <table:table-cell office:value-type="float" office:value="8.698">
            <text:p>8.698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8.782">
            <text:p>8.782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8.824">
            <text:p>8.82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.866">
            <text:p>8.866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8.909">
            <text:p>8.909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8.951">
            <text:p>8.951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8.993">
            <text:p>8.99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9.035">
            <text:p>9.035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float" office:value="9.076">
            <text:p>9.076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9.117">
            <text:p>9.117</text:p>
          </table:table-cell>
          <table:table-cell office:value-type="float" office:value="58.1">
            <text:p>58.1</text:p>
          </table:table-cell>
        </table:table-row>
        <table:table-row table:style-name="ro1">
          <table:table-cell office:value-type="float" office:value="9.158">
            <text:p>9.158</text:p>
          </table:table-cell>
          <table:table-cell office:value-type="float" office:value="59.3">
            <text:p>59.3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62.2">
            <text:p>62.2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64.4">
            <text:p>64.4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65.1">
            <text:p>65.1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65.4">
            <text:p>65.4</text:p>
          </table:table-cell>
        </table:table-row>
        <table:table-row table:style-name="ro1">
          <table:table-cell office:value-type="float" office:value="9.359">
            <text:p>9.359</text:p>
          </table:table-cell>
          <table:table-cell office:value-type="float" office:value="67.3">
            <text:p>67.3</text:p>
          </table:table-cell>
        </table:table-row>
        <table:table-row table:style-name="ro1">
          <table:table-cell office:value-type="float" office:value="9.397">
            <text:p>9.397</text:p>
          </table:table-cell>
          <table:table-cell office:value-type="float" office:value="67.6">
            <text:p>67.6</text:p>
          </table:table-cell>
        </table:table-row>
        <table:table-row table:style-name="ro1">
          <table:table-cell office:value-type="float" office:value="9.434">
            <text:p>9.434</text:p>
          </table:table-cell>
          <table:table-cell office:value-type="float" office:value="66.3">
            <text:p>66.3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64.9">
            <text:p>64.9</text:p>
          </table:table-cell>
        </table:table-row>
        <table:table-row table:style-name="ro1">
          <table:table-cell office:value-type="float" office:value="9.506">
            <text:p>9.506</text:p>
          </table:table-cell>
          <table:table-cell office:value-type="float" office:value="64.2">
            <text:p>64.2</text:p>
          </table:table-cell>
        </table:table-row>
        <table:table-row table:style-name="ro1">
          <table:table-cell office:value-type="float" office:value="9.541">
            <text:p>9.541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9.576">
            <text:p>9.576</text:p>
          </table:table-cell>
          <table:table-cell office:value-type="float" office:value="64.1">
            <text:p>64.1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9.645">
            <text:p>9.645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9.681">
            <text:p>9.681</text:p>
          </table:table-cell>
          <table:table-cell office:value-type="float" office:value="60.3">
            <text:p>60.3</text:p>
          </table:table-cell>
        </table:table-row>
        <table:table-row table:style-name="ro1">
          <table:table-cell office:value-type="float" office:value="9.718">
            <text:p>9.7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.756">
            <text:p>9.756</text:p>
          </table:table-cell>
          <table:table-cell office:value-type="float" office:value="61.6">
            <text:p>61.6</text:p>
          </table:table-cell>
        </table:table-row>
        <table:table-row table:style-name="ro1">
          <table:table-cell office:value-type="float" office:value="9.795">
            <text:p>9.795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9.834">
            <text:p>9.834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9.874">
            <text:p>9.87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9.914">
            <text:p>9.914</text:p>
          </table:table-cell>
          <table:table-cell office:value-type="float" office:value="62.6">
            <text:p>62.6</text:p>
          </table:table-cell>
        </table:table-row>
        <table:table-row table:style-name="ro1">
          <table:table-cell office:value-type="float" office:value="9.954">
            <text:p>9.954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9.993">
            <text:p>9.993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0.033">
            <text:p>10.033</text:p>
          </table:table-cell>
          <table:table-cell office:value-type="float" office:value="59.3">
            <text:p>59.3</text:p>
          </table:table-cell>
        </table:table-row>
        <table:table-row table:style-name="ro1">
          <table:table-cell office:value-type="float" office:value="10.072">
            <text:p>10.072</text:p>
          </table:table-cell>
          <table:table-cell office:value-type="float" office:value="58.1">
            <text:p>58.1</text:p>
          </table:table-cell>
        </table:table-row>
        <table:table-row table:style-name="ro1">
          <table:table-cell office:value-type="float" office:value="10.112">
            <text:p>10.112</text:p>
          </table:table-cell>
          <table:table-cell office:value-type="float" office:value="57.3">
            <text:p>57.3</text:p>
          </table:table-cell>
        </table:table-row>
        <table:table-row table:style-name="ro1">
          <table:table-cell office:value-type="float" office:value="10.152">
            <text:p>10.152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0.192">
            <text:p>10.192</text:p>
          </table:table-cell>
          <table:table-cell office:value-type="float" office:value="56.2">
            <text:p>56.2</text:p>
          </table:table-cell>
        </table:table-row>
        <table:table-row table:style-name="ro1">
          <table:table-cell office:value-type="float" office:value="10.232">
            <text:p>10.232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0.272">
            <text:p>10.272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10.313">
            <text:p>10.313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float" office:value="10.352">
            <text:p>10.352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10.393">
            <text:p>10.393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10.434">
            <text:p>10.434</text:p>
          </table:table-cell>
          <table:table-cell office:value-type="float" office:value="54.4">
            <text:p>54.4</text:p>
          </table:table-cell>
        </table:table-row>
        <table:table-row table:style-name="ro1">
          <table:table-cell office:value-type="float" office:value="10.475">
            <text:p>10.475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10.516">
            <text:p>10.516</text:p>
          </table:table-cell>
          <table:table-cell office:value-type="float" office:value="56.2">
            <text:p>56.2</text:p>
          </table:table-cell>
        </table:table-row>
        <table:table-row table:style-name="ro1">
          <table:table-cell office:value-type="float" office:value="10.557">
            <text:p>10.557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10.598">
            <text:p>10.598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0.637">
            <text:p>10.637</text:p>
          </table:table-cell>
          <table:table-cell office:value-type="float" office:value="59.8">
            <text:p>59.8</text:p>
          </table:table-cell>
        </table:table-row>
        <table:table-row table:style-name="ro1">
          <table:table-cell office:value-type="float" office:value="10.674">
            <text:p>10.674</text:p>
          </table:table-cell>
          <table:table-cell office:value-type="float" office:value="59.6">
            <text:p>59.6</text:p>
          </table:table-cell>
        </table:table-row>
        <table:table-row table:style-name="ro1">
          <table:table-cell office:value-type="float" office:value="10.709">
            <text:p>10.70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0.743">
            <text:p>10.743</text:p>
          </table:table-cell>
          <table:table-cell office:value-type="float" office:value="58.1">
            <text:p>58.1</text:p>
          </table:table-cell>
        </table:table-row>
        <table:table-row table:style-name="ro1">
          <table:table-cell office:value-type="float" office:value="10.779">
            <text:p>10.779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10.814">
            <text:p>10.814</text:p>
          </table:table-cell>
          <table:table-cell office:value-type="float" office:value="57.2">
            <text:p>57.2</text:p>
          </table:table-cell>
        </table:table-row>
        <table:table-row table:style-name="ro1">
          <table:table-cell office:value-type="float" office:value="10.852">
            <text:p>10.852</text:p>
          </table:table-cell>
          <table:table-cell office:value-type="float" office:value="57.3">
            <text:p>57.3</text:p>
          </table:table-cell>
        </table:table-row>
        <table:table-row table:style-name="ro1">
          <table:table-cell office:value-type="float" office:value="10.89">
            <text:p>10.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.929">
            <text:p>10.92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0.97">
            <text:p>10.97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11.01">
            <text:p>11.01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float" office:value="11.051">
            <text:p>11.051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 office:value-type="float" office:value="11.092">
            <text:p>11.092</text:p>
          </table:table-cell>
          <table:table-cell office:value-type="float" office:value="56.4">
            <text:p>56.4</text:p>
          </table:table-cell>
        </table:table-row>
        <table:table-row table:style-name="ro1">
          <table:table-cell office:value-type="float" office:value="11.133">
            <text:p>11.13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.174">
            <text:p>11.174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1.215">
            <text:p>11.215</text:p>
          </table:table-cell>
          <table:table-cell office:value-type="float" office:value="55.3">
            <text:p>55.3</text:p>
          </table:table-cell>
        </table:table-row>
        <table:table-row table:style-name="ro1">
          <table:table-cell office:value-type="float" office:value="11.257">
            <text:p>11.257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11.298">
            <text:p>11.298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float" office:value="11.339">
            <text:p>11.339</text:p>
          </table:table-cell>
          <table:table-cell office:value-type="float" office:value="53.9">
            <text:p>53.9</text:p>
          </table:table-cell>
        </table:table-row>
        <table:table-row table:style-name="ro1">
          <table:table-cell office:value-type="float" office:value="11.381">
            <text:p>11.381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11.422">
            <text:p>11.422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11.464">
            <text:p>11.464</text:p>
          </table:table-cell>
          <table:table-cell office:value-type="float" office:value="53.6">
            <text:p>53.6</text:p>
          </table:table-cell>
        </table:table-row>
        <table:table-row table:style-name="ro1">
          <table:table-cell office:value-type="float" office:value="11.505">
            <text:p>11.505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11.546">
            <text:p>11.546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11.587">
            <text:p>11.58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.627">
            <text:p>11.627</text:p>
          </table:table-cell>
          <table:table-cell office:value-type="float" office:value="51.4">
            <text:p>51.4</text:p>
          </table:table-cell>
        </table:table-row>
        <table:table-row table:style-name="ro1">
          <table:table-cell office:value-type="float" office:value="11.668">
            <text:p>11.66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.709">
            <text:p>11.709</text:p>
          </table:table-cell>
          <table:table-cell office:value-type="float" office:value="52.7">
            <text:p>52.7</text:p>
          </table:table-cell>
        </table:table-row>
        <table:table-row table:style-name="ro1">
          <table:table-cell office:value-type="float" office:value="11.749">
            <text:p>11.749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office:value-type="float" office:value="11.791">
            <text:p>11.791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11.832">
            <text:p>11.832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11.873">
            <text:p>11.873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11.914">
            <text:p>11.9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.955">
            <text:p>11.95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1.996">
            <text:p>11.996</text:p>
          </table:table-cell>
          <table:table-cell office:value-type="float" office:value="47.7">
            <text:p>47.7</text:p>
          </table:table-cell>
        </table:table-row>
        <table:table-row table:style-name="ro1">
          <table:table-cell office:value-type="float" office:value="12.037">
            <text:p>12.037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2.079">
            <text:p>12.079</text:p>
          </table:table-cell>
          <table:table-cell office:value-type="float" office:value="46.3">
            <text:p>46.3</text:p>
          </table:table-cell>
        </table:table-row>
        <table:table-row table:style-name="ro1">
          <table:table-cell office:value-type="float" office:value="12.12">
            <text:p>12.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.162">
            <text:p>12.162</text:p>
          </table:table-cell>
          <table:table-cell office:value-type="float" office:value="47.2">
            <text:p>47.2</text:p>
          </table:table-cell>
        </table:table-row>
        <table:table-row table:style-name="ro1">
          <table:table-cell office:value-type="float" office:value="12.204">
            <text:p>12.204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2.246">
            <text:p>12.246</text:p>
          </table:table-cell>
          <table:table-cell office:value-type="float" office:value="49.8">
            <text:p>49.8</text:p>
          </table:table-cell>
        </table:table-row>
        <table:table-row table:style-name="ro1">
          <table:table-cell office:value-type="float" office:value="12.284">
            <text:p>12.28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.318">
            <text:p>12.318</text:p>
          </table:table-cell>
          <table:table-cell office:value-type="float" office:value="50.3">
            <text:p>50.3</text:p>
          </table:table-cell>
        </table:table-row>
        <table:table-row table:style-name="ro1">
          <table:table-cell office:value-type="float" office:value="12.348">
            <text:p>12.348</text:p>
          </table:table-cell>
          <table:table-cell office:value-type="float" office:value="50.7">
            <text:p>50.7</text:p>
          </table:table-cell>
        </table:table-row>
        <table:table-row table:style-name="ro1">
          <table:table-cell office:value-type="float" office:value="12.375">
            <text:p>12.375</text:p>
          </table:table-cell>
          <table:table-cell office:value-type="float" office:value="51.8">
            <text:p>51.8</text:p>
          </table:table-cell>
        </table:table-row>
        <table:table-row table:style-name="ro1">
          <table:table-cell office:value-type="float" office:value="12.398">
            <text:p>12.39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2.419">
            <text:p>12.419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12.439">
            <text:p>12.439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12.459">
            <text:p>12.459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2.481">
            <text:p>12.481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2.504">
            <text:p>12.5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.527">
            <text:p>12.527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2.551">
            <text:p>12.55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2.574">
            <text:p>12.57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2.601">
            <text:p>12.601</text:p>
          </table:table-cell>
          <table:table-cell office:value-type="float" office:value="65.1">
            <text:p>65.1</text:p>
          </table:table-cell>
        </table:table-row>
        <table:table-row table:style-name="ro1">
          <table:table-cell office:value-type="float" office:value="12.628">
            <text:p>12.628</text:p>
          </table:table-cell>
          <table:table-cell office:value-type="float" office:value="66.2">
            <text:p>66.2</text:p>
          </table:table-cell>
        </table:table-row>
        <table:table-row table:style-name="ro1">
          <table:table-cell office:value-type="float" office:value="12.655">
            <text:p>12.655</text:p>
          </table:table-cell>
          <table:table-cell office:value-type="float" office:value="67.4">
            <text:p>67.4</text:p>
          </table:table-cell>
        </table:table-row>
        <table:table-row table:style-name="ro1">
          <table:table-cell office:value-type="float" office:value="12.684">
            <text:p>12.684</text:p>
          </table:table-cell>
          <table:table-cell office:value-type="float" office:value="68.7">
            <text:p>68.7</text:p>
          </table:table-cell>
        </table:table-row>
        <table:table-row table:style-name="ro1">
          <table:table-cell office:value-type="float" office:value="12.713">
            <text:p>12.713</text:p>
          </table:table-cell>
          <table:table-cell office:value-type="float" office:value="69.9">
            <text:p>69.9</text:p>
          </table:table-cell>
        </table:table-row>
        <table:table-row table:style-name="ro1">
          <table:table-cell office:value-type="float" office:value="12.743">
            <text:p>12.743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 office:value-type="float" office:value="12.773">
            <text:p>12.773</text:p>
          </table:table-cell>
          <table:table-cell office:value-type="float" office:value="70.5">
            <text:p>70.5</text:p>
          </table:table-cell>
        </table:table-row>
        <table:table-row table:style-name="ro1">
          <table:table-cell office:value-type="float" office:value="12.804">
            <text:p>12.804</text:p>
          </table:table-cell>
          <table:table-cell office:value-type="float" office:value="69.7">
            <text:p>69.7</text:p>
          </table:table-cell>
        </table:table-row>
        <table:table-row table:style-name="ro1">
          <table:table-cell office:value-type="float" office:value="12.834">
            <text:p>12.834</text:p>
          </table:table-cell>
          <table:table-cell office:value-type="float" office:value="68.1">
            <text:p>68.1</text:p>
          </table:table-cell>
        </table:table-row>
        <table:table-row table:style-name="ro1">
          <table:table-cell office:value-type="float" office:value="12.864">
            <text:p>12.864</text:p>
          </table:table-cell>
          <table:table-cell office:value-type="float" office:value="66.6">
            <text:p>66.6</text:p>
          </table:table-cell>
        </table:table-row>
        <table:table-row table:style-name="ro1">
          <table:table-cell office:value-type="float" office:value="12.896">
            <text:p>12.8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.932">
            <text:p>12.93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2.971">
            <text:p>12.971</text:p>
          </table:table-cell>
          <table:table-cell office:value-type="float" office:value="62.8">
            <text:p>62.8</text:p>
          </table:table-cell>
        </table:table-row>
        <table:table-row table:style-name="ro1">
          <table:table-cell office:value-type="float" office:value="13.01">
            <text:p>13.01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3.051">
            <text:p>13.051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3.092">
            <text:p>13.092</text:p>
          </table:table-cell>
          <table:table-cell office:value-type="float" office:value="64.9">
            <text:p>64.9</text:p>
          </table:table-cell>
        </table:table-row>
        <table:table-row table:style-name="ro1">
          <table:table-cell office:value-type="float" office:value="13.134">
            <text:p>13.134</text:p>
          </table:table-cell>
          <table:table-cell office:value-type="float" office:value="66.1">
            <text:p>66.1</text:p>
          </table:table-cell>
        </table:table-row>
        <table:table-row table:style-name="ro1">
          <table:table-cell office:value-type="float" office:value="13.176">
            <text:p>13.17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3.217">
            <text:p>13.217</text:p>
          </table:table-cell>
          <table:table-cell office:value-type="float" office:value="67.6">
            <text:p>67.6</text:p>
          </table:table-cell>
        </table:table-row>
        <table:table-row table:style-name="ro1">
          <table:table-cell office:value-type="float" office:value="13.259">
            <text:p>13.25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3.301">
            <text:p>13.3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.344">
            <text:p>13.34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.386">
            <text:p>13.3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.428">
            <text:p>13.42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.468">
            <text:p>13.468</text:p>
          </table:table-cell>
          <table:table-cell office:value-type="float" office:value="64.8">
            <text:p>64.8</text:p>
          </table:table-cell>
        </table:table-row>
        <table:table-row table:style-name="ro1">
          <table:table-cell office:value-type="float" office:value="13.506">
            <text:p>13.506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13.546">
            <text:p>13.546</text:p>
          </table:table-cell>
          <table:table-cell office:value-type="float" office:value="65.8">
            <text:p>65.8</text:p>
          </table:table-cell>
        </table:table-row>
        <table:table-row table:style-name="ro1">
          <table:table-cell office:value-type="float" office:value="13.585">
            <text:p>13.585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13.625">
            <text:p>13.625</text:p>
          </table:table-cell>
          <table:table-cell office:value-type="float" office:value="68.3">
            <text:p>68.3</text:p>
          </table:table-cell>
        </table:table-row>
        <table:table-row table:style-name="ro1">
          <table:table-cell office:value-type="float" office:value="13.666">
            <text:p>13.666</text:p>
          </table:table-cell>
          <table:table-cell office:value-type="float" office:value="71.7">
            <text:p>71.7</text:p>
          </table:table-cell>
        </table:table-row>
        <table:table-row table:style-name="ro1">
          <table:table-cell office:value-type="float" office:value="13.706">
            <text:p>13.706</text:p>
          </table:table-cell>
          <table:table-cell office:value-type="float" office:value="74.4">
            <text:p>74.4</text:p>
          </table:table-cell>
        </table:table-row>
        <table:table-row table:style-name="ro1">
          <table:table-cell office:value-type="float" office:value="13.746">
            <text:p>13.746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13.786">
            <text:p>13.786</text:p>
          </table:table-cell>
          <table:table-cell office:value-type="float" office:value="79.7">
            <text:p>79.7</text:p>
          </table:table-cell>
        </table:table-row>
        <table:table-row table:style-name="ro1">
          <table:table-cell office:value-type="float" office:value="13.826">
            <text:p>13.826</text:p>
          </table:table-cell>
          <table:table-cell office:value-type="float" office:value="82.8">
            <text:p>82.8</text:p>
          </table:table-cell>
        </table:table-row>
        <table:table-row table:style-name="ro1">
          <table:table-cell office:value-type="float" office:value="13.857">
            <text:p>13.857</text:p>
          </table:table-cell>
          <table:table-cell office:value-type="float" office:value="85.1">
            <text:p>85.1</text:p>
          </table:table-cell>
        </table:table-row>
        <table:table-row table:style-name="ro1">
          <table:table-cell office:value-type="float" office:value="13.888">
            <text:p>13.888</text:p>
          </table:table-cell>
          <table:table-cell office:value-type="float" office:value="86.2">
            <text:p>86.2</text:p>
          </table:table-cell>
        </table:table-row>
        <table:table-row table:style-name="ro1">
          <table:table-cell office:value-type="float" office:value="13.919">
            <text:p>13.919</text:p>
          </table:table-cell>
          <table:table-cell office:value-type="float" office:value="85.8">
            <text:p>85.8</text:p>
          </table:table-cell>
        </table:table-row>
        <table:table-row table:style-name="ro1">
          <table:table-cell office:value-type="float" office:value="13.95">
            <text:p>13.95</text:p>
          </table:table-cell>
          <table:table-cell office:value-type="float" office:value="85.9">
            <text:p>85.9</text:p>
          </table:table-cell>
        </table:table-row>
        <table:table-row table:style-name="ro1">
          <table:table-cell office:value-type="float" office:value="13.981">
            <text:p>13.981</text:p>
          </table:table-cell>
          <table:table-cell office:value-type="float" office:value="86.1">
            <text:p>86.1</text:p>
          </table:table-cell>
        </table:table-row>
        <table:table-row table:style-name="ro1">
          <table:table-cell office:value-type="float" office:value="14.01">
            <text:p>14.01</text:p>
          </table:table-cell>
          <table:table-cell office:value-type="float" office:value="86.6">
            <text:p>86.6</text:p>
          </table:table-cell>
        </table:table-row>
        <table:table-row table:style-name="ro1">
          <table:table-cell office:value-type="float" office:value="14.039">
            <text:p>14.039</text:p>
          </table:table-cell>
          <table:table-cell office:value-type="float" office:value="86.6">
            <text:p>86.6</text:p>
          </table:table-cell>
        </table:table-row>
        <table:table-row table:style-name="ro1">
          <table:table-cell office:value-type="float" office:value="14.068">
            <text:p>14.068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4.098">
            <text:p>14.09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4.128">
            <text:p>14.128</text:p>
          </table:table-cell>
          <table:table-cell office:value-type="float" office:value="89.5">
            <text:p>89.5</text:p>
          </table:table-cell>
        </table:table-row>
        <table:table-row table:style-name="ro1">
          <table:table-cell office:value-type="float" office:value="14.158">
            <text:p>14.158</text:p>
          </table:table-cell>
          <table:table-cell office:value-type="float" office:value="88.7">
            <text:p>88.7</text:p>
          </table:table-cell>
        </table:table-row>
        <table:table-row table:style-name="ro1">
          <table:table-cell office:value-type="float" office:value="14.189">
            <text:p>14.189</text:p>
          </table:table-cell>
          <table:table-cell office:value-type="float" office:value="87.6">
            <text:p>87.6</text:p>
          </table:table-cell>
        </table:table-row>
        <table:table-row table:style-name="ro1">
          <table:table-cell office:value-type="float" office:value="14.216">
            <text:p>14.216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14.246">
            <text:p>14.246</text:p>
          </table:table-cell>
          <table:table-cell office:value-type="float" office:value="82.1">
            <text:p>82.1</text:p>
          </table:table-cell>
        </table:table-row>
        <table:table-row table:style-name="ro1">
          <table:table-cell office:value-type="float" office:value="14.269">
            <text:p>14.269</text:p>
          </table:table-cell>
          <table:table-cell office:value-type="float" office:value="80.2">
            <text:p>80.2</text:p>
          </table:table-cell>
        </table:table-row>
        <table:table-row table:style-name="ro1">
          <table:table-cell office:value-type="float" office:value="14.302">
            <text:p>14.302</text:p>
          </table:table-cell>
          <table:table-cell office:value-type="float" office:value="77.2">
            <text:p>77.2</text:p>
          </table:table-cell>
        </table:table-row>
        <table:table-row table:style-name="ro1">
          <table:table-cell office:value-type="float" office:value="14.339">
            <text:p>14.339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4.371">
            <text:p>14.371</text:p>
          </table:table-cell>
          <table:table-cell office:value-type="float" office:value="78.3">
            <text:p>78.3</text:p>
          </table:table-cell>
        </table:table-row>
        <table:table-row table:style-name="ro1">
          <table:table-cell office:value-type="float" office:value="14.402">
            <text:p>14.40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.432">
            <text:p>14.432</text:p>
          </table:table-cell>
          <table:table-cell office:value-type="float" office:value="85.6">
            <text:p>85.6</text:p>
          </table:table-cell>
        </table:table-row>
        <table:table-row table:style-name="ro1">
          <table:table-cell office:value-type="float" office:value="14.464">
            <text:p>14.464</text:p>
          </table:table-cell>
          <table:table-cell office:value-type="float" office:value="92.3">
            <text:p>92.3</text:p>
          </table:table-cell>
        </table:table-row>
        <table:table-row table:style-name="ro1">
          <table:table-cell office:value-type="float" office:value="14.496">
            <text:p>14.496</text:p>
          </table:table-cell>
          <table:table-cell office:value-type="float" office:value="97.7">
            <text:p>97.7</text:p>
          </table:table-cell>
        </table:table-row>
        <table:table-row table:style-name="ro1">
          <table:table-cell office:value-type="float" office:value="14.528">
            <text:p>14.528</text:p>
          </table:table-cell>
          <table:table-cell office:value-type="float" office:value="100.2">
            <text:p>100.2</text:p>
          </table:table-cell>
        </table:table-row>
        <table:table-row table:style-name="ro1">
          <table:table-cell office:value-type="float" office:value="14.563">
            <text:p>14.563</text:p>
          </table:table-cell>
          <table:table-cell office:value-type="float" office:value="100.7">
            <text:p>100.7</text:p>
          </table:table-cell>
        </table:table-row>
        <table:table-row table:style-name="ro1">
          <table:table-cell office:value-type="float" office:value="14.597">
            <text:p>14.597</text:p>
          </table:table-cell>
          <table:table-cell office:value-type="float" office:value="104.2">
            <text:p>104.2</text:p>
          </table:table-cell>
        </table:table-row>
        <table:table-row table:style-name="ro1">
          <table:table-cell office:value-type="float" office:value="14.632">
            <text:p>14.632</text:p>
          </table:table-cell>
          <table:table-cell office:value-type="float" office:value="105.2">
            <text:p>105.2</text:p>
          </table:table-cell>
        </table:table-row>
        <table:table-row table:style-name="ro1">
          <table:table-cell office:value-type="float" office:value="14.668">
            <text:p>14.668</text:p>
          </table:table-cell>
          <table:table-cell office:value-type="float" office:value="102.6">
            <text:p>102.6</text:p>
          </table:table-cell>
        </table:table-row>
        <table:table-row table:style-name="ro1">
          <table:table-cell office:value-type="float" office:value="14.703">
            <text:p>14.703</text:p>
          </table:table-cell>
          <table:table-cell office:value-type="float" office:value="99.3">
            <text:p>99.3</text:p>
          </table:table-cell>
        </table:table-row>
        <table:table-row table:style-name="ro1">
          <table:table-cell office:value-type="float" office:value="14.739">
            <text:p>14.739</text:p>
          </table:table-cell>
          <table:table-cell office:value-type="float" office:value="94.5">
            <text:p>94.5</text:p>
          </table:table-cell>
        </table:table-row>
        <table:table-row table:style-name="ro1">
          <table:table-cell office:value-type="float" office:value="14.772">
            <text:p>14.772</text:p>
          </table:table-cell>
          <table:table-cell office:value-type="float" office:value="94.4">
            <text:p>94.4</text:p>
          </table:table-cell>
        </table:table-row>
        <table:table-row table:style-name="ro1">
          <table:table-cell office:value-type="float" office:value="14.803">
            <text:p>14.803</text:p>
          </table:table-cell>
          <table:table-cell office:value-type="float" office:value="96.3">
            <text:p>96.3</text:p>
          </table:table-cell>
        </table:table-row>
        <table:table-row table:style-name="ro1">
          <table:table-cell office:value-type="float" office:value="14.841">
            <text:p>14.841</text:p>
          </table:table-cell>
          <table:table-cell office:value-type="float" office:value="99.1">
            <text:p>99.1</text:p>
          </table:table-cell>
        </table:table-row>
        <table:table-row table:style-name="ro1">
          <table:table-cell office:value-type="float" office:value="14.878">
            <text:p>14.878</text:p>
          </table:table-cell>
          <table:table-cell office:value-type="float" office:value="97.7">
            <text:p>97.7</text:p>
          </table:table-cell>
        </table:table-row>
        <table:table-row table:style-name="ro1">
          <table:table-cell office:value-type="float" office:value="14.917">
            <text:p>14.917</text:p>
          </table:table-cell>
          <table:table-cell office:value-type="float" office:value="101.3">
            <text:p>101.3</text:p>
          </table:table-cell>
        </table:table-row>
        <table:table-row table:style-name="ro1">
          <table:table-cell office:value-type="float" office:value="14.958">
            <text:p>14.958</text:p>
          </table:table-cell>
          <table:table-cell office:value-type="float" office:value="103.3">
            <text:p>103.3</text:p>
          </table:table-cell>
        </table:table-row>
        <table:table-row table:style-name="ro1">
          <table:table-cell office:value-type="float" office:value="15.001">
            <text:p>15.00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.039">
            <text:p>15.039</text:p>
          </table:table-cell>
          <table:table-cell office:value-type="float" office:value="106.9">
            <text:p>106.9</text:p>
          </table:table-cell>
        </table:table-row>
        <table:table-row table:style-name="ro1">
          <table:table-cell office:value-type="float" office:value="15.08">
            <text:p>15.08</text:p>
          </table:table-cell>
          <table:table-cell office:value-type="float" office:value="114.8">
            <text:p>114.8</text:p>
          </table:table-cell>
        </table:table-row>
        <table:table-row table:style-name="ro1">
          <table:table-cell office:value-type="float" office:value="15.12">
            <text:p>15.12</text:p>
          </table:table-cell>
          <table:table-cell office:value-type="float" office:value="120.9">
            <text:p>120.9</text:p>
          </table:table-cell>
        </table:table-row>
        <table:table-row table:style-name="ro1">
          <table:table-cell office:value-type="float" office:value="15.164">
            <text:p>15.164</text:p>
          </table:table-cell>
          <table:table-cell office:value-type="float" office:value="115.6">
            <text:p>115.6</text:p>
          </table:table-cell>
        </table:table-row>
        <table:table-row table:style-name="ro1">
          <table:table-cell office:value-type="float" office:value="15.207">
            <text:p>15.207</text:p>
          </table:table-cell>
          <table:table-cell office:value-type="float" office:value="110.3">
            <text:p>110.3</text:p>
          </table:table-cell>
        </table:table-row>
        <table:table-row table:style-name="ro1">
          <table:table-cell office:value-type="float" office:value="15.247">
            <text:p>15.247</text:p>
          </table:table-cell>
          <table:table-cell office:value-type="float" office:value="109.7">
            <text:p>109.7</text:p>
          </table:table-cell>
        </table:table-row>
        <table:table-row table:style-name="ro1">
          <table:table-cell office:value-type="float" office:value="15.286">
            <text:p>15.286</text:p>
          </table:table-cell>
          <table:table-cell office:value-type="float" office:value="109.7">
            <text:p>109.7</text:p>
          </table:table-cell>
        </table:table-row>
        <table:table-row table:style-name="ro1">
          <table:table-cell office:value-type="float" office:value="15.325">
            <text:p>15.325</text:p>
          </table:table-cell>
          <table:table-cell office:value-type="float" office:value="107.2">
            <text:p>107.2</text:p>
          </table:table-cell>
        </table:table-row>
        <table:table-row table:style-name="ro1">
          <table:table-cell office:value-type="float" office:value="15.364">
            <text:p>15.364</text:p>
          </table:table-cell>
          <table:table-cell office:value-type="float" office:value="110.4">
            <text:p>110.4</text:p>
          </table:table-cell>
        </table:table-row>
        <table:table-row table:style-name="ro1">
          <table:table-cell office:value-type="float" office:value="15.402">
            <text:p>15.402</text:p>
          </table:table-cell>
          <table:table-cell office:value-type="float" office:value="111.3">
            <text:p>111.3</text:p>
          </table:table-cell>
        </table:table-row>
        <table:table-row table:style-name="ro1">
          <table:table-cell office:value-type="float" office:value="15.439">
            <text:p>15.439</text:p>
          </table:table-cell>
          <table:table-cell office:value-type="float" office:value="109.9">
            <text:p>109.9</text:p>
          </table:table-cell>
        </table:table-row>
        <table:table-row table:style-name="ro1">
          <table:table-cell office:value-type="float" office:value="15.475">
            <text:p>15.475</text:p>
          </table:table-cell>
          <table:table-cell office:value-type="float" office:value="109.9">
            <text:p>109.9</text:p>
          </table:table-cell>
        </table:table-row>
        <table:table-row table:style-name="ro1">
          <table:table-cell office:value-type="float" office:value="15.51">
            <text:p>15.51</text:p>
          </table:table-cell>
          <table:table-cell office:value-type="float" office:value="109.1">
            <text:p>109.1</text:p>
          </table:table-cell>
        </table:table-row>
        <table:table-row table:style-name="ro1">
          <table:table-cell office:value-type="float" office:value="15.546">
            <text:p>15.546</text:p>
          </table:table-cell>
          <table:table-cell office:value-type="float" office:value="108.5">
            <text:p>108.5</text:p>
          </table:table-cell>
        </table:table-row>
        <table:table-row table:style-name="ro1">
          <table:table-cell office:value-type="float" office:value="15.581">
            <text:p>15.581</text:p>
          </table:table-cell>
          <table:table-cell office:value-type="float" office:value="108.2">
            <text:p>108.2</text:p>
          </table:table-cell>
        </table:table-row>
        <table:table-row table:style-name="ro1">
          <table:table-cell office:value-type="float" office:value="15.615">
            <text:p>15.615</text:p>
          </table:table-cell>
          <table:table-cell office:value-type="float" office:value="110.2">
            <text:p>110.2</text:p>
          </table:table-cell>
        </table:table-row>
        <table:table-row table:style-name="ro1">
          <table:table-cell office:value-type="float" office:value="15.647">
            <text:p>15.64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5.678">
            <text:p>15.678</text:p>
          </table:table-cell>
          <table:table-cell office:value-type="float" office:value="115.6">
            <text:p>115.6</text:p>
          </table:table-cell>
        </table:table-row>
        <table:table-row table:style-name="ro1">
          <table:table-cell office:value-type="float" office:value="15.707">
            <text:p>15.707</text:p>
          </table:table-cell>
          <table:table-cell office:value-type="float" office:value="121.2">
            <text:p>121.2</text:p>
          </table:table-cell>
        </table:table-row>
        <table:table-row table:style-name="ro1">
          <table:table-cell office:value-type="float" office:value="15.734">
            <text:p>15.734</text:p>
          </table:table-cell>
          <table:table-cell office:value-type="float" office:value="125.4">
            <text:p>125.4</text:p>
          </table:table-cell>
        </table:table-row>
        <table:table-row table:style-name="ro1">
          <table:table-cell office:value-type="float" office:value="15.761">
            <text:p>15.76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5.79">
            <text:p>15.79</text:p>
          </table:table-cell>
          <table:table-cell office:value-type="float" office:value="131.2">
            <text:p>131.2</text:p>
          </table:table-cell>
        </table:table-row>
        <table:table-row table:style-name="ro1">
          <table:table-cell office:value-type="float" office:value="15.826">
            <text:p>15.826</text:p>
          </table:table-cell>
          <table:table-cell office:value-type="float" office:value="132.5">
            <text:p>132.5</text:p>
          </table:table-cell>
        </table:table-row>
        <table:table-row table:style-name="ro1">
          <table:table-cell office:value-type="float" office:value="15.862">
            <text:p>15.862</text:p>
          </table:table-cell>
          <table:table-cell office:value-type="float" office:value="130.5">
            <text:p>130.5</text:p>
          </table:table-cell>
        </table:table-row>
        <table:table-row table:style-name="ro1">
          <table:table-cell office:value-type="float" office:value="15.897">
            <text:p>15.897</text:p>
          </table:table-cell>
          <table:table-cell office:value-type="float" office:value="127.3">
            <text:p>127.3</text:p>
          </table:table-cell>
        </table:table-row>
        <table:table-row table:style-name="ro1">
          <table:table-cell office:value-type="float" office:value="15.923">
            <text:p>15.923</text:p>
          </table:table-cell>
          <table:table-cell office:value-type="float" office:value="126.9">
            <text:p>126.9</text:p>
          </table:table-cell>
        </table:table-row>
        <table:table-row table:style-name="ro1">
          <table:table-cell office:value-type="float" office:value="15.952">
            <text:p>15.952</text:p>
          </table:table-cell>
          <table:table-cell office:value-type="float" office:value="127.3">
            <text:p>127.3</text:p>
          </table:table-cell>
        </table:table-row>
        <table:table-row table:style-name="ro1">
          <table:table-cell office:value-type="float" office:value="15.981">
            <text:p>15.981</text:p>
          </table:table-cell>
          <table:table-cell office:value-type="float" office:value="126.4">
            <text:p>126.4</text:p>
          </table:table-cell>
        </table:table-row>
        <table:table-row table:style-name="ro1">
          <table:table-cell office:value-type="float" office:value="16.013">
            <text:p>16.013</text:p>
          </table:table-cell>
          <table:table-cell office:value-type="float" office:value="125.5">
            <text:p>125.5</text:p>
          </table:table-cell>
        </table:table-row>
        <table:table-row table:style-name="ro1">
          <table:table-cell office:value-type="float" office:value="16.045">
            <text:p>16.04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6.072">
            <text:p>16.072</text:p>
          </table:table-cell>
          <table:table-cell office:value-type="float" office:value="128.9">
            <text:p>128.9</text:p>
          </table:table-cell>
        </table:table-row>
        <table:table-row table:style-name="ro1">
          <table:table-cell office:value-type="float" office:value="16.095">
            <text:p>16.09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6.116">
            <text:p>16.11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6.139">
            <text:p>16.139</text:p>
          </table:table-cell>
          <table:table-cell office:value-type="float" office:value="133.7">
            <text:p>133.7</text:p>
          </table:table-cell>
        </table:table-row>
        <table:table-row table:style-name="ro1">
          <table:table-cell office:value-type="float" office:value="16.163">
            <text:p>16.163</text:p>
          </table:table-cell>
          <table:table-cell office:value-type="float" office:value="134.8">
            <text:p>134.8</text:p>
          </table:table-cell>
        </table:table-row>
        <table:table-row table:style-name="ro1">
          <table:table-cell office:value-type="float" office:value="16.188">
            <text:p>16.188</text:p>
          </table:table-cell>
          <table:table-cell office:value-type="float" office:value="135.3">
            <text:p>135.3</text:p>
          </table:table-cell>
        </table:table-row>
        <table:table-row table:style-name="ro1">
          <table:table-cell office:value-type="float" office:value="16.213">
            <text:p>16.213</text:p>
          </table:table-cell>
          <table:table-cell office:value-type="float" office:value="135.5">
            <text:p>135.5</text:p>
          </table:table-cell>
        </table:table-row>
        <table:table-row table:style-name="ro1">
          <table:table-cell office:value-type="float" office:value="16.237">
            <text:p>16.237</text:p>
          </table:table-cell>
          <table:table-cell office:value-type="float" office:value="137.5">
            <text:p>137.5</text:p>
          </table:table-cell>
        </table:table-row>
        <table:table-row table:style-name="ro1">
          <table:table-cell office:value-type="float" office:value="16.261">
            <text:p>16.261</text:p>
          </table:table-cell>
          <table:table-cell office:value-type="float" office:value="138.6">
            <text:p>138.6</text:p>
          </table:table-cell>
        </table:table-row>
        <table:table-row table:style-name="ro1">
          <table:table-cell office:value-type="float" office:value="16.288">
            <text:p>16.288</text:p>
          </table:table-cell>
          <table:table-cell office:value-type="float" office:value="138.8">
            <text:p>138.8</text:p>
          </table:table-cell>
        </table:table-row>
        <table:table-row table:style-name="ro1">
          <table:table-cell office:value-type="float" office:value="16.317">
            <text:p>16.317</text:p>
          </table:table-cell>
          <table:table-cell office:value-type="float" office:value="140.9">
            <text:p>140.9</text:p>
          </table:table-cell>
        </table:table-row>
        <table:table-row table:style-name="ro1">
          <table:table-cell office:value-type="float" office:value="16.347">
            <text:p>16.347</text:p>
          </table:table-cell>
          <table:table-cell office:value-type="float" office:value="142.8">
            <text:p>142.8</text:p>
          </table:table-cell>
        </table:table-row>
        <table:table-row table:style-name="ro1">
          <table:table-cell office:value-type="float" office:value="16.377">
            <text:p>16.377</text:p>
          </table:table-cell>
          <table:table-cell office:value-type="float" office:value="144.2">
            <text:p>144.2</text:p>
          </table:table-cell>
        </table:table-row>
        <table:table-row table:style-name="ro1">
          <table:table-cell office:value-type="float" office:value="16.407">
            <text:p>16.407</text:p>
          </table:table-cell>
          <table:table-cell office:value-type="float" office:value="146.1">
            <text:p>146.1</text:p>
          </table:table-cell>
        </table:table-row>
        <table:table-row table:style-name="ro1">
          <table:table-cell office:value-type="float" office:value="16.439">
            <text:p>16.439</text:p>
          </table:table-cell>
          <table:table-cell office:value-type="float" office:value="148.2">
            <text:p>148.2</text:p>
          </table:table-cell>
        </table:table-row>
        <table:table-row table:style-name="ro1">
          <table:table-cell office:value-type="float" office:value="16.47">
            <text:p>16.47</text:p>
          </table:table-cell>
          <table:table-cell office:value-type="float" office:value="150.8">
            <text:p>150.8</text:p>
          </table:table-cell>
        </table:table-row>
        <table:table-row table:style-name="ro1">
          <table:table-cell office:value-type="float" office:value="16.501">
            <text:p>16.501</text:p>
          </table:table-cell>
          <table:table-cell office:value-type="float" office:value="153.4">
            <text:p>153.4</text:p>
          </table:table-cell>
        </table:table-row>
        <table:table-row table:style-name="ro1">
          <table:table-cell office:value-type="float" office:value="16.532">
            <text:p>16.532</text:p>
          </table:table-cell>
          <table:table-cell office:value-type="float" office:value="155.8">
            <text:p>155.8</text:p>
          </table:table-cell>
        </table:table-row>
        <table:table-row table:style-name="ro1">
          <table:table-cell office:value-type="float" office:value="16.564">
            <text:p>16.564</text:p>
          </table:table-cell>
          <table:table-cell office:value-type="float" office:value="158.3">
            <text:p>158.3</text:p>
          </table:table-cell>
        </table:table-row>
        <table:table-row table:style-name="ro1">
          <table:table-cell office:value-type="float" office:value="16.597">
            <text:p>16.597</text:p>
          </table:table-cell>
          <table:table-cell office:value-type="float" office:value="160.4">
            <text:p>160.4</text:p>
          </table:table-cell>
        </table:table-row>
        <table:table-row table:style-name="ro1">
          <table:table-cell office:value-type="float" office:value="16.631">
            <text:p>16.631</text:p>
          </table:table-cell>
          <table:table-cell office:value-type="float" office:value="161.8">
            <text:p>161.8</text:p>
          </table:table-cell>
        </table:table-row>
        <table:table-row table:style-name="ro1">
          <table:table-cell office:value-type="float" office:value="16.666">
            <text:p>16.666</text:p>
          </table:table-cell>
          <table:table-cell office:value-type="float" office:value="162.9">
            <text:p>162.9</text:p>
          </table:table-cell>
        </table:table-row>
        <table:table-row table:style-name="ro1">
          <table:table-cell office:value-type="float" office:value="16.701">
            <text:p>16.701</text:p>
          </table:table-cell>
          <table:table-cell office:value-type="float" office:value="164.2">
            <text:p>164.2</text:p>
          </table:table-cell>
        </table:table-row>
        <table:table-row table:style-name="ro1">
          <table:table-cell office:value-type="float" office:value="16.736">
            <text:p>16.736</text:p>
          </table:table-cell>
          <table:table-cell office:value-type="float" office:value="166.2">
            <text:p>166.2</text:p>
          </table:table-cell>
        </table:table-row>
        <table:table-row table:style-name="ro1">
          <table:table-cell office:value-type="float" office:value="16.773">
            <text:p>16.773</text:p>
          </table:table-cell>
          <table:table-cell office:value-type="float" office:value="167.9">
            <text:p>167.9</text:p>
          </table:table-cell>
        </table:table-row>
        <table:table-row table:style-name="ro1">
          <table:table-cell office:value-type="float" office:value="16.809">
            <text:p>16.809</text:p>
          </table:table-cell>
          <table:table-cell office:value-type="float" office:value="168.7">
            <text:p>168.7</text:p>
          </table:table-cell>
        </table:table-row>
        <table:table-row table:style-name="ro1">
          <table:table-cell office:value-type="float" office:value="16.846">
            <text:p>16.846</text:p>
          </table:table-cell>
          <table:table-cell office:value-type="float" office:value="169.6">
            <text:p>169.6</text:p>
          </table:table-cell>
        </table:table-row>
        <table:table-row table:style-name="ro1">
          <table:table-cell office:value-type="float" office:value="16.884">
            <text:p>16.884</text:p>
          </table:table-cell>
          <table:table-cell office:value-type="float" office:value="170.7">
            <text:p>170.7</text:p>
          </table:table-cell>
        </table:table-row>
        <table:table-row table:style-name="ro1">
          <table:table-cell office:value-type="float" office:value="16.921">
            <text:p>16.921</text:p>
          </table:table-cell>
          <table:table-cell office:value-type="float" office:value="171.8">
            <text:p>171.8</text:p>
          </table:table-cell>
        </table:table-row>
        <table:table-row table:style-name="ro1">
          <table:table-cell office:value-type="float" office:value="16.96">
            <text:p>16.96</text:p>
          </table:table-cell>
          <table:table-cell office:value-type="float" office:value="172.7">
            <text:p>172.7</text:p>
          </table:table-cell>
        </table:table-row>
        <table:table-row table:style-name="ro1">
          <table:table-cell office:value-type="float" office:value="16.998">
            <text:p>16.998</text:p>
          </table:table-cell>
          <table:table-cell office:value-type="float" office:value="173.1">
            <text:p>173.1</text:p>
          </table:table-cell>
        </table:table-row>
        <table:table-row table:style-name="ro1">
          <table:table-cell office:value-type="float" office:value="17.038">
            <text:p>17.038</text:p>
          </table:table-cell>
          <table:table-cell office:value-type="float" office:value="172.9">
            <text:p>172.9</text:p>
          </table:table-cell>
        </table:table-row>
        <table:table-row table:style-name="ro1">
          <table:table-cell office:value-type="float" office:value="17.078">
            <text:p>17.07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.119">
            <text:p>17.119</text:p>
          </table:table-cell>
          <table:table-cell office:value-type="float" office:value="171.2">
            <text:p>171.2</text:p>
          </table:table-cell>
        </table:table-row>
        <table:table-row table:style-name="ro1">
          <table:table-cell office:value-type="float" office:value="17.16">
            <text:p>17.16</text:p>
          </table:table-cell>
          <table:table-cell office:value-type="float" office:value="170.7">
            <text:p>170.7</text:p>
          </table:table-cell>
        </table:table-row>
        <table:table-row table:style-name="ro1">
          <table:table-cell office:value-type="float" office:value="17.202">
            <text:p>17.202</text:p>
          </table:table-cell>
          <table:table-cell office:value-type="float" office:value="170.2">
            <text:p>170.2</text:p>
          </table:table-cell>
        </table:table-row>
        <table:table-row table:style-name="ro1">
          <table:table-cell office:value-type="float" office:value="17.244">
            <text:p>17.244</text:p>
          </table:table-cell>
          <table:table-cell office:value-type="float" office:value="171.5">
            <text:p>171.5</text:p>
          </table:table-cell>
        </table:table-row>
        <table:table-row table:style-name="ro1">
          <table:table-cell office:value-type="float" office:value="17.286">
            <text:p>17.286</text:p>
          </table:table-cell>
          <table:table-cell office:value-type="float" office:value="173.2">
            <text:p>173.2</text:p>
          </table:table-cell>
        </table:table-row>
        <table:table-row table:style-name="ro1">
          <table:table-cell office:value-type="float" office:value="17.327">
            <text:p>17.327</text:p>
          </table:table-cell>
          <table:table-cell office:value-type="float" office:value="174.4">
            <text:p>174.4</text:p>
          </table:table-cell>
        </table:table-row>
        <table:table-row table:style-name="ro1">
          <table:table-cell office:value-type="float" office:value="17.368">
            <text:p>17.368</text:p>
          </table:table-cell>
          <table:table-cell office:value-type="float" office:value="174.6">
            <text:p>174.6</text:p>
          </table:table-cell>
        </table:table-row>
        <table:table-row table:style-name="ro1">
          <table:table-cell office:value-type="float" office:value="17.41">
            <text:p>17.41</text:p>
          </table:table-cell>
          <table:table-cell office:value-type="float" office:value="174.8">
            <text:p>174.8</text:p>
          </table:table-cell>
        </table:table-row>
        <table:table-row table:style-name="ro1">
          <table:table-cell office:value-type="float" office:value="17.451">
            <text:p>17.451</text:p>
          </table:table-cell>
          <table:table-cell office:value-type="float" office:value="175.2">
            <text:p>175.2</text:p>
          </table:table-cell>
        </table:table-row>
        <table:table-row table:style-name="ro1">
          <table:table-cell office:value-type="float" office:value="17.492">
            <text:p>17.492</text:p>
          </table:table-cell>
          <table:table-cell office:value-type="float" office:value="175.4">
            <text:p>175.4</text:p>
          </table:table-cell>
        </table:table-row>
        <table:table-row table:style-name="ro1">
          <table:table-cell office:value-type="float" office:value="17.534">
            <text:p>17.534</text:p>
          </table:table-cell>
          <table:table-cell office:value-type="float" office:value="175.5">
            <text:p>175.5</text:p>
          </table:table-cell>
        </table:table-row>
        <table:table-row table:style-name="ro1">
          <table:table-cell office:value-type="float" office:value="17.576">
            <text:p>17.576</text:p>
          </table:table-cell>
          <table:table-cell office:value-type="float" office:value="177.9">
            <text:p>177.9</text:p>
          </table:table-cell>
        </table:table-row>
        <table:table-row table:style-name="ro1">
          <table:table-cell office:value-type="float" office:value="17.617">
            <text:p>17.61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7.659">
            <text:p>17.659</text:p>
          </table:table-cell>
          <table:table-cell office:value-type="float" office:value="181.5">
            <text:p>181.5</text:p>
          </table:table-cell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182.3">
            <text:p>182.3</text:p>
          </table:table-cell>
        </table:table-row>
        <table:table-row table:style-name="ro1">
          <table:table-cell office:value-type="float" office:value="17.741">
            <text:p>17.741</text:p>
          </table:table-cell>
          <table:table-cell office:value-type="float" office:value="182.8">
            <text:p>182.8</text:p>
          </table:table-cell>
        </table:table-row>
        <table:table-row table:style-name="ro1">
          <table:table-cell office:value-type="float" office:value="17.782">
            <text:p>17.782</text:p>
          </table:table-cell>
          <table:table-cell office:value-type="float" office:value="182.6">
            <text:p>182.6</text:p>
          </table:table-cell>
        </table:table-row>
        <table:table-row table:style-name="ro1">
          <table:table-cell office:value-type="float" office:value="17.824">
            <text:p>17.824</text:p>
          </table:table-cell>
          <table:table-cell office:value-type="float" office:value="181.7">
            <text:p>181.7</text:p>
          </table:table-cell>
        </table:table-row>
        <table:table-row table:style-name="ro1">
          <table:table-cell office:value-type="float" office:value="17.865">
            <text:p>17.865</text:p>
          </table:table-cell>
          <table:table-cell office:value-type="float" office:value="180.8">
            <text:p>180.8</text:p>
          </table:table-cell>
        </table:table-row>
        <table:table-row table:style-name="ro1">
          <table:table-cell office:value-type="float" office:value="17.906">
            <text:p>17.906</text:p>
          </table:table-cell>
          <table:table-cell office:value-type="float" office:value="178.8">
            <text:p>178.8</text:p>
          </table:table-cell>
        </table:table-row>
        <table:table-row table:style-name="ro1">
          <table:table-cell office:value-type="float" office:value="17.948">
            <text:p>17.948</text:p>
          </table:table-cell>
          <table:table-cell office:value-type="float" office:value="175.9">
            <text:p>175.9</text:p>
          </table:table-cell>
        </table:table-row>
        <table:table-row table:style-name="ro1">
          <table:table-cell office:value-type="float" office:value="17.99">
            <text:p>17.99</text:p>
          </table:table-cell>
          <table:table-cell office:value-type="float" office:value="174.1">
            <text:p>174.1</text:p>
          </table:table-cell>
        </table:table-row>
        <table:table-row table:style-name="ro1">
          <table:table-cell office:value-type="float" office:value="18.032">
            <text:p>18.032</text:p>
          </table:table-cell>
          <table:table-cell office:value-type="float" office:value="172.9">
            <text:p>172.9</text:p>
          </table:table-cell>
        </table:table-row>
        <table:table-row table:style-name="ro1">
          <table:table-cell office:value-type="float" office:value="18.074">
            <text:p>18.074</text:p>
          </table:table-cell>
          <table:table-cell office:value-type="float" office:value="172.1">
            <text:p>172.1</text:p>
          </table:table-cell>
        </table:table-row>
        <table:table-row table:style-name="ro1">
          <table:table-cell office:value-type="float" office:value="18.117">
            <text:p>18.117</text:p>
          </table:table-cell>
          <table:table-cell office:value-type="float" office:value="170.6">
            <text:p>170.6</text:p>
          </table:table-cell>
        </table:table-row>
        <table:table-row table:style-name="ro1">
          <table:table-cell office:value-type="float" office:value="18.159">
            <text:p>18.159</text:p>
          </table:table-cell>
          <table:table-cell office:value-type="float" office:value="169.1">
            <text:p>169.1</text:p>
          </table:table-cell>
        </table:table-row>
        <table:table-row table:style-name="ro1">
          <table:table-cell office:value-type="float" office:value="18.201">
            <text:p>18.201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8.243">
            <text:p>18.243</text:p>
          </table:table-cell>
          <table:table-cell office:value-type="float" office:value="167.4">
            <text:p>167.4</text:p>
          </table:table-cell>
        </table:table-row>
        <table:table-row table:style-name="ro1">
          <table:table-cell office:value-type="float" office:value="18.285">
            <text:p>18.285</text:p>
          </table:table-cell>
          <table:table-cell office:value-type="float" office:value="166.4">
            <text:p>166.4</text:p>
          </table:table-cell>
        </table:table-row>
        <table:table-row table:style-name="ro1">
          <table:table-cell office:value-type="float" office:value="18.327">
            <text:p>18.327</text:p>
          </table:table-cell>
          <table:table-cell office:value-type="float" office:value="165.7">
            <text:p>165.7</text:p>
          </table:table-cell>
        </table:table-row>
        <table:table-row table:style-name="ro1">
          <table:table-cell office:value-type="float" office:value="18.368">
            <text:p>18.368</text:p>
          </table:table-cell>
          <table:table-cell office:value-type="float" office:value="165.1">
            <text:p>165.1</text:p>
          </table:table-cell>
        </table:table-row>
        <table:table-row table:style-name="ro1">
          <table:table-cell office:value-type="float" office:value="18.409">
            <text:p>18.409</text:p>
          </table:table-cell>
          <table:table-cell office:value-type="float" office:value="165.2">
            <text:p>165.2</text:p>
          </table:table-cell>
        </table:table-row>
        <table:table-row table:style-name="ro1">
          <table:table-cell office:value-type="float" office:value="18.45">
            <text:p>18.45</text:p>
          </table:table-cell>
          <table:table-cell office:value-type="float" office:value="165.2">
            <text:p>165.2</text:p>
          </table:table-cell>
        </table:table-row>
        <table:table-row table:style-name="ro1">
          <table:table-cell office:value-type="float" office:value="18.491">
            <text:p>18.491</text:p>
          </table:table-cell>
          <table:table-cell office:value-type="float" office:value="164.6">
            <text:p>164.6</text:p>
          </table:table-cell>
        </table:table-row>
        <table:table-row table:style-name="ro1">
          <table:table-cell office:value-type="float" office:value="18.531">
            <text:p>18.531</text:p>
          </table:table-cell>
          <table:table-cell office:value-type="float" office:value="163.1">
            <text:p>163.1</text:p>
          </table:table-cell>
        </table:table-row>
        <table:table-row table:style-name="ro1">
          <table:table-cell office:value-type="float" office:value="18.57">
            <text:p>18.57</text:p>
          </table:table-cell>
          <table:table-cell office:value-type="float" office:value="162.4">
            <text:p>162.4</text:p>
          </table:table-cell>
        </table:table-row>
        <table:table-row table:style-name="ro1">
          <table:table-cell office:value-type="float" office:value="18.609">
            <text:p>18.60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8.648">
            <text:p>18.648</text:p>
          </table:table-cell>
          <table:table-cell office:value-type="float" office:value="161.8">
            <text:p>161.8</text:p>
          </table:table-cell>
        </table:table-row>
        <table:table-row table:style-name="ro1">
          <table:table-cell office:value-type="float" office:value="18.687">
            <text:p>18.687</text:p>
          </table:table-cell>
          <table:table-cell office:value-type="float" office:value="162.8">
            <text:p>162.8</text:p>
          </table:table-cell>
        </table:table-row>
        <table:table-row table:style-name="ro1">
          <table:table-cell office:value-type="float" office:value="18.726">
            <text:p>18.726</text:p>
          </table:table-cell>
          <table:table-cell office:value-type="float" office:value="163.8">
            <text:p>163.8</text:p>
          </table:table-cell>
        </table:table-row>
        <table:table-row table:style-name="ro1">
          <table:table-cell office:value-type="float" office:value="18.766">
            <text:p>18.766</text:p>
          </table:table-cell>
          <table:table-cell office:value-type="float" office:value="165.3">
            <text:p>165.3</text:p>
          </table:table-cell>
        </table:table-row>
        <table:table-row table:style-name="ro1">
          <table:table-cell office:value-type="float" office:value="18.806">
            <text:p>18.806</text:p>
          </table:table-cell>
          <table:table-cell office:value-type="float" office:value="165.8">
            <text:p>165.8</text:p>
          </table:table-cell>
        </table:table-row>
        <table:table-row table:style-name="ro1">
          <table:table-cell office:value-type="float" office:value="18.846">
            <text:p>18.846</text:p>
          </table:table-cell>
          <table:table-cell office:value-type="float" office:value="165.2">
            <text:p>165.2</text:p>
          </table:table-cell>
        </table:table-row>
        <table:table-row table:style-name="ro1">
          <table:table-cell office:value-type="float" office:value="18.886">
            <text:p>18.886</text:p>
          </table:table-cell>
          <table:table-cell office:value-type="float" office:value="164.4">
            <text:p>164.4</text:p>
          </table:table-cell>
        </table:table-row>
        <table:table-row table:style-name="ro1">
          <table:table-cell office:value-type="float" office:value="18.927">
            <text:p>18.927</text:p>
          </table:table-cell>
          <table:table-cell office:value-type="float" office:value="164.2">
            <text:p>164.2</text:p>
          </table:table-cell>
        </table:table-row>
        <table:table-row table:style-name="ro1">
          <table:table-cell office:value-type="float" office:value="18.968">
            <text:p>18.968</text:p>
          </table:table-cell>
          <table:table-cell office:value-type="float" office:value="163.7">
            <text:p>163.7</text:p>
          </table:table-cell>
        </table:table-row>
        <table:table-row table:style-name="ro1">
          <table:table-cell office:value-type="float" office:value="19.009">
            <text:p>19.009</text:p>
          </table:table-cell>
          <table:table-cell office:value-type="float" office:value="163.8">
            <text:p>163.8</text:p>
          </table:table-cell>
        </table:table-row>
        <table:table-row table:style-name="ro1">
          <table:table-cell office:value-type="float" office:value="19.05">
            <text:p>19.05</text:p>
          </table:table-cell>
          <table:table-cell office:value-type="float" office:value="163.2">
            <text:p>163.2</text:p>
          </table:table-cell>
        </table:table-row>
        <table:table-row table:style-name="ro1">
          <table:table-cell office:value-type="float" office:value="19.092">
            <text:p>19.09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9.134">
            <text:p>19.134</text:p>
          </table:table-cell>
          <table:table-cell office:value-type="float" office:value="160.4">
            <text:p>160.4</text:p>
          </table:table-cell>
        </table:table-row>
        <table:table-row table:style-name="ro1">
          <table:table-cell office:value-type="float" office:value="19.175">
            <text:p>19.17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9.217">
            <text:p>19.217</text:p>
          </table:table-cell>
          <table:table-cell office:value-type="float" office:value="158.8">
            <text:p>158.8</text:p>
          </table:table-cell>
        </table:table-row>
        <table:table-row table:style-name="ro1">
          <table:table-cell office:value-type="float" office:value="19.258">
            <text:p>19.258</text:p>
          </table:table-cell>
          <table:table-cell office:value-type="float" office:value="157.3">
            <text:p>157.3</text:p>
          </table:table-cell>
        </table:table-row>
        <table:table-row table:style-name="ro1">
          <table:table-cell office:value-type="float" office:value="19.298">
            <text:p>19.298</text:p>
          </table:table-cell>
          <table:table-cell office:value-type="float" office:value="156.9">
            <text:p>156.9</text:p>
          </table:table-cell>
        </table:table-row>
        <table:table-row table:style-name="ro1">
          <table:table-cell office:value-type="float" office:value="19.338">
            <text:p>19.338</text:p>
          </table:table-cell>
          <table:table-cell office:value-type="float" office:value="156.9">
            <text:p>156.9</text:p>
          </table:table-cell>
        </table:table-row>
        <table:table-row table:style-name="ro1">
          <table:table-cell office:value-type="float" office:value="19.378">
            <text:p>19.378</text:p>
          </table:table-cell>
          <table:table-cell office:value-type="float" office:value="156.7">
            <text:p>156.7</text:p>
          </table:table-cell>
        </table:table-row>
        <table:table-row table:style-name="ro1">
          <table:table-cell office:value-type="float" office:value="19.418">
            <text:p>19.418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9.459">
            <text:p>19.459</text:p>
          </table:table-cell>
          <table:table-cell office:value-type="float" office:value="154.1">
            <text:p>154.1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152.8">
            <text:p>152.8</text:p>
          </table:table-cell>
        </table:table-row>
        <table:table-row table:style-name="ro1">
          <table:table-cell office:value-type="float" office:value="19.541">
            <text:p>19.54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9.583">
            <text:p>19.58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9.624">
            <text:p>19.624</text:p>
          </table:table-cell>
          <table:table-cell office:value-type="float" office:value="147.9">
            <text:p>147.9</text:p>
          </table:table-cell>
        </table:table-row>
        <table:table-row table:style-name="ro1">
          <table:table-cell office:value-type="float" office:value="19.666">
            <text:p>19.666</text:p>
          </table:table-cell>
          <table:table-cell office:value-type="float" office:value="146.6">
            <text:p>146.6</text:p>
          </table:table-cell>
        </table:table-row>
        <table:table-row table:style-name="ro1">
          <table:table-cell office:value-type="float" office:value="19.707">
            <text:p>19.707</text:p>
          </table:table-cell>
          <table:table-cell office:value-type="float" office:value="144.9">
            <text:p>144.9</text:p>
          </table:table-cell>
        </table:table-row>
        <table:table-row table:style-name="ro1">
          <table:table-cell office:value-type="float" office:value="19.749">
            <text:p>19.749</text:p>
          </table:table-cell>
          <table:table-cell office:value-type="float" office:value="142.9">
            <text:p>142.9</text:p>
          </table:table-cell>
        </table:table-row>
        <table:table-row table:style-name="ro1">
          <table:table-cell office:value-type="float" office:value="19.791">
            <text:p>19.791</text:p>
          </table:table-cell>
          <table:table-cell office:value-type="float" office:value="140.8">
            <text:p>140.8</text:p>
          </table:table-cell>
        </table:table-row>
        <table:table-row table:style-name="ro1">
          <table:table-cell office:value-type="float" office:value="19.833">
            <text:p>19.833</text:p>
          </table:table-cell>
          <table:table-cell office:value-type="float" office:value="138.4">
            <text:p>138.4</text:p>
          </table:table-cell>
        </table:table-row>
        <table:table-row table:style-name="ro1">
          <table:table-cell office:value-type="float" office:value="19.874">
            <text:p>19.874</text:p>
          </table:table-cell>
          <table:table-cell office:value-type="float" office:value="135.9">
            <text:p>135.9</text:p>
          </table:table-cell>
        </table:table-row>
        <table:table-row table:style-name="ro1">
          <table:table-cell office:value-type="float" office:value="19.916">
            <text:p>19.91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9.958">
            <text:p>19.958</text:p>
          </table:table-cell>
          <table:table-cell office:value-type="float" office:value="135.7">
            <text:p>135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5.5">
            <text:p>135.5</text:p>
          </table:table-cell>
        </table:table-row>
        <table:table-row table:style-name="ro1">
          <table:table-cell office:value-type="float" office:value="20.042">
            <text:p>20.042</text:p>
          </table:table-cell>
          <table:table-cell office:value-type="float" office:value="135.5">
            <text:p>135.5</text:p>
          </table:table-cell>
        </table:table-row>
        <table:table-row table:style-name="ro1">
          <table:table-cell office:value-type="float" office:value="20.085">
            <text:p>20.085</text:p>
          </table:table-cell>
          <table:table-cell office:value-type="float" office:value="135.5">
            <text:p>135.5</text:p>
          </table:table-cell>
        </table:table-row>
        <table:table-row table:style-name="ro1">
          <table:table-cell office:value-type="float" office:value="20.127">
            <text:p>20.127</text:p>
          </table:table-cell>
          <table:table-cell office:value-type="float" office:value="135.3">
            <text:p>135.3</text:p>
          </table:table-cell>
        </table:table-row>
        <table:table-row table:style-name="ro1">
          <table:table-cell office:value-type="float" office:value="20.169">
            <text:p>20.16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0.211">
            <text:p>20.211</text:p>
          </table:table-cell>
          <table:table-cell office:value-type="float" office:value="134.1">
            <text:p>134.1</text:p>
          </table:table-cell>
        </table:table-row>
        <table:table-row table:style-name="ro1">
          <table:table-cell office:value-type="float" office:value="20.253">
            <text:p>20.253</text:p>
          </table:table-cell>
          <table:table-cell office:value-type="float" office:value="133.1">
            <text:p>133.1</text:p>
          </table:table-cell>
        </table:table-row>
        <table:table-row table:style-name="ro1">
          <table:table-cell office:value-type="float" office:value="20.295">
            <text:p>20.295</text:p>
          </table:table-cell>
          <table:table-cell office:value-type="float" office:value="132.2">
            <text:p>132.2</text:p>
          </table:table-cell>
        </table:table-row>
        <table:table-row table:style-name="ro1">
          <table:table-cell office:value-type="float" office:value="20.337">
            <text:p>20.337</text:p>
          </table:table-cell>
          <table:table-cell office:value-type="float" office:value="131.6">
            <text:p>131.6</text:p>
          </table:table-cell>
        </table:table-row>
        <table:table-row table:style-name="ro1">
          <table:table-cell office:value-type="float" office:value="20.378">
            <text:p>20.378</text:p>
          </table:table-cell>
          <table:table-cell office:value-type="float" office:value="131.7">
            <text:p>131.7</text:p>
          </table:table-cell>
        </table:table-row>
        <table:table-row table:style-name="ro1">
          <table:table-cell office:value-type="float" office:value="20.42">
            <text:p>20.42</text:p>
          </table:table-cell>
          <table:table-cell office:value-type="float" office:value="131.5">
            <text:p>131.5</text:p>
          </table:table-cell>
        </table:table-row>
        <table:table-row table:style-name="ro1">
          <table:table-cell office:value-type="float" office:value="20.462">
            <text:p>20.46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.504">
            <text:p>20.504</text:p>
          </table:table-cell>
          <table:table-cell office:value-type="float" office:value="130.7">
            <text:p>130.7</text:p>
          </table:table-cell>
        </table:table-row>
        <table:table-row table:style-name="ro1">
          <table:table-cell office:value-type="float" office:value="20.545">
            <text:p>20.545</text:p>
          </table:table-cell>
          <table:table-cell office:value-type="float" office:value="130.1">
            <text:p>130.1</text:p>
          </table:table-cell>
        </table:table-row>
        <table:table-row table:style-name="ro1">
          <table:table-cell office:value-type="float" office:value="20.586">
            <text:p>20.586</text:p>
          </table:table-cell>
          <table:table-cell office:value-type="float" office:value="128.7">
            <text:p>128.7</text:p>
          </table:table-cell>
        </table:table-row>
        <table:table-row table:style-name="ro1">
          <table:table-cell office:value-type="float" office:value="20.627">
            <text:p>20.627</text:p>
          </table:table-cell>
          <table:table-cell office:value-type="float" office:value="127.2">
            <text:p>127.2</text:p>
          </table:table-cell>
        </table:table-row>
        <table:table-row table:style-name="ro1">
          <table:table-cell office:value-type="float" office:value="20.668">
            <text:p>20.668</text:p>
          </table:table-cell>
          <table:table-cell office:value-type="float" office:value="125.3">
            <text:p>125.3</text:p>
          </table:table-cell>
        </table:table-row>
        <table:table-row table:style-name="ro1">
          <table:table-cell office:value-type="float" office:value="20.709">
            <text:p>20.70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0.75">
            <text:p>20.75</text:p>
          </table:table-cell>
          <table:table-cell office:value-type="float" office:value="118.5">
            <text:p>118.5</text:p>
          </table:table-cell>
        </table:table-row>
        <table:table-row table:style-name="ro1">
          <table:table-cell office:value-type="float" office:value="20.791">
            <text:p>20.79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.833">
            <text:p>20.833</text:p>
          </table:table-cell>
          <table:table-cell office:value-type="float" office:value="111.3">
            <text:p>111.3</text:p>
          </table:table-cell>
        </table:table-row>
        <table:table-row table:style-name="ro1">
          <table:table-cell office:value-type="float" office:value="20.875">
            <text:p>20.875</text:p>
          </table:table-cell>
          <table:table-cell office:value-type="float" office:value="106.9">
            <text:p>106.9</text:p>
          </table:table-cell>
        </table:table-row>
        <table:table-row table:style-name="ro1">
          <table:table-cell office:value-type="float" office:value="20.917">
            <text:p>20.917</text:p>
          </table:table-cell>
          <table:table-cell office:value-type="float" office:value="102.1">
            <text:p>102.1</text:p>
          </table:table-cell>
        </table:table-row>
        <table:table-row table:style-name="ro1">
          <table:table-cell office:value-type="float" office:value="20.959">
            <text:p>20.959</text:p>
          </table:table-cell>
          <table:table-cell office:value-type="float" office:value="98.5">
            <text:p>98.5</text:p>
          </table:table-cell>
        </table:table-row>
        <table:table-row table:style-name="ro1">
          <table:table-cell office:value-type="float" office:value="21.002">
            <text:p>21.002</text:p>
          </table:table-cell>
          <table:table-cell office:value-type="float" office:value="97.4">
            <text:p>97.4</text:p>
          </table:table-cell>
        </table:table-row>
        <table:table-row table:style-name="ro1">
          <table:table-cell office:value-type="float" office:value="21.044">
            <text:p>21.044</text:p>
          </table:table-cell>
          <table:table-cell office:value-type="float" office:value="96.4">
            <text:p>96.4</text:p>
          </table:table-cell>
        </table:table-row>
        <table:table-row table:style-name="ro1">
          <table:table-cell office:value-type="float" office:value="21.087">
            <text:p>21.087</text:p>
          </table:table-cell>
          <table:table-cell office:value-type="float" office:value="94.2">
            <text:p>94.2</text:p>
          </table:table-cell>
        </table:table-row>
        <table:table-row table:style-name="ro1">
          <table:table-cell office:value-type="float" office:value="21.129">
            <text:p>21.129</text:p>
          </table:table-cell>
          <table:table-cell office:value-type="float" office:value="91.8">
            <text:p>91.8</text:p>
          </table:table-cell>
        </table:table-row>
        <table:table-row table:style-name="ro1">
          <table:table-cell office:value-type="float" office:value="21.172">
            <text:p>21.172</text:p>
          </table:table-cell>
          <table:table-cell office:value-type="float" office:value="90.3">
            <text:p>90.3</text:p>
          </table:table-cell>
        </table:table-row>
        <table:table-row table:style-name="ro1">
          <table:table-cell office:value-type="float" office:value="21.214">
            <text:p>21.214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21.256">
            <text:p>21.256</text:p>
          </table:table-cell>
          <table:table-cell office:value-type="float" office:value="87.9">
            <text:p>87.9</text:p>
          </table:table-cell>
        </table:table-row>
        <table:table-row table:style-name="ro1">
          <table:table-cell office:value-type="float" office:value="21.297">
            <text:p>21.297</text:p>
          </table:table-cell>
          <table:table-cell office:value-type="float" office:value="87.1">
            <text:p>87.1</text:p>
          </table:table-cell>
        </table:table-row>
        <table:table-row table:style-name="ro1">
          <table:table-cell office:value-type="float" office:value="21.339">
            <text:p>21.339</text:p>
          </table:table-cell>
          <table:table-cell office:value-type="float" office:value="86.5">
            <text:p>86.5</text:p>
          </table:table-cell>
        </table:table-row>
        <table:table-row table:style-name="ro1">
          <table:table-cell office:value-type="float" office:value="21.381">
            <text:p>21.381</text:p>
          </table:table-cell>
          <table:table-cell office:value-type="float" office:value="86.2">
            <text:p>86.2</text:p>
          </table:table-cell>
        </table:table-row>
        <table:table-row table:style-name="ro1">
          <table:table-cell office:value-type="float" office:value="21.423">
            <text:p>21.423</text:p>
          </table:table-cell>
          <table:table-cell office:value-type="float" office:value="86.2">
            <text:p>86.2</text:p>
          </table:table-cell>
        </table:table-row>
        <table:table-row table:style-name="ro1">
          <table:table-cell office:value-type="float" office:value="21.465">
            <text:p>21.465</text:p>
          </table:table-cell>
          <table:table-cell office:value-type="float" office:value="86.8">
            <text:p>86.8</text:p>
          </table:table-cell>
        </table:table-row>
        <table:table-row table:style-name="ro1">
          <table:table-cell office:value-type="float" office:value="21.507">
            <text:p>21.507</text:p>
          </table:table-cell>
          <table:table-cell office:value-type="float" office:value="87.3">
            <text:p>87.3</text:p>
          </table:table-cell>
        </table:table-row>
        <table:table-row table:style-name="ro1">
          <table:table-cell office:value-type="float" office:value="21.548">
            <text:p>21.548</text:p>
          </table:table-cell>
          <table:table-cell office:value-type="float" office:value="87.9">
            <text:p>87.9</text:p>
          </table:table-cell>
        </table:table-row>
        <table:table-row table:style-name="ro1">
          <table:table-cell office:value-type="float" office:value="21.59">
            <text:p>21.59</text:p>
          </table:table-cell>
          <table:table-cell office:value-type="float" office:value="88.2">
            <text:p>88.2</text:p>
          </table:table-cell>
        </table:table-row>
        <table:table-row table:style-name="ro1">
          <table:table-cell office:value-type="float" office:value="21.632">
            <text:p>21.632</text:p>
          </table:table-cell>
          <table:table-cell office:value-type="float" office:value="87.9">
            <text:p>87.9</text:p>
          </table:table-cell>
        </table:table-row>
        <table:table-row table:style-name="ro1">
          <table:table-cell office:value-type="float" office:value="21.674">
            <text:p>21.674</text:p>
          </table:table-cell>
          <table:table-cell office:value-type="float" office:value="87.2">
            <text:p>87.2</text:p>
          </table:table-cell>
        </table:table-row>
        <table:table-row table:style-name="ro1">
          <table:table-cell office:value-type="float" office:value="21.716">
            <text:p>21.716</text:p>
          </table:table-cell>
          <table:table-cell office:value-type="float" office:value="87.2">
            <text:p>87.2</text:p>
          </table:table-cell>
        </table:table-row>
        <table:table-row table:style-name="ro1">
          <table:table-cell office:value-type="float" office:value="21.758">
            <text:p>21.758</text:p>
          </table:table-cell>
          <table:table-cell office:value-type="float" office:value="87.4">
            <text:p>87.4</text:p>
          </table:table-cell>
        </table:table-row>
        <table:table-row table:style-name="ro1">
          <table:table-cell office:value-type="float" office:value="21.798">
            <text:p>21.798</text:p>
          </table:table-cell>
          <table:table-cell office:value-type="float" office:value="86.7">
            <text:p>86.7</text:p>
          </table:table-cell>
        </table:table-row>
        <table:table-row table:style-name="ro1">
          <table:table-cell office:value-type="float" office:value="21.838">
            <text:p>21.838</text:p>
          </table:table-cell>
          <table:table-cell office:value-type="float" office:value="84.9">
            <text:p>84.9</text:p>
          </table:table-cell>
        </table:table-row>
        <table:table-row table:style-name="ro1">
          <table:table-cell office:value-type="float" office:value="21.876">
            <text:p>21.876</text:p>
          </table:table-cell>
          <table:table-cell office:value-type="float" office:value="83.7">
            <text:p>83.7</text:p>
          </table:table-cell>
        </table:table-row>
        <table:table-row table:style-name="ro1">
          <table:table-cell office:value-type="float" office:value="21.914">
            <text:p>21.914</text:p>
          </table:table-cell>
          <table:table-cell office:value-type="float" office:value="82.7">
            <text:p>82.7</text:p>
          </table:table-cell>
        </table:table-row>
        <table:table-row table:style-name="ro1">
          <table:table-cell office:value-type="float" office:value="21.952">
            <text:p>21.952</text:p>
          </table:table-cell>
          <table:table-cell office:value-type="float" office:value="81.1">
            <text:p>81.1</text:p>
          </table:table-cell>
        </table:table-row>
        <table:table-row table:style-name="ro1">
          <table:table-cell office:value-type="float" office:value="21.992">
            <text:p>21.992</text:p>
          </table:table-cell>
          <table:table-cell office:value-type="float" office:value="78.4">
            <text:p>78.4</text:p>
          </table:table-cell>
        </table:table-row>
        <table:table-row table:style-name="ro1">
          <table:table-cell office:value-type="float" office:value="22.031">
            <text:p>22.031</text:p>
          </table:table-cell>
          <table:table-cell office:value-type="float" office:value="76.1">
            <text:p>76.1</text:p>
          </table:table-cell>
        </table:table-row>
        <table:table-row table:style-name="ro1">
          <table:table-cell office:value-type="float" office:value="22.071">
            <text:p>22.071</text:p>
          </table:table-cell>
          <table:table-cell office:value-type="float" office:value="73.6">
            <text:p>73.6</text:p>
          </table:table-cell>
        </table:table-row>
        <table:table-row table:style-name="ro1">
          <table:table-cell office:value-type="float" office:value="22.111">
            <text:p>22.111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float" office:value="22.15">
            <text:p>22.1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.19">
            <text:p>22.19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float" office:value="22.229">
            <text:p>22.229</text:p>
          </table:table-cell>
          <table:table-cell office:value-type="float" office:value="71.9">
            <text:p>71.9</text:p>
          </table:table-cell>
        </table:table-row>
        <table:table-row table:style-name="ro1">
          <table:table-cell office:value-type="float" office:value="22.267">
            <text:p>22.267</text:p>
          </table:table-cell>
          <table:table-cell office:value-type="float" office:value="69.9">
            <text:p>69.9</text:p>
          </table:table-cell>
        </table:table-row>
        <table:table-row table:style-name="ro1">
          <table:table-cell office:value-type="float" office:value="22.306">
            <text:p>22.30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2.345">
            <text:p>22.34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2.385">
            <text:p>22.385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22.426">
            <text:p>22.426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22.468">
            <text:p>22.468</text:p>
          </table:table-cell>
          <table:table-cell office:value-type="float" office:value="67.5">
            <text:p>67.5</text:p>
          </table:table-cell>
        </table:table-row>
        <table:table-row table:style-name="ro1">
          <table:table-cell office:value-type="float" office:value="22.509">
            <text:p>22.509</text:p>
          </table:table-cell>
          <table:table-cell office:value-type="float" office:value="66.9">
            <text:p>66.9</text:p>
          </table:table-cell>
        </table:table-row>
        <table:table-row table:style-name="ro1">
          <table:table-cell office:value-type="float" office:value="22.551">
            <text:p>22.551</text:p>
          </table:table-cell>
          <table:table-cell office:value-type="float" office:value="67.2">
            <text:p>67.2</text:p>
          </table:table-cell>
        </table:table-row>
        <table:table-row table:style-name="ro1">
          <table:table-cell office:value-type="float" office:value="22.592">
            <text:p>22.592</text:p>
          </table:table-cell>
          <table:table-cell office:value-type="float" office:value="67.3">
            <text:p>67.3</text:p>
          </table:table-cell>
        </table:table-row>
        <table:table-row table:style-name="ro1">
          <table:table-cell office:value-type="float" office:value="22.633">
            <text:p>22.633</text:p>
          </table:table-cell>
          <table:table-cell office:value-type="float" office:value="66.5">
            <text:p>66.5</text:p>
          </table:table-cell>
        </table:table-row>
        <table:table-row table:style-name="ro1">
          <table:table-cell office:value-type="float" office:value="22.674">
            <text:p>22.674</text:p>
          </table:table-cell>
          <table:table-cell office:value-type="float" office:value="63.4">
            <text:p>63.4</text:p>
          </table:table-cell>
        </table:table-row>
        <table:table-row table:style-name="ro1">
          <table:table-cell office:value-type="float" office:value="22.716">
            <text:p>22.716</text:p>
          </table:table-cell>
          <table:table-cell office:value-type="float" office:value="59.6">
            <text:p>59.6</text:p>
          </table:table-cell>
        </table:table-row>
        <table:table-row table:style-name="ro1">
          <table:table-cell office:value-type="float" office:value="22.758">
            <text:p>22.758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 office:value-type="float" office:value="22.842">
            <text:p>22.84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.884">
            <text:p>22.884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22.923">
            <text:p>22.923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22.959">
            <text:p>22.959</text:p>
          </table:table-cell>
          <table:table-cell office:value-type="float" office:value="50.2">
            <text:p>50.2</text:p>
          </table:table-cell>
        </table:table-row>
        <table:table-row table:style-name="ro1">
          <table:table-cell office:value-type="float" office:value="22.994">
            <text:p>22.994</text:p>
          </table:table-cell>
          <table:table-cell office:value-type="float" office:value="49.3">
            <text:p>49.3</text:p>
          </table:table-cell>
        </table:table-row>
        <table:table-row table:style-name="ro1">
          <table:table-cell office:value-type="float" office:value="23.026">
            <text:p>23.026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23.059">
            <text:p>23.059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23.09">
            <text:p>23.0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3.122">
            <text:p>23.122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23.156">
            <text:p>23.156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 office:value-type="float" office:value="23.191">
            <text:p>23.191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23.227">
            <text:p>23.227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23.264">
            <text:p>23.264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23.303">
            <text:p>23.303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23.343">
            <text:p>23.3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.383">
            <text:p>23.383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float" office:value="23.424">
            <text:p>23.424</text:p>
          </table:table-cell>
          <table:table-cell office:value-type="float" office:value="36.6">
            <text:p>36.6</text:p>
          </table:table-cell>
        </table:table-row>
        <table:table-row table:style-name="ro1">
          <table:table-cell office:value-type="float" office:value="23.465">
            <text:p>23.465</text:p>
          </table:table-cell>
          <table:table-cell office:value-type="float" office:value="36.9">
            <text:p>36.9</text:p>
          </table:table-cell>
        </table:table-row>
        <table:table-row table:style-name="ro1">
          <table:table-cell office:value-type="float" office:value="23.506">
            <text:p>23.506</text:p>
          </table:table-cell>
          <table:table-cell office:value-type="float" office:value="36.9">
            <text:p>36.9</text:p>
          </table:table-cell>
        </table:table-row>
        <table:table-row table:style-name="ro1">
          <table:table-cell office:value-type="float" office:value="23.547">
            <text:p>23.547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23.589">
            <text:p>23.589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23.631">
            <text:p>23.6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.673">
            <text:p>23.67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3.715">
            <text:p>23.715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 office:value-type="float" office:value="23.757">
            <text:p>23.757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float" office:value="23.799">
            <text:p>23.799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float" office:value="23.84">
            <text:p>23.84</text:p>
          </table:table-cell>
          <table:table-cell office:value-type="float" office:value="32.7">
            <text:p>32.7</text:p>
          </table:table-cell>
        </table:table-row>
        <table:table-row table:style-name="ro1">
          <table:table-cell office:value-type="float" office:value="23.881">
            <text:p>23.881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3.922">
            <text:p>23.922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23.963">
            <text:p>23.963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24.004">
            <text:p>24.00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.044">
            <text:p>24.044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4.085">
            <text:p>24.085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24.126">
            <text:p>24.126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24.166">
            <text:p>24.166</text:p>
          </table:table-cell>
          <table:table-cell office:value-type="float" office:value="37.4">
            <text:p>37.4</text:p>
          </table:table-cell>
        </table:table-row>
        <table:table-row table:style-name="ro1">
          <table:table-cell office:value-type="float" office:value="24.207">
            <text:p>24.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.247">
            <text:p>24.247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4.288">
            <text:p>24.288</text:p>
          </table:table-cell>
          <table:table-cell office:value-type="float" office:value="36.1">
            <text:p>36.1</text:p>
          </table:table-cell>
        </table:table-row>
        <table:table-row table:style-name="ro1">
          <table:table-cell office:value-type="float" office:value="24.329">
            <text:p>24.329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24.37">
            <text:p>24.37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24.411">
            <text:p>24.411</text:p>
          </table:table-cell>
          <table:table-cell office:value-type="float" office:value="35.2">
            <text:p>35.2</text:p>
          </table:table-cell>
        </table:table-row>
        <table:table-row table:style-name="ro1">
          <table:table-cell office:value-type="float" office:value="24.452">
            <text:p>24.45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.492">
            <text:p>24.49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.533">
            <text:p>24.533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24.573">
            <text:p>24.57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.613">
            <text:p>24.6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.653">
            <text:p>24.653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float" office:value="24.694">
            <text:p>24.694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float" office:value="24.734">
            <text:p>24.734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24.774">
            <text:p>24.774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24.814">
            <text:p>24.814</text:p>
          </table:table-cell>
          <table:table-cell office:value-type="float" office:value="37.4">
            <text:p>37.4</text:p>
          </table:table-cell>
        </table:table-row>
        <table:table-row table:style-name="ro1">
          <table:table-cell office:value-type="float" office:value="24.854">
            <text:p>24.854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float" office:value="24.894">
            <text:p>24.894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24.935">
            <text:p>24.935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float" office:value="24.976">
            <text:p>24.9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5.017">
            <text:p>25.017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25.058">
            <text:p>25.0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float" office:value="25.143">
            <text:p>25.143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25.185">
            <text:p>25.185</text:p>
          </table:table-cell>
          <table:table-cell office:value-type="float" office:value="29.3">
            <text:p>29.3</text:p>
          </table:table-cell>
        </table:table-row>
        <table:table-row table:style-name="ro1">
          <table:table-cell office:value-type="float" office:value="25.226">
            <text:p>25.226</text:p>
          </table:table-cell>
          <table:table-cell office:value-type="float" office:value="28.9">
            <text:p>28.9</text:p>
          </table:table-cell>
        </table:table-row>
        <table:table-row table:style-name="ro1">
          <table:table-cell office:value-type="float" office:value="25.266">
            <text:p>25.266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25.308">
            <text:p>25.308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5.349">
            <text:p>25.349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25.39">
            <text:p>25.39</text:p>
          </table:table-cell>
          <table:table-cell office:value-type="float" office:value="36.9">
            <text:p>36.9</text:p>
          </table:table-cell>
        </table:table-row>
        <table:table-row table:style-name="ro1">
          <table:table-cell office:value-type="float" office:value="25.43">
            <text:p>25.43</text:p>
          </table:table-cell>
          <table:table-cell office:value-type="float" office:value="37.3">
            <text:p>37.3</text:p>
          </table:table-cell>
        </table:table-row>
        <table:table-row table:style-name="ro1">
          <table:table-cell office:value-type="float" office:value="25.471">
            <text:p>25.471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5.512">
            <text:p>25.512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float" office:value="25.553">
            <text:p>25.553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25.594">
            <text:p>25.594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25.635">
            <text:p>25.635</text:p>
          </table:table-cell>
          <table:table-cell office:value-type="float" office:value="37.4">
            <text:p>37.4</text:p>
          </table:table-cell>
        </table:table-row>
        <table:table-row table:style-name="ro1">
          <table:table-cell office:value-type="float" office:value="25.676">
            <text:p>25.676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25.716">
            <text:p>25.716</text:p>
          </table:table-cell>
          <table:table-cell office:value-type="float" office:value="38.4">
            <text:p>38.4</text:p>
          </table:table-cell>
        </table:table-row>
        <table:table-row table:style-name="ro1">
          <table:table-cell office:value-type="float" office:value="25.756">
            <text:p>25.756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25.797">
            <text:p>25.797</text:p>
          </table:table-cell>
          <table:table-cell office:value-type="float" office:value="36.9">
            <text:p>36.9</text:p>
          </table:table-cell>
        </table:table-row>
        <table:table-row table:style-name="ro1">
          <table:table-cell office:value-type="float" office:value="25.837">
            <text:p>25.837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25.878">
            <text:p>25.878</text:p>
          </table:table-cell>
          <table:table-cell office:value-type="float" office:value="36.1">
            <text:p>36.1</text:p>
          </table:table-cell>
        </table:table-row>
        <table:table-row table:style-name="ro1">
          <table:table-cell office:value-type="float" office:value="25.919">
            <text:p>25.919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25.96">
            <text:p>25.96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26.001">
            <text:p>26.001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float" office:value="26.042">
            <text:p>26.042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float" office:value="26.083">
            <text:p>26.083</text:p>
          </table:table-cell>
          <table:table-cell office:value-type="float" office:value="35.2">
            <text:p>35.2</text:p>
          </table:table-cell>
        </table:table-row>
        <table:table-row table:style-name="ro1">
          <table:table-cell office:value-type="float" office:value="26.124">
            <text:p>26.124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26.165">
            <text:p>26.165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float" office:value="26.207">
            <text:p>26.207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26.248">
            <text:p>26.248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26.289">
            <text:p>26.289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26.33">
            <text:p>26.33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26.371">
            <text:p>26.371</text:p>
          </table:table-cell>
          <table:table-cell office:value-type="float" office:value="34.9">
            <text:p>34.9</text:p>
          </table:table-cell>
        </table:table-row>
        <table:table-row table:style-name="ro1">
          <table:table-cell office:value-type="float" office:value="26.412">
            <text:p>26.412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26.453">
            <text:p>26.453</text:p>
          </table:table-cell>
          <table:table-cell office:value-type="float" office:value="33.9">
            <text:p>33.9</text:p>
          </table:table-cell>
        </table:table-row>
        <table:table-row table:style-name="ro1">
          <table:table-cell office:value-type="float" office:value="26.494">
            <text:p>26.494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float" office:value="26.535">
            <text:p>26.535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26.577">
            <text:p>26.577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26.617">
            <text:p>26.617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float" office:value="26.658">
            <text:p>26.65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.699">
            <text:p>26.699</text:p>
          </table:table-cell>
          <table:table-cell office:value-type="float" office:value="33.2">
            <text:p>33.2</text:p>
          </table:table-cell>
        </table:table-row>
        <table:table-row table:style-name="ro1">
          <table:table-cell office:value-type="float" office:value="26.74">
            <text:p>26.74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 office:value-type="float" office:value="26.781">
            <text:p>26.7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.822">
            <text:p>26.822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float" office:value="26.863">
            <text:p>26.863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 office:value-type="float" office:value="26.903">
            <text:p>26.9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6.944">
            <text:p>26.944</text:p>
          </table:table-cell>
          <table:table-cell office:value-type="float" office:value="33.2">
            <text:p>33.2</text:p>
          </table:table-cell>
        </table:table-row>
        <table:table-row table:style-name="ro1">
          <table:table-cell office:value-type="float" office:value="26.985">
            <text:p>26.985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float" office:value="27.026">
            <text:p>27.026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 office:value-type="float" office:value="27.067">
            <text:p>27.067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27.108">
            <text:p>27.108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27.149">
            <text:p>27.149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 office:value-type="float" office:value="27.19">
            <text:p>27.19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27.231">
            <text:p>27.231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27.272">
            <text:p>27.272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float" office:value="27.314">
            <text:p>27.314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27.355">
            <text:p>27.355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7.396">
            <text:p>27.39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7.437">
            <text:p>27.437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7.478">
            <text:p>27.478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 office:value-type="float" office:value="27.519">
            <text:p>27.51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7.559">
            <text:p>27.55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7.594">
            <text:p>27.59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7.624">
            <text:p>27.62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.649">
            <text:p>27.649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27.67">
            <text:p>27.67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float" office:value="27.687">
            <text:p>27.687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27.702">
            <text:p>27.702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27.72">
            <text:p>27.72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float" office:value="27.739">
            <text:p>27.739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27.759">
            <text:p>27.759</text:p>
          </table:table-cell>
          <table:table-cell office:value-type="float" office:value="35.6">
            <text:p>35.6</text:p>
          </table:table-cell>
        </table:table-row>
        <table:table-row table:style-name="ro1">
          <table:table-cell office:value-type="float" office:value="27.78">
            <text:p>27.78</text:p>
          </table:table-cell>
          <table:table-cell office:value-type="float" office:value="35.9">
            <text:p>35.9</text:p>
          </table:table-cell>
        </table:table-row>
        <table:table-row table:style-name="ro1">
          <table:table-cell office:value-type="float" office:value="27.802">
            <text:p>27.802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27.826">
            <text:p>27.826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27.851">
            <text:p>27.851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float" office:value="27.877">
            <text:p>27.877</text:p>
          </table:table-cell>
          <table:table-cell office:value-type="float" office:value="33.5">
            <text:p>33.5</text:p>
          </table:table-cell>
        </table:table-row>
        <table:table-row table:style-name="ro1">
          <table:table-cell office:value-type="float" office:value="27.905">
            <text:p>27.905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float" office:value="27.934">
            <text:p>27.934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float" office:value="27.964">
            <text:p>27.964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27.996">
            <text:p>27.99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.029">
            <text:p>28.029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28.062">
            <text:p>28.062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28.097">
            <text:p>28.097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float" office:value="28.134">
            <text:p>28.134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float" office:value="28.17">
            <text:p>28.17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float" office:value="28.208">
            <text:p>28.208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28.246">
            <text:p>28.246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28.285">
            <text:p>28.285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28.324">
            <text:p>28.324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float" office:value="28.364">
            <text:p>28.364</text:p>
          </table:table-cell>
          <table:table-cell office:value-type="float" office:value="29.3">
            <text:p>29.3</text:p>
          </table:table-cell>
        </table:table-row>
        <table:table-row table:style-name="ro1">
          <table:table-cell office:value-type="float" office:value="28.405">
            <text:p>28.405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28.446">
            <text:p>28.446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28.487">
            <text:p>28.487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 office:value-type="float" office:value="28.529">
            <text:p>28.529</text:p>
          </table:table-cell>
          <table:table-cell office:value-type="float" office:value="26.6">
            <text:p>26.6</text:p>
          </table:table-cell>
        </table:table-row>
        <table:table-row table:style-name="ro1">
          <table:table-cell office:value-type="float" office:value="28.57">
            <text:p>28.5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8.612">
            <text:p>28.612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28.654">
            <text:p>28.654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28.695">
            <text:p>28.695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 office:value-type="float" office:value="28.736">
            <text:p>28.736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28.776">
            <text:p>28.776</text:p>
          </table:table-cell>
          <table:table-cell office:value-type="float" office:value="28.7">
            <text:p>28.7</text:p>
          </table:table-cell>
        </table:table-row>
        <table:table-row table:style-name="ro1">
          <table:table-cell office:value-type="float" office:value="28.816">
            <text:p>28.816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float" office:value="28.856">
            <text:p>28.8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8.897">
            <text:p>28.897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 office:value-type="float" office:value="28.937">
            <text:p>28.937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28.978">
            <text:p>28.978</text:p>
          </table:table-cell>
          <table:table-cell office:value-type="float" office:value="27.7">
            <text:p>27.7</text:p>
          </table:table-cell>
        </table:table-row>
        <table:table-row table:style-name="ro1">
          <table:table-cell office:value-type="float" office:value="29.019">
            <text:p>29.019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29.06">
            <text:p>29.06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 office:value-type="float" office:value="29.102">
            <text:p>29.102</text:p>
          </table:table-cell>
          <table:table-cell office:value-type="float" office:value="26.1">
            <text:p>26.1</text:p>
          </table:table-cell>
        </table:table-row>
        <table:table-row table:style-name="ro1">
          <table:table-cell office:value-type="float" office:value="29.143">
            <text:p>29.143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29.185">
            <text:p>29.185</text:p>
          </table:table-cell>
          <table:table-cell office:value-type="float" office:value="24.9">
            <text:p>24.9</text:p>
          </table:table-cell>
        </table:table-row>
        <table:table-row table:style-name="ro1">
          <table:table-cell office:value-type="float" office:value="29.227">
            <text:p>29.227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 office:value-type="float" office:value="29.268">
            <text:p>29.268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29.309">
            <text:p>29.309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29.351">
            <text:p>29.351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float" office:value="29.392">
            <text:p>29.392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29.433">
            <text:p>29.433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float" office:value="29.475">
            <text:p>29.475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29.516">
            <text:p>29.5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.558">
            <text:p>29.558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29.599">
            <text:p>29.599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office:value-type="float" office:value="29.641">
            <text:p>29.641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float" office:value="29.683">
            <text:p>29.683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29.724">
            <text:p>29.724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29.765">
            <text:p>29.765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29.806">
            <text:p>29.806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29.847">
            <text:p>29.847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29.887">
            <text:p>29.887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9.928">
            <text:p>29.928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29.968">
            <text:p>29.968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30.008">
            <text:p>30.008</text:p>
          </table:table-cell>
          <table:table-cell office:value-type="float" office:value="34.9">
            <text:p>34.9</text:p>
          </table:table-cell>
        </table:table-row>
        <table:table-row table:style-name="ro1">
          <table:table-cell office:value-type="float" office:value="30.047">
            <text:p>30.047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 office:value-type="float" office:value="30.086">
            <text:p>30.086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30.125">
            <text:p>30.1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.165">
            <text:p>30.165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30.204">
            <text:p>30.204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30.245">
            <text:p>30.245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float" office:value="30.285">
            <text:p>30.285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30.325">
            <text:p>30.325</text:p>
          </table:table-cell>
          <table:table-cell office:value-type="float" office:value="29.3">
            <text:p>29.3</text:p>
          </table:table-cell>
        </table:table-row>
        <table:table-row table:style-name="ro1">
          <table:table-cell office:value-type="float" office:value="30.366">
            <text:p>30.366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30.407">
            <text:p>30.407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30.447">
            <text:p>30.447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30.488">
            <text:p>30.488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30.528">
            <text:p>30.528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30.569">
            <text:p>30.569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30.61">
            <text:p>30.61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30.651">
            <text:p>30.651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float" office:value="30.692">
            <text:p>30.692</text:p>
          </table:table-cell>
          <table:table-cell office:value-type="float" office:value="21.6">
            <text:p>21.6</text:p>
          </table:table-cell>
        </table:table-row>
        <table:table-row table:style-name="ro1">
          <table:table-cell office:value-type="float" office:value="30.733">
            <text:p>30.7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.774">
            <text:p>30.77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.815">
            <text:p>30.815</text:p>
          </table:table-cell>
          <table:table-cell office:value-type="float" office:value="22.7">
            <text:p>22.7</text:p>
          </table:table-cell>
        </table:table-row>
        <table:table-row table:style-name="ro1">
          <table:table-cell office:value-type="float" office:value="30.856">
            <text:p>30.856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30.896">
            <text:p>30.896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30.937">
            <text:p>30.937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30.978">
            <text:p>30.978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31.019">
            <text:p>31.01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1.06">
            <text:p>31.0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.101">
            <text:p>31.101</text:p>
          </table:table-cell>
          <table:table-cell office:value-type="float" office:value="24.9">
            <text:p>24.9</text:p>
          </table:table-cell>
        </table:table-row>
        <table:table-row table:style-name="ro1">
          <table:table-cell office:value-type="float" office:value="31.142">
            <text:p>31.142</text:p>
          </table:table-cell>
          <table:table-cell office:value-type="float" office:value="24.6">
            <text:p>24.6</text:p>
          </table:table-cell>
        </table:table-row>
        <table:table-row table:style-name="ro1">
          <table:table-cell office:value-type="float" office:value="31.183">
            <text:p>31.183</text:p>
          </table:table-cell>
          <table:table-cell office:value-type="float" office:value="24.4">
            <text:p>24.4</text:p>
          </table:table-cell>
        </table:table-row>
        <table:table-row table:style-name="ro1">
          <table:table-cell office:value-type="float" office:value="31.224">
            <text:p>31.224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1.265">
            <text:p>31.265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float" office:value="31.306">
            <text:p>31.306</text:p>
          </table:table-cell>
          <table:table-cell office:value-type="float" office:value="22.8">
            <text:p>22.8</text:p>
          </table:table-cell>
        </table:table-row>
        <table:table-row table:style-name="ro1">
          <table:table-cell office:value-type="float" office:value="31.348">
            <text:p>31.348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31.389">
            <text:p>31.389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31.43">
            <text:p>31.43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31.471">
            <text:p>31.471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31.513">
            <text:p>31.513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 office:value-type="float" office:value="31.554">
            <text:p>31.554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office:value-type="float" office:value="31.595">
            <text:p>31.595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31.637">
            <text:p>31.637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31.679">
            <text:p>31.679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31.72">
            <text:p>31.72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31.762">
            <text:p>31.76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.803">
            <text:p>31.803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31.845">
            <text:p>31.845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31.886">
            <text:p>31.8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.928">
            <text:p>31.928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31.969">
            <text:p>31.96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2.011">
            <text:p>32.011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32.052">
            <text:p>32.05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2.094">
            <text:p>32.094</text:p>
          </table:table-cell>
          <table:table-cell office:value-type="float" office:value="16.8">
            <text:p>16.8</text:p>
          </table:table-cell>
        </table:table-row>
        <table:table-row table:style-name="ro1">
          <table:table-cell office:value-type="float" office:value="32.135">
            <text:p>32.135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float" office:value="32.177">
            <text:p>32.177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32.218">
            <text:p>32.218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float" office:value="32.26">
            <text:p>32.26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32.299">
            <text:p>32.299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 office:value-type="float" office:value="32.333">
            <text:p>32.333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32.361">
            <text:p>32.361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2.384">
            <text:p>32.38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2.403">
            <text:p>32.40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2.42">
            <text:p>32.42</text:p>
          </table:table-cell>
          <table:table-cell office:value-type="float" office:value="15.3">
            <text:p>15.3</text:p>
          </table:table-cell>
        </table:table-row>
        <table:table-row table:style-name="ro1">
          <table:table-cell office:value-type="float" office:value="32.436">
            <text:p>32.436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32.453">
            <text:p>32.45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2.473">
            <text:p>32.473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32.494">
            <text:p>32.494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32.516">
            <text:p>32.5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2.54">
            <text:p>32.54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32.564">
            <text:p>32.564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32.591">
            <text:p>32.591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32.618">
            <text:p>32.618</text:p>
          </table:table-cell>
          <table:table-cell office:value-type="float" office:value="16.6">
            <text:p>16.6</text:p>
          </table:table-cell>
        </table:table-row>
        <table:table-row table:style-name="ro1">
          <table:table-cell office:value-type="float" office:value="32.646">
            <text:p>32.6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2.675">
            <text:p>32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2.704">
            <text:p>32.704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office:value-type="float" office:value="32.733">
            <text:p>32.733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32.763">
            <text:p>32.763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32.793">
            <text:p>32.793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32.823">
            <text:p>32.823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 office:value-type="float" office:value="32.854">
            <text:p>32.85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.886">
            <text:p>32.886</text:p>
          </table:table-cell>
          <table:table-cell office:value-type="float" office:value="32.8">
            <text:p>32.8</text:p>
          </table:table-cell>
        </table:table-row>
        <table:table-row table:style-name="ro1">
          <table:table-cell office:value-type="float" office:value="32.919">
            <text:p>32.919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 office:value-type="float" office:value="32.953">
            <text:p>32.953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 office:value-type="float" office:value="32.988">
            <text:p>32.988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33.024">
            <text:p>33.024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office:value-type="float" office:value="33.06">
            <text:p>33.06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33.095">
            <text:p>33.095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33.129">
            <text:p>33.129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 office:value-type="float" office:value="33.161">
            <text:p>33.161</text:p>
          </table:table-cell>
          <table:table-cell office:value-type="float" office:value="22.1">
            <text:p>22.1</text:p>
          </table:table-cell>
        </table:table-row>
        <table:table-row table:style-name="ro1">
          <table:table-cell office:value-type="float" office:value="33.192">
            <text:p>33.192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33.222">
            <text:p>33.222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33.252">
            <text:p>33.252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33.282">
            <text:p>33.282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33.313">
            <text:p>33.3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3.344">
            <text:p>33.344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33.375">
            <text:p>33.37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3.406">
            <text:p>33.406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33.44">
            <text:p>33.44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33.475">
            <text:p>33.475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float" office:value="33.511">
            <text:p>33.511</text:p>
          </table:table-cell>
          <table:table-cell office:value-type="float" office:value="25.2">
            <text:p>25.2</text:p>
          </table:table-cell>
        </table:table-row>
        <table:table-row table:style-name="ro1">
          <table:table-cell office:value-type="float" office:value="33.548">
            <text:p>33.548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33.584">
            <text:p>33.584</text:p>
          </table:table-cell>
          <table:table-cell office:value-type="float" office:value="25.1">
            <text:p>25.1</text:p>
          </table:table-cell>
        </table:table-row>
        <table:table-row table:style-name="ro1">
          <table:table-cell office:value-type="float" office:value="33.622">
            <text:p>33.622</text:p>
          </table:table-cell>
          <table:table-cell office:value-type="float" office:value="24.6">
            <text:p>24.6</text:p>
          </table:table-cell>
        </table:table-row>
        <table:table-row table:style-name="ro1">
          <table:table-cell office:value-type="float" office:value="33.66">
            <text:p>33.66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3.7">
            <text:p>33.7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33.74">
            <text:p>33.74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33.78">
            <text:p>33.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3.82">
            <text:p>33.82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office:value-type="float" office:value="33.86">
            <text:p>33.86</text:p>
          </table:table-cell>
          <table:table-cell office:value-type="float" office:value="24.2">
            <text:p>24.2</text:p>
          </table:table-cell>
        </table:table-row>
        <table:table-row table:style-name="ro1">
          <table:table-cell office:value-type="float" office:value="33.901">
            <text:p>33.901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float" office:value="33.941">
            <text:p>33.941</text:p>
          </table:table-cell>
          <table:table-cell office:value-type="float" office:value="23.8">
            <text:p>23.8</text:p>
          </table:table-cell>
        </table:table-row>
        <table:table-row table:style-name="ro1">
          <table:table-cell office:value-type="float" office:value="33.981">
            <text:p>33.981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34.022">
            <text:p>34.022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34.063">
            <text:p>34.063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34.104">
            <text:p>34.104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34.144">
            <text:p>34.144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34.185">
            <text:p>34.185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float" office:value="34.226">
            <text:p>34.226</text:p>
          </table:table-cell>
          <table:table-cell office:value-type="float" office:value="22.1">
            <text:p>22.1</text:p>
          </table:table-cell>
        </table:table-row>
        <table:table-row table:style-name="ro1">
          <table:table-cell office:value-type="float" office:value="34.267">
            <text:p>34.267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34.308">
            <text:p>34.308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34.35">
            <text:p>34.35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34.391">
            <text:p>34.391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34.432">
            <text:p>34.432</text:p>
          </table:table-cell>
          <table:table-cell office:value-type="float" office:value="26.5">
            <text:p>26.5</text:p>
          </table:table-cell>
        </table:table-row>
        <table:table-row table:style-name="ro1">
          <table:table-cell office:value-type="float" office:value="34.474">
            <text:p>34.474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34.515">
            <text:p>34.515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34.556">
            <text:p>34.556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34.597">
            <text:p>34.597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34.638">
            <text:p>34.638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34.678">
            <text:p>34.6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4.719">
            <text:p>34.71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4.76">
            <text:p>34.76</text:p>
          </table:table-cell>
          <table:table-cell office:value-type="float" office:value="25.1">
            <text:p>25.1</text:p>
          </table:table-cell>
        </table:table-row>
        <table:table-row table:style-name="ro1">
          <table:table-cell office:value-type="float" office:value="34.801">
            <text:p>34.801</text:p>
          </table:table-cell>
          <table:table-cell office:value-type="float" office:value="25.6">
            <text:p>25.6</text:p>
          </table:table-cell>
        </table:table-row>
        <table:table-row table:style-name="ro1">
          <table:table-cell office:value-type="float" office:value="34.842">
            <text:p>34.842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34.882">
            <text:p>34.88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.922">
            <text:p>34.922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34.961">
            <text:p>34.961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34.999">
            <text:p>34.999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35.036">
            <text:p>35.036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float" office:value="35.073">
            <text:p>35.073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 office:value-type="float" office:value="35.108">
            <text:p>35.108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35.141">
            <text:p>35.141</text:p>
          </table:table-cell>
          <table:table-cell office:value-type="float" office:value="23.7">
            <text:p>23.7</text:p>
          </table:table-cell>
        </table:table-row>
        <table:table-row table:style-name="ro1">
          <table:table-cell office:value-type="float" office:value="35.171">
            <text:p>35.171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35.201">
            <text:p>35.201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office:value-type="float" office:value="35.228">
            <text:p>35.228</text:p>
          </table:table-cell>
          <table:table-cell office:value-type="float" office:value="21.9">
            <text:p>21.9</text:p>
          </table:table-cell>
        </table:table-row>
        <table:table-row table:style-name="ro1">
          <table:table-cell office:value-type="float" office:value="35.256">
            <text:p>35.256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35.284">
            <text:p>35.284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35.314">
            <text:p>35.314</text:p>
          </table:table-cell>
          <table:table-cell office:value-type="float" office:value="25.2">
            <text:p>25.2</text:p>
          </table:table-cell>
        </table:table-row>
        <table:table-row table:style-name="ro1">
          <table:table-cell office:value-type="float" office:value="35.345">
            <text:p>35.345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35.378">
            <text:p>35.37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5.411">
            <text:p>35.411</text:p>
          </table:table-cell>
          <table:table-cell office:value-type="float" office:value="23.3">
            <text:p>23.3</text:p>
          </table:table-cell>
        </table:table-row>
        <table:table-row table:style-name="ro1">
          <table:table-cell office:value-type="float" office:value="35.446">
            <text:p>35.446</text:p>
          </table:table-cell>
          <table:table-cell office:value-type="float" office:value="21.6">
            <text:p>21.6</text:p>
          </table:table-cell>
        </table:table-row>
        <table:table-row table:style-name="ro1">
          <table:table-cell office:value-type="float" office:value="35.482">
            <text:p>35.482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35.519">
            <text:p>35.51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35.556">
            <text:p>35.556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35.595">
            <text:p>35.595</text:p>
          </table:table-cell>
          <table:table-cell office:value-type="float" office:value="22.1">
            <text:p>22.1</text:p>
          </table:table-cell>
        </table:table-row>
        <table:table-row table:style-name="ro1">
          <table:table-cell office:value-type="float" office:value="35.634">
            <text:p>35.63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5.673">
            <text:p>35.673</text:p>
          </table:table-cell>
          <table:table-cell office:value-type="float" office:value="24.9">
            <text:p>24.9</text:p>
          </table:table-cell>
        </table:table-row>
        <table:table-row table:style-name="ro1">
          <table:table-cell office:value-type="float" office:value="35.713">
            <text:p>35.713</text:p>
          </table:table-cell>
          <table:table-cell office:value-type="float" office:value="24.6">
            <text:p>24.6</text:p>
          </table:table-cell>
        </table:table-row>
        <table:table-row table:style-name="ro1">
          <table:table-cell office:value-type="float" office:value="35.753">
            <text:p>35.753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35.794">
            <text:p>35.794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35.834">
            <text:p>35.834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35.875">
            <text:p>35.8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5.916">
            <text:p>35.916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float" office:value="35.956">
            <text:p>35.956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float" office:value="35.997">
            <text:p>35.99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6.038">
            <text:p>36.038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36.079">
            <text:p>36.079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36.121">
            <text:p>36.121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36.162">
            <text:p>36.162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36.204">
            <text:p>36.204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36.245">
            <text:p>36.245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36.287">
            <text:p>36.287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float" office:value="36.329">
            <text:p>36.329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36.37">
            <text:p>36.37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36.411">
            <text:p>36.411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 office:value-type="float" office:value="36.451">
            <text:p>36.451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float" office:value="36.492">
            <text:p>36.492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36.532">
            <text:p>36.532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36.572">
            <text:p>36.572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36.612">
            <text:p>36.6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6.652">
            <text:p>36.652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36.692">
            <text:p>36.692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36.731">
            <text:p>36.731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6.77">
            <text:p>36.77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36.809">
            <text:p>36.809</text:p>
          </table:table-cell>
          <table:table-cell office:value-type="float" office:value="17.4">
            <text:p>17.4</text:p>
          </table:table-cell>
        </table:table-row>
        <table:table-row table:style-name="ro1">
          <table:table-cell office:value-type="float" office:value="36.849">
            <text:p>36.849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36.888">
            <text:p>36.888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 office:value-type="float" office:value="36.928">
            <text:p>36.928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36.968">
            <text:p>36.968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37.009">
            <text:p>37.009</text:p>
          </table:table-cell>
          <table:table-cell office:value-type="float" office:value="15.9">
            <text:p>15.9</text:p>
          </table:table-cell>
        </table:table-row>
        <table:table-row table:style-name="ro1">
          <table:table-cell office:value-type="float" office:value="37.049">
            <text:p>37.049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37.09">
            <text:p>37.09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37.131">
            <text:p>37.131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37.172">
            <text:p>37.172</text:p>
          </table:table-cell>
          <table:table-cell office:value-type="float" office:value="17.4">
            <text:p>17.4</text:p>
          </table:table-cell>
        </table:table-row>
        <table:table-row table:style-name="ro1">
          <table:table-cell office:value-type="float" office:value="37.213">
            <text:p>37.213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 office:value-type="float" office:value="37.254">
            <text:p>37.25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7.294">
            <text:p>37.294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37.334">
            <text:p>37.334</text:p>
          </table:table-cell>
          <table:table-cell office:value-type="float" office:value="17.3">
            <text:p>17.3</text:p>
          </table:table-cell>
        </table:table-row>
        <table:table-row table:style-name="ro1">
          <table:table-cell office:value-type="float" office:value="37.375">
            <text:p>37.375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office:value-type="float" office:value="37.416">
            <text:p>37.416</text:p>
          </table:table-cell>
          <table:table-cell office:value-type="float" office:value="13.7">
            <text:p>13.7</text:p>
          </table:table-cell>
        </table:table-row>
        <table:table-row table:style-name="ro1">
          <table:table-cell office:value-type="float" office:value="37.457">
            <text:p>37.457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office:value-type="float" office:value="37.499">
            <text:p>37.499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37.54">
            <text:p>37.5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7.582">
            <text:p>37.582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 office:value-type="float" office:value="37.623">
            <text:p>37.623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37.665">
            <text:p>37.665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37.706">
            <text:p>37.706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float" office:value="37.747">
            <text:p>37.747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37.787">
            <text:p>37.787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7.826">
            <text:p>37.82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7.866">
            <text:p>37.86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37.905">
            <text:p>37.90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37.944">
            <text:p>37.944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37.983">
            <text:p>37.983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38.022">
            <text:p>38.022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38.062">
            <text:p>38.062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38.103">
            <text:p>38.103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float" office:value="38.141">
            <text:p>38.141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38.177">
            <text:p>38.177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38.209">
            <text:p>38.209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 office:value-type="float" office:value="38.236">
            <text:p>38.236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38.259">
            <text:p>38.259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38.277">
            <text:p>38.277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38.291">
            <text:p>38.29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.304">
            <text:p>38.3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.315">
            <text:p>38.3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.327">
            <text:p>38.3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.341">
            <text:p>38.34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.357">
            <text:p>38.3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.373">
            <text:p>38.373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38.392">
            <text:p>38.392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38.412">
            <text:p>38.412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38.434">
            <text:p>38.434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38.456">
            <text:p>38.456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8.479">
            <text:p>38.479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38.505">
            <text:p>38.505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38.532">
            <text:p>38.532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38.559">
            <text:p>38.55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38.588">
            <text:p>38.588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38.617">
            <text:p>38.6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8.647">
            <text:p>38.647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38.676">
            <text:p>38.676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38.704">
            <text:p>38.704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38.731">
            <text:p>38.731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38.758">
            <text:p>38.75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8.785">
            <text:p>38.785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float" office:value="38.811">
            <text:p>38.811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float" office:value="38.838">
            <text:p>38.838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38.866">
            <text:p>38.866</text:p>
          </table:table-cell>
          <table:table-cell office:value-type="float" office:value="25.1">
            <text:p>25.1</text:p>
          </table:table-cell>
        </table:table-row>
        <table:table-row table:style-name="ro1">
          <table:table-cell office:value-type="float" office:value="38.895">
            <text:p>38.895</text:p>
          </table:table-cell>
          <table:table-cell office:value-type="float" office:value="25.8">
            <text:p>25.8</text:p>
          </table:table-cell>
        </table:table-row>
        <table:table-row table:style-name="ro1">
          <table:table-cell office:value-type="float" office:value="38.924">
            <text:p>38.924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38.953">
            <text:p>38.95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38.981">
            <text:p>38.981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39.009">
            <text:p>39.009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 office:value-type="float" office:value="39.036">
            <text:p>39.036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39.063">
            <text:p>39.063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39.091">
            <text:p>39.091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39.12">
            <text:p>39.12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39.151">
            <text:p>39.151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39.182">
            <text:p>39.182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float" office:value="39.214">
            <text:p>39.214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39.245">
            <text:p>39.245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float" office:value="39.276">
            <text:p>39.276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39.307">
            <text:p>39.307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float" office:value="39.338">
            <text:p>39.338</text:p>
          </table:table-cell>
          <table:table-cell office:value-type="float" office:value="50.6">
            <text:p>50.6</text:p>
          </table:table-cell>
        </table:table-row>
        <table:table-row table:style-name="ro1">
          <table:table-cell office:value-type="float" office:value="39.369">
            <text:p>39.369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39.399">
            <text:p>39.3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9.425">
            <text:p>39.42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39.445">
            <text:p>39.445</text:p>
          </table:table-cell>
          <table:table-cell office:value-type="float" office:value="63.1">
            <text:p>63.1</text:p>
          </table:table-cell>
        </table:table-row>
        <table:table-row table:style-name="ro1">
          <table:table-cell office:value-type="float" office:value="39.459">
            <text:p>39.459</text:p>
          </table:table-cell>
          <table:table-cell office:value-type="float" office:value="65.4">
            <text:p>65.4</text:p>
          </table:table-cell>
        </table:table-row>
        <table:table-row table:style-name="ro1">
          <table:table-cell office:value-type="float" office:value="39.471">
            <text:p>39.471</text:p>
          </table:table-cell>
          <table:table-cell office:value-type="float" office:value="68.1">
            <text:p>68.1</text:p>
          </table:table-cell>
        </table:table-row>
        <table:table-row table:style-name="ro1">
          <table:table-cell/>
          <table:table-cell office:value-type="float" office:value="70.9">
            <text:p>70.9</text:p>
          </table:table-cell>
        </table:table-row>
        <table:table-row table:style-name="ro1">
          <table:table-cell/>
          <table:table-cell office:value-type="float" office:value="73.2">
            <text:p>73.2</text:p>
          </table:table-cell>
        </table:table-row>
        <table:table-row table:style-name="ro1">
          <table:table-cell office:value-type="float" office:value="39.491">
            <text:p>39.491</text:p>
          </table:table-cell>
          <table:table-cell office:value-type="float" office:value="74.5">
            <text:p>74.5</text:p>
          </table:table-cell>
        </table:table-row>
        <table:table-row table:style-name="ro1">
          <table:table-cell office:value-type="float" office:value="39.499">
            <text:p>39.499</text:p>
          </table:table-cell>
          <table:table-cell office:value-type="float" office:value="74.9">
            <text:p>74.9</text:p>
          </table:table-cell>
        </table:table-row>
        <table:table-row table:style-name="ro1">
          <table:table-cell office:value-type="float" office:value="39.509">
            <text:p>39.509</text:p>
          </table:table-cell>
          <table:table-cell office:value-type="float" office:value="74.7">
            <text:p>74.7</text:p>
          </table:table-cell>
        </table:table-row>
        <table:table-row table:style-name="ro1">
          <table:table-cell office:value-type="float" office:value="39.521">
            <text:p>39.521</text:p>
          </table:table-cell>
          <table:table-cell office:value-type="float" office:value="73.8">
            <text:p>73.8</text:p>
          </table:table-cell>
        </table:table-row>
        <table:table-row table:style-name="ro1">
          <table:table-cell office:value-type="float" office:value="39.533">
            <text:p>39.533</text:p>
          </table:table-cell>
          <table:table-cell office:value-type="float" office:value="73.2">
            <text:p>73.2</text:p>
          </table:table-cell>
        </table:table-row>
        <table:table-row table:style-name="ro1">
          <table:table-cell office:value-type="float" office:value="39.548">
            <text:p>39.548</text:p>
          </table:table-cell>
          <table:table-cell office:value-type="float" office:value="73.2">
            <text:p>73.2</text:p>
          </table:table-cell>
        </table:table-row>
        <table:table-row table:style-name="ro1">
          <table:table-cell office:value-type="float" office:value="39.563">
            <text:p>39.563</text:p>
          </table:table-cell>
          <table:table-cell office:value-type="float" office:value="73.6">
            <text:p>73.6</text:p>
          </table:table-cell>
        </table:table-row>
        <table:table-row table:style-name="ro1">
          <table:table-cell office:value-type="float" office:value="39.578">
            <text:p>39.578</text:p>
          </table:table-cell>
          <table:table-cell office:value-type="float" office:value="74.2">
            <text:p>74.2</text:p>
          </table:table-cell>
        </table:table-row>
        <table:table-row table:style-name="ro1">
          <table:table-cell office:value-type="float" office:value="39.595">
            <text:p>39.595</text:p>
          </table:table-cell>
          <table:table-cell office:value-type="float" office:value="75.2">
            <text:p>75.2</text:p>
          </table:table-cell>
        </table:table-row>
        <table:table-row table:style-name="ro1">
          <table:table-cell office:value-type="float" office:value="39.614">
            <text:p>39.614</text:p>
          </table:table-cell>
          <table:table-cell office:value-type="float" office:value="76.3">
            <text:p>76.3</text:p>
          </table:table-cell>
        </table:table-row>
        <table:table-row table:style-name="ro1">
          <table:table-cell office:value-type="float" office:value="39.633">
            <text:p>39.633</text:p>
          </table:table-cell>
          <table:table-cell office:value-type="float" office:value="77.6">
            <text:p>77.6</text:p>
          </table:table-cell>
        </table:table-row>
        <table:table-row table:style-name="ro1">
          <table:table-cell office:value-type="float" office:value="39.654">
            <text:p>39.654</text:p>
          </table:table-cell>
          <table:table-cell office:value-type="float" office:value="79.2">
            <text:p>79.2</text:p>
          </table:table-cell>
        </table:table-row>
        <table:table-row table:style-name="ro1">
          <table:table-cell office:value-type="float" office:value="39.675">
            <text:p>39.675</text:p>
          </table:table-cell>
          <table:table-cell office:value-type="float" office:value="81.3">
            <text:p>81.3</text:p>
          </table:table-cell>
        </table:table-row>
        <table:table-row table:style-name="ro1">
          <table:table-cell office:value-type="float" office:value="39.697">
            <text:p>39.69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9.719">
            <text:p>39.719</text:p>
          </table:table-cell>
          <table:table-cell office:value-type="float" office:value="85.2">
            <text:p>85.2</text:p>
          </table:table-cell>
        </table:table-row>
        <table:table-row table:style-name="ro1">
          <table:table-cell office:value-type="float" office:value="39.741">
            <text:p>39.741</text:p>
          </table:table-cell>
          <table:table-cell office:value-type="float" office:value="86.7">
            <text:p>86.7</text:p>
          </table:table-cell>
        </table:table-row>
        <table:table-row table:style-name="ro1">
          <table:table-cell office:value-type="float" office:value="39.763">
            <text:p>39.76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9.785">
            <text:p>39.785</text:p>
          </table:table-cell>
          <table:table-cell office:value-type="float" office:value="88.5">
            <text:p>88.5</text:p>
          </table:table-cell>
        </table:table-row>
        <table:table-row table:style-name="ro1">
          <table:table-cell office:value-type="float" office:value="39.807">
            <text:p>39.807</text:p>
          </table:table-cell>
          <table:table-cell office:value-type="float" office:value="89.3">
            <text:p>89.3</text:p>
          </table:table-cell>
        </table:table-row>
        <table:table-row table:style-name="ro1">
          <table:table-cell office:value-type="float" office:value="39.83">
            <text:p>39.8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9.854">
            <text:p>39.854</text:p>
          </table:table-cell>
          <table:table-cell office:value-type="float" office:value="88.7">
            <text:p>88.7</text:p>
          </table:table-cell>
        </table:table-row>
        <table:table-row table:style-name="ro1">
          <table:table-cell office:value-type="float" office:value="39.879">
            <text:p>39.879</text:p>
          </table:table-cell>
          <table:table-cell office:value-type="float" office:value="90.8">
            <text:p>90.8</text:p>
          </table:table-cell>
        </table:table-row>
        <table:table-row table:style-name="ro1">
          <table:table-cell office:value-type="float" office:value="39.906">
            <text:p>39.906</text:p>
          </table:table-cell>
          <table:table-cell office:value-type="float" office:value="91.5">
            <text:p>91.5</text:p>
          </table:table-cell>
        </table:table-row>
        <table:table-row table:style-name="ro1">
          <table:table-cell office:value-type="float" office:value="39.933">
            <text:p>39.933</text:p>
          </table:table-cell>
          <table:table-cell office:value-type="float" office:value="90.7">
            <text:p>90.7</text:p>
          </table:table-cell>
        </table:table-row>
        <table:table-row table:style-name="ro1">
          <table:table-cell office:value-type="float" office:value="39.96">
            <text:p>39.96</text:p>
          </table:table-cell>
          <table:table-cell office:value-type="float" office:value="90.2">
            <text:p>90.2</text:p>
          </table:table-cell>
        </table:table-row>
        <table:table-row table:style-name="ro1">
          <table:table-cell office:value-type="float" office:value="39.989">
            <text:p>39.989</text:p>
          </table:table-cell>
          <table:table-cell office:value-type="float" office:value="90.7">
            <text:p>90.7</text:p>
          </table:table-cell>
        </table:table-row>
        <table:table-row table:style-name="ro1">
          <table:table-cell office:value-type="float" office:value="40.019">
            <text:p>40.019</text:p>
          </table:table-cell>
          <table:table-cell office:value-type="float" office:value="93.9">
            <text:p>93.9</text:p>
          </table:table-cell>
        </table:table-row>
        <table:table-row table:style-name="ro1">
          <table:table-cell office:value-type="float" office:value="40.047">
            <text:p>40.04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0.075">
            <text:p>40.075</text:p>
          </table:table-cell>
          <table:table-cell office:value-type="float" office:value="93.1">
            <text:p>93.1</text:p>
          </table:table-cell>
        </table:table-row>
        <table:table-row table:style-name="ro1">
          <table:table-cell office:value-type="float" office:value="40.1">
            <text:p>40.1</text:p>
          </table:table-cell>
          <table:table-cell office:value-type="float" office:value="92.3">
            <text:p>92.3</text:p>
          </table:table-cell>
        </table:table-row>
        <table:table-row table:style-name="ro1">
          <table:table-cell office:value-type="float" office:value="40.119">
            <text:p>40.119</text:p>
          </table:table-cell>
          <table:table-cell office:value-type="float" office:value="92.8">
            <text:p>92.8</text:p>
          </table:table-cell>
        </table:table-row>
        <table:table-row table:style-name="ro1">
          <table:table-cell office:value-type="float" office:value="40.137">
            <text:p>40.137</text:p>
          </table:table-cell>
          <table:table-cell office:value-type="float" office:value="94.5">
            <text:p>94.5</text:p>
          </table:table-cell>
        </table:table-row>
        <table:table-row table:style-name="ro1">
          <table:table-cell office:value-type="float" office:value="40.151">
            <text:p>40.151</text:p>
          </table:table-cell>
          <table:table-cell office:value-type="float" office:value="97.4">
            <text:p>97.4</text:p>
          </table:table-cell>
        </table:table-row>
        <table:table-row table:style-name="ro1">
          <table:table-cell office:value-type="float" office:value="40.166">
            <text:p>40.166</text:p>
          </table:table-cell>
          <table:table-cell office:value-type="float" office:value="101.6">
            <text:p>101.6</text:p>
          </table:table-cell>
        </table:table-row>
        <table:table-row table:style-name="ro1">
          <table:table-cell office:value-type="float" office:value="40.182">
            <text:p>40.182</text:p>
          </table:table-cell>
          <table:table-cell office:value-type="float" office:value="105.3">
            <text:p>105.3</text:p>
          </table:table-cell>
        </table:table-row>
        <table:table-row table:style-name="ro1">
          <table:table-cell office:value-type="float" office:value="40.199">
            <text:p>40.199</text:p>
          </table:table-cell>
          <table:table-cell office:value-type="float" office:value="107.4">
            <text:p>107.4</text:p>
          </table:table-cell>
        </table:table-row>
        <table:table-row table:style-name="ro1">
          <table:table-cell office:value-type="float" office:value="40.217">
            <text:p>40.217</text:p>
          </table:table-cell>
          <table:table-cell office:value-type="float" office:value="109.4">
            <text:p>109.4</text:p>
          </table:table-cell>
        </table:table-row>
        <table:table-row table:style-name="ro1">
          <table:table-cell office:value-type="float" office:value="40.237">
            <text:p>40.237</text:p>
          </table:table-cell>
          <table:table-cell office:value-type="float" office:value="111.6">
            <text:p>111.6</text:p>
          </table:table-cell>
        </table:table-row>
        <table:table-row table:style-name="ro1">
          <table:table-cell office:value-type="float" office:value="40.257">
            <text:p>40.257</text:p>
          </table:table-cell>
          <table:table-cell office:value-type="float" office:value="113.9">
            <text:p>113.9</text:p>
          </table:table-cell>
        </table:table-row>
        <table:table-row table:style-name="ro1">
          <table:table-cell office:value-type="float" office:value="40.279">
            <text:p>40.279</text:p>
          </table:table-cell>
          <table:table-cell office:value-type="float" office:value="115.3">
            <text:p>115.3</text:p>
          </table:table-cell>
        </table:table-row>
        <table:table-row table:style-name="ro1">
          <table:table-cell office:value-type="float" office:value="40.3">
            <text:p>40.3</text:p>
          </table:table-cell>
          <table:table-cell office:value-type="float" office:value="116.9">
            <text:p>116.9</text:p>
          </table:table-cell>
        </table:table-row>
        <table:table-row table:style-name="ro1">
          <table:table-cell office:value-type="float" office:value="40.322">
            <text:p>40.322</text:p>
          </table:table-cell>
          <table:table-cell office:value-type="float" office:value="118.9">
            <text:p>118.9</text:p>
          </table:table-cell>
        </table:table-row>
        <table:table-row table:style-name="ro1">
          <table:table-cell office:value-type="float" office:value="40.345">
            <text:p>40.345</text:p>
          </table:table-cell>
          <table:table-cell office:value-type="float" office:value="121.2">
            <text:p>121.2</text:p>
          </table:table-cell>
        </table:table-row>
        <table:table-row table:style-name="ro1">
          <table:table-cell office:value-type="float" office:value="40.368">
            <text:p>40.368</text:p>
          </table:table-cell>
          <table:table-cell office:value-type="float" office:value="123.5">
            <text:p>123.5</text:p>
          </table:table-cell>
        </table:table-row>
        <table:table-row table:style-name="ro1">
          <table:table-cell office:value-type="float" office:value="40.394">
            <text:p>40.394</text:p>
          </table:table-cell>
          <table:table-cell office:value-type="float" office:value="125.4">
            <text:p>125.4</text:p>
          </table:table-cell>
        </table:table-row>
        <table:table-row table:style-name="ro1">
          <table:table-cell office:value-type="float" office:value="40.419">
            <text:p>40.419</text:p>
          </table:table-cell>
          <table:table-cell office:value-type="float" office:value="126.5">
            <text:p>126.5</text:p>
          </table:table-cell>
        </table:table-row>
        <table:table-row table:style-name="ro1">
          <table:table-cell office:value-type="float" office:value="40.445">
            <text:p>40.445</text:p>
          </table:table-cell>
          <table:table-cell office:value-type="float" office:value="127.2">
            <text:p>127.2</text:p>
          </table:table-cell>
        </table:table-row>
        <table:table-row table:style-name="ro1">
          <table:table-cell office:value-type="float" office:value="40.471">
            <text:p>40.471</text:p>
          </table:table-cell>
          <table:table-cell office:value-type="float" office:value="127.9">
            <text:p>127.9</text:p>
          </table:table-cell>
        </table:table-row>
        <table:table-row table:style-name="ro1">
          <table:table-cell office:value-type="float" office:value="40.497">
            <text:p>40.497</text:p>
          </table:table-cell>
          <table:table-cell office:value-type="float" office:value="128.7">
            <text:p>128.7</text:p>
          </table:table-cell>
        </table:table-row>
        <table:table-row table:style-name="ro1">
          <table:table-cell office:value-type="float" office:value="40.526">
            <text:p>40.526</text:p>
          </table:table-cell>
          <table:table-cell office:value-type="float" office:value="129.5">
            <text:p>129.5</text:p>
          </table:table-cell>
        </table:table-row>
        <table:table-row table:style-name="ro1">
          <table:table-cell office:value-type="float" office:value="40.556">
            <text:p>40.556</text:p>
          </table:table-cell>
          <table:table-cell office:value-type="float" office:value="130.6">
            <text:p>130.6</text:p>
          </table:table-cell>
        </table:table-row>
        <table:table-row table:style-name="ro1">
          <table:table-cell office:value-type="float" office:value="40.587">
            <text:p>40.58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0.618">
            <text:p>40.618</text:p>
          </table:table-cell>
          <table:table-cell office:value-type="float" office:value="133.5">
            <text:p>133.5</text:p>
          </table:table-cell>
        </table:table-row>
        <table:table-row table:style-name="ro1">
          <table:table-cell office:value-type="float" office:value="40.65">
            <text:p>40.65</text:p>
          </table:table-cell>
          <table:table-cell office:value-type="float" office:value="135.5">
            <text:p>135.5</text:p>
          </table:table-cell>
        </table:table-row>
        <table:table-row table:style-name="ro1">
          <table:table-cell office:value-type="float" office:value="40.683">
            <text:p>40.683</text:p>
          </table:table-cell>
          <table:table-cell office:value-type="float" office:value="138.4">
            <text:p>138.4</text:p>
          </table:table-cell>
        </table:table-row>
        <table:table-row table:style-name="ro1">
          <table:table-cell office:value-type="float" office:value="40.714">
            <text:p>40.714</text:p>
          </table:table-cell>
          <table:table-cell office:value-type="float" office:value="141.3">
            <text:p>141.3</text:p>
          </table:table-cell>
        </table:table-row>
        <table:table-row table:style-name="ro1">
          <table:table-cell office:value-type="float" office:value="40.745">
            <text:p>40.745</text:p>
          </table:table-cell>
          <table:table-cell office:value-type="float" office:value="143.4">
            <text:p>143.4</text:p>
          </table:table-cell>
        </table:table-row>
        <table:table-row table:style-name="ro1">
          <table:table-cell office:value-type="float" office:value="40.777">
            <text:p>40.77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0.807">
            <text:p>40.807</text:p>
          </table:table-cell>
          <table:table-cell office:value-type="float" office:value="147.2">
            <text:p>147.2</text:p>
          </table:table-cell>
        </table:table-row>
        <table:table-row table:style-name="ro1">
          <table:table-cell office:value-type="float" office:value="40.837">
            <text:p>40.837</text:p>
          </table:table-cell>
          <table:table-cell office:value-type="float" office:value="150.5">
            <text:p>150.5</text:p>
          </table:table-cell>
        </table:table-row>
        <table:table-row table:style-name="ro1">
          <table:table-cell office:value-type="float" office:value="40.867">
            <text:p>40.867</text:p>
          </table:table-cell>
          <table:table-cell office:value-type="float" office:value="154.5">
            <text:p>154.5</text:p>
          </table:table-cell>
        </table:table-row>
        <table:table-row table:style-name="ro1">
          <table:table-cell office:value-type="float" office:value="40.896">
            <text:p>40.896</text:p>
          </table:table-cell>
          <table:table-cell office:value-type="float" office:value="157.8">
            <text:p>157.8</text:p>
          </table:table-cell>
        </table:table-row>
        <table:table-row table:style-name="ro1">
          <table:table-cell office:value-type="float" office:value="40.926">
            <text:p>40.926</text:p>
          </table:table-cell>
          <table:table-cell office:value-type="float" office:value="160.5">
            <text:p>160.5</text:p>
          </table:table-cell>
        </table:table-row>
        <table:table-row table:style-name="ro1">
          <table:table-cell office:value-type="float" office:value="40.954">
            <text:p>40.954</text:p>
          </table:table-cell>
          <table:table-cell office:value-type="float" office:value="162.4">
            <text:p>162.4</text:p>
          </table:table-cell>
        </table:table-row>
        <table:table-row table:style-name="ro1">
          <table:table-cell office:value-type="float" office:value="40.983">
            <text:p>40.983</text:p>
          </table:table-cell>
          <table:table-cell office:value-type="float" office:value="163.6">
            <text:p>163.6</text:p>
          </table:table-cell>
        </table:table-row>
        <table:table-row table:style-name="ro1">
          <table:table-cell office:value-type="float" office:value="41.01">
            <text:p>41.01</text:p>
          </table:table-cell>
          <table:table-cell office:value-type="float" office:value="164.4">
            <text:p>164.4</text:p>
          </table:table-cell>
        </table:table-row>
        <table:table-row table:style-name="ro1">
          <table:table-cell office:value-type="float" office:value="41.035">
            <text:p>41.035</text:p>
          </table:table-cell>
          <table:table-cell office:value-type="float" office:value="165.9">
            <text:p>165.9</text:p>
          </table:table-cell>
        </table:table-row>
        <table:table-row table:style-name="ro1">
          <table:table-cell office:value-type="float" office:value="41.055">
            <text:p>41.055</text:p>
          </table:table-cell>
          <table:table-cell office:value-type="float" office:value="168.1">
            <text:p>168.1</text:p>
          </table:table-cell>
        </table:table-row>
        <table:table-row table:style-name="ro1">
          <table:table-cell office:value-type="float" office:value="41.072">
            <text:p>41.072</text:p>
          </table:table-cell>
          <table:table-cell office:value-type="float" office:value="170.3">
            <text:p>170.3</text:p>
          </table:table-cell>
        </table:table-row>
        <table:table-row table:style-name="ro1">
          <table:table-cell office:value-type="float" office:value="41.087">
            <text:p>41.087</text:p>
          </table:table-cell>
          <table:table-cell office:value-type="float" office:value="172.7">
            <text:p>172.7</text:p>
          </table:table-cell>
        </table:table-row>
        <table:table-row table:style-name="ro1">
          <table:table-cell office:value-type="float" office:value="41.099">
            <text:p>41.099</text:p>
          </table:table-cell>
          <table:table-cell office:value-type="float" office:value="174.5">
            <text:p>174.5</text:p>
          </table:table-cell>
        </table:table-row>
        <table:table-row table:style-name="ro1">
          <table:table-cell office:value-type="float" office:value="41.111">
            <text:p>41.111</text:p>
          </table:table-cell>
          <table:table-cell office:value-type="float" office:value="175.8">
            <text:p>175.8</text:p>
          </table:table-cell>
        </table:table-row>
        <table:table-row table:style-name="ro1">
          <table:table-cell office:value-type="float" office:value="41.124">
            <text:p>41.124</text:p>
          </table:table-cell>
          <table:table-cell office:value-type="float" office:value="176.6">
            <text:p>176.6</text:p>
          </table:table-cell>
        </table:table-row>
        <table:table-row table:style-name="ro1">
          <table:table-cell office:value-type="float" office:value="41.138">
            <text:p>41.138</text:p>
          </table:table-cell>
          <table:table-cell office:value-type="float" office:value="177.3">
            <text:p>177.3</text:p>
          </table:table-cell>
        </table:table-row>
        <table:table-row table:style-name="ro1">
          <table:table-cell office:value-type="float" office:value="41.153">
            <text:p>41.153</text:p>
          </table:table-cell>
          <table:table-cell office:value-type="float" office:value="178.4">
            <text:p>178.4</text:p>
          </table:table-cell>
        </table:table-row>
        <table:table-row table:style-name="ro1">
          <table:table-cell office:value-type="float" office:value="41.169">
            <text:p>41.169</text:p>
          </table:table-cell>
          <table:table-cell office:value-type="float" office:value="179.6">
            <text:p>179.6</text:p>
          </table:table-cell>
        </table:table-row>
        <table:table-row table:style-name="ro1">
          <table:table-cell office:value-type="float" office:value="41.186">
            <text:p>41.18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1.203">
            <text:p>41.203</text:p>
          </table:table-cell>
          <table:table-cell office:value-type="float" office:value="182.6">
            <text:p>182.6</text:p>
          </table:table-cell>
        </table:table-row>
        <table:table-row table:style-name="ro1">
          <table:table-cell office:value-type="float" office:value="41.221">
            <text:p>41.221</text:p>
          </table:table-cell>
          <table:table-cell office:value-type="float" office:value="184.5">
            <text:p>184.5</text:p>
          </table:table-cell>
        </table:table-row>
        <table:table-row table:style-name="ro1">
          <table:table-cell office:value-type="float" office:value="41.24">
            <text:p>41.24</text:p>
          </table:table-cell>
          <table:table-cell office:value-type="float" office:value="186.5">
            <text:p>186.5</text:p>
          </table:table-cell>
        </table:table-row>
        <table:table-row table:style-name="ro1">
          <table:table-cell office:value-type="float" office:value="41.259">
            <text:p>41.259</text:p>
          </table:table-cell>
          <table:table-cell office:value-type="float" office:value="188.4">
            <text:p>188.4</text:p>
          </table:table-cell>
        </table:table-row>
        <table:table-row table:style-name="ro1">
          <table:table-cell office:value-type="float" office:value="41.279">
            <text:p>41.279</text:p>
          </table:table-cell>
          <table:table-cell office:value-type="float" office:value="189.5">
            <text:p>189.5</text:p>
          </table:table-cell>
        </table:table-row>
        <table:table-row table:style-name="ro1">
          <table:table-cell office:value-type="float" office:value="41.3">
            <text:p>41.3</text:p>
          </table:table-cell>
          <table:table-cell office:value-type="float" office:value="190.7">
            <text:p>190.7</text:p>
          </table:table-cell>
        </table:table-row>
        <table:table-row table:style-name="ro1">
          <table:table-cell office:value-type="float" office:value="41.321">
            <text:p>41.321</text:p>
          </table:table-cell>
          <table:table-cell office:value-type="float" office:value="191.8">
            <text:p>191.8</text:p>
          </table:table-cell>
        </table:table-row>
        <table:table-row table:style-name="ro1">
          <table:table-cell office:value-type="float" office:value="41.343">
            <text:p>41.343</text:p>
          </table:table-cell>
          <table:table-cell office:value-type="float" office:value="192.9">
            <text:p>192.9</text:p>
          </table:table-cell>
        </table:table-row>
        <table:table-row table:style-name="ro1">
          <table:table-cell office:value-type="float" office:value="41.365">
            <text:p>41.365</text:p>
          </table:table-cell>
          <table:table-cell office:value-type="float" office:value="194.2">
            <text:p>194.2</text:p>
          </table:table-cell>
        </table:table-row>
        <table:table-row table:style-name="ro1">
          <table:table-cell office:value-type="float" office:value="41.388">
            <text:p>41.388</text:p>
          </table:table-cell>
          <table:table-cell office:value-type="float" office:value="195.7">
            <text:p>195.7</text:p>
          </table:table-cell>
        </table:table-row>
        <table:table-row table:style-name="ro1">
          <table:table-cell office:value-type="float" office:value="41.411">
            <text:p>41.411</text:p>
          </table:table-cell>
          <table:table-cell office:value-type="float" office:value="197.3">
            <text:p>197.3</text:p>
          </table:table-cell>
        </table:table-row>
        <table:table-row table:style-name="ro1">
          <table:table-cell office:value-type="float" office:value="41.436">
            <text:p>41.436</text:p>
          </table:table-cell>
          <table:table-cell office:value-type="float" office:value="198.4">
            <text:p>198.4</text:p>
          </table:table-cell>
        </table:table-row>
        <table:table-row table:style-name="ro1">
          <table:table-cell office:value-type="float" office:value="41.461">
            <text:p>41.461</text:p>
          </table:table-cell>
          <table:table-cell office:value-type="float" office:value="199.4">
            <text:p>199.4</text:p>
          </table:table-cell>
        </table:table-row>
        <table:table-row table:style-name="ro1">
          <table:table-cell office:value-type="float" office:value="41.487">
            <text:p>41.48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41.512">
            <text:p>41.512</text:p>
          </table:table-cell>
          <table:table-cell office:value-type="float" office:value="203.2">
            <text:p>203.2</text:p>
          </table:table-cell>
        </table:table-row>
        <table:table-row table:style-name="ro1">
          <table:table-cell office:value-type="float" office:value="41.539">
            <text:p>41.539</text:p>
          </table:table-cell>
          <table:table-cell office:value-type="float" office:value="205.6">
            <text:p>205.6</text:p>
          </table:table-cell>
        </table:table-row>
        <table:table-row table:style-name="ro1">
          <table:table-cell office:value-type="float" office:value="41.565">
            <text:p>41.565</text:p>
          </table:table-cell>
          <table:table-cell office:value-type="float" office:value="208.4">
            <text:p>208.4</text:p>
          </table:table-cell>
        </table:table-row>
        <table:table-row table:style-name="ro1">
          <table:table-cell office:value-type="float" office:value="41.592">
            <text:p>41.592</text:p>
          </table:table-cell>
          <table:table-cell office:value-type="float" office:value="211.5">
            <text:p>211.5</text:p>
          </table:table-cell>
        </table:table-row>
        <table:table-row table:style-name="ro1">
          <table:table-cell office:value-type="float" office:value="41.619">
            <text:p>41.619</text:p>
          </table:table-cell>
          <table:table-cell office:value-type="float" office:value="214.3">
            <text:p>214.3</text:p>
          </table:table-cell>
        </table:table-row>
        <table:table-row table:style-name="ro1">
          <table:table-cell office:value-type="float" office:value="41.646">
            <text:p>41.646</text:p>
          </table:table-cell>
          <table:table-cell office:value-type="float" office:value="216.7">
            <text:p>216.7</text:p>
          </table:table-cell>
        </table:table-row>
        <table:table-row table:style-name="ro1">
          <table:table-cell office:value-type="float" office:value="41.673">
            <text:p>41.673</text:p>
          </table:table-cell>
          <table:table-cell office:value-type="float" office:value="218.9">
            <text:p>218.9</text:p>
          </table:table-cell>
        </table:table-row>
        <table:table-row table:style-name="ro1">
          <table:table-cell office:value-type="float" office:value="41.7">
            <text:p>41.7</text:p>
          </table:table-cell>
          <table:table-cell office:value-type="float" office:value="221.1">
            <text:p>221.1</text:p>
          </table:table-cell>
        </table:table-row>
        <table:table-row table:style-name="ro1">
          <table:table-cell office:value-type="float" office:value="41.727">
            <text:p>41.727</text:p>
          </table:table-cell>
          <table:table-cell office:value-type="float" office:value="223.3">
            <text:p>223.3</text:p>
          </table:table-cell>
        </table:table-row>
        <table:table-row table:style-name="ro1">
          <table:table-cell office:value-type="float" office:value="41.755">
            <text:p>41.755</text:p>
          </table:table-cell>
          <table:table-cell office:value-type="float" office:value="225.7">
            <text:p>225.7</text:p>
          </table:table-cell>
        </table:table-row>
        <table:table-row table:style-name="ro1">
          <table:table-cell office:value-type="float" office:value="41.782">
            <text:p>41.782</text:p>
          </table:table-cell>
          <table:table-cell office:value-type="float" office:value="228.1">
            <text:p>228.1</text:p>
          </table:table-cell>
        </table:table-row>
        <table:table-row table:style-name="ro1">
          <table:table-cell office:value-type="float" office:value="41.81">
            <text:p>41.81</text:p>
          </table:table-cell>
          <table:table-cell office:value-type="float" office:value="230.8">
            <text:p>230.8</text:p>
          </table:table-cell>
        </table:table-row>
        <table:table-row table:style-name="ro1">
          <table:table-cell office:value-type="float" office:value="41.839">
            <text:p>41.839</text:p>
          </table:table-cell>
          <table:table-cell office:value-type="float" office:value="233.5">
            <text:p>233.5</text:p>
          </table:table-cell>
        </table:table-row>
        <table:table-row table:style-name="ro1">
          <table:table-cell office:value-type="float" office:value="41.868">
            <text:p>41.868</text:p>
          </table:table-cell>
          <table:table-cell office:value-type="float" office:value="235.9">
            <text:p>235.9</text:p>
          </table:table-cell>
        </table:table-row>
        <table:table-row table:style-name="ro1">
          <table:table-cell office:value-type="float" office:value="41.897">
            <text:p>41.897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41.926">
            <text:p>41.926</text:p>
          </table:table-cell>
          <table:table-cell office:value-type="float" office:value="240.7">
            <text:p>240.7</text:p>
          </table:table-cell>
        </table:table-row>
        <table:table-row table:style-name="ro1">
          <table:table-cell office:value-type="float" office:value="41.956">
            <text:p>41.956</text:p>
          </table:table-cell>
          <table:table-cell office:value-type="float" office:value="243.2">
            <text:p>243.2</text:p>
          </table:table-cell>
        </table:table-row>
        <table:table-row table:style-name="ro1">
          <table:table-cell office:value-type="float" office:value="41.986">
            <text:p>41.986</text:p>
          </table:table-cell>
          <table:table-cell office:value-type="float" office:value="245.7">
            <text:p>245.7</text:p>
          </table:table-cell>
        </table:table-row>
        <table:table-row table:style-name="ro1">
          <table:table-cell office:value-type="float" office:value="42.016">
            <text:p>42.016</text:p>
          </table:table-cell>
          <table:table-cell office:value-type="float" office:value="248.3">
            <text:p>248.3</text:p>
          </table:table-cell>
        </table:table-row>
        <table:table-row table:style-name="ro1">
          <table:table-cell office:value-type="float" office:value="42.046">
            <text:p>42.046</text:p>
          </table:table-cell>
          <table:table-cell office:value-type="float" office:value="250.9">
            <text:p>250.9</text:p>
          </table:table-cell>
        </table:table-row>
        <table:table-row table:style-name="ro1">
          <table:table-cell office:value-type="float" office:value="42.077">
            <text:p>42.077</text:p>
          </table:table-cell>
          <table:table-cell office:value-type="float" office:value="252.8">
            <text:p>252.8</text:p>
          </table:table-cell>
        </table:table-row>
        <table:table-row table:style-name="ro1">
          <table:table-cell office:value-type="float" office:value="42.107">
            <text:p>42.107</text:p>
          </table:table-cell>
          <table:table-cell office:value-type="float" office:value="254.9">
            <text:p>254.9</text:p>
          </table:table-cell>
        </table:table-row>
        <table:table-row table:style-name="ro1">
          <table:table-cell office:value-type="float" office:value="42.138">
            <text:p>42.13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42.169">
            <text:p>42.169</text:p>
          </table:table-cell>
          <table:table-cell office:value-type="float" office:value="258.6">
            <text:p>258.6</text:p>
          </table:table-cell>
        </table:table-row>
        <table:table-row table:style-name="ro1">
          <table:table-cell office:value-type="float" office:value="42.201">
            <text:p>42.201</text:p>
          </table:table-cell>
          <table:table-cell office:value-type="float" office:value="260.2">
            <text:p>260.2</text:p>
          </table:table-cell>
        </table:table-row>
        <table:table-row table:style-name="ro1">
          <table:table-cell office:value-type="float" office:value="42.234">
            <text:p>42.234</text:p>
          </table:table-cell>
          <table:table-cell office:value-type="float" office:value="261.8">
            <text:p>261.8</text:p>
          </table:table-cell>
        </table:table-row>
        <table:table-row table:style-name="ro1">
          <table:table-cell office:value-type="float" office:value="42.266">
            <text:p>42.266</text:p>
          </table:table-cell>
          <table:table-cell office:value-type="float" office:value="263.3">
            <text:p>263.3</text:p>
          </table:table-cell>
        </table:table-row>
        <table:table-row table:style-name="ro1">
          <table:table-cell office:value-type="float" office:value="42.299">
            <text:p>42.299</text:p>
          </table:table-cell>
          <table:table-cell office:value-type="float" office:value="265.4">
            <text:p>265.4</text:p>
          </table:table-cell>
        </table:table-row>
        <table:table-row table:style-name="ro1">
          <table:table-cell office:value-type="float" office:value="42.332">
            <text:p>42.332</text:p>
          </table:table-cell>
          <table:table-cell office:value-type="float" office:value="267.2">
            <text:p>267.2</text:p>
          </table:table-cell>
        </table:table-row>
        <table:table-row table:style-name="ro1">
          <table:table-cell office:value-type="float" office:value="42.365">
            <text:p>42.365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42.399">
            <text:p>42.399</text:p>
          </table:table-cell>
          <table:table-cell office:value-type="float" office:value="271.4">
            <text:p>271.4</text:p>
          </table:table-cell>
        </table:table-row>
        <table:table-row table:style-name="ro1">
          <table:table-cell office:value-type="float" office:value="42.433">
            <text:p>42.43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2.467">
            <text:p>42.46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42.501">
            <text:p>42.501</text:p>
          </table:table-cell>
          <table:table-cell office:value-type="float" office:value="279.7">
            <text:p>279.7</text:p>
          </table:table-cell>
        </table:table-row>
        <table:table-row table:style-name="ro1">
          <table:table-cell office:value-type="float" office:value="42.535">
            <text:p>42.535</text:p>
          </table:table-cell>
          <table:table-cell office:value-type="float" office:value="282.5">
            <text:p>282.5</text:p>
          </table:table-cell>
        </table:table-row>
        <table:table-row table:style-name="ro1">
          <table:table-cell office:value-type="float" office:value="42.57">
            <text:p>42.57</text:p>
          </table:table-cell>
          <table:table-cell office:value-type="float" office:value="285.1">
            <text:p>285.1</text:p>
          </table:table-cell>
        </table:table-row>
        <table:table-row table:style-name="ro1">
          <table:table-cell office:value-type="float" office:value="42.604">
            <text:p>42.604</text:p>
          </table:table-cell>
          <table:table-cell office:value-type="float" office:value="287.5">
            <text:p>287.5</text:p>
          </table:table-cell>
        </table:table-row>
        <table:table-row table:style-name="ro1">
          <table:table-cell office:value-type="float" office:value="42.639">
            <text:p>42.639</text:p>
          </table:table-cell>
          <table:table-cell office:value-type="float" office:value="289.9">
            <text:p>289.9</text:p>
          </table:table-cell>
        </table:table-row>
        <table:table-row table:style-name="ro1">
          <table:table-cell office:value-type="float" office:value="42.674">
            <text:p>42.674</text:p>
          </table:table-cell>
          <table:table-cell office:value-type="float" office:value="292.1">
            <text:p>292.1</text:p>
          </table:table-cell>
        </table:table-row>
        <table:table-row table:style-name="ro1">
          <table:table-cell office:value-type="float" office:value="42.709">
            <text:p>42.709</text:p>
          </table:table-cell>
          <table:table-cell office:value-type="float" office:value="294.1">
            <text:p>294.1</text:p>
          </table:table-cell>
        </table:table-row>
        <table:table-row table:style-name="ro1">
          <table:table-cell office:value-type="float" office:value="42.744">
            <text:p>42.744</text:p>
          </table:table-cell>
          <table:table-cell office:value-type="float" office:value="296.5">
            <text:p>296.5</text:p>
          </table:table-cell>
        </table:table-row>
        <table:table-row table:style-name="ro1">
          <table:table-cell office:value-type="float" office:value="42.778">
            <text:p>42.778</text:p>
          </table:table-cell>
          <table:table-cell office:value-type="float" office:value="299.1">
            <text:p>299.1</text:p>
          </table:table-cell>
        </table:table-row>
        <table:table-row table:style-name="ro1">
          <table:table-cell office:value-type="float" office:value="42.814">
            <text:p>42.814</text:p>
          </table:table-cell>
          <table:table-cell office:value-type="float" office:value="300.4">
            <text:p>300.4</text:p>
          </table:table-cell>
        </table:table-row>
        <table:table-row table:style-name="ro1">
          <table:table-cell office:value-type="float" office:value="42.849">
            <text:p>42.849</text:p>
          </table:table-cell>
          <table:table-cell office:value-type="float" office:value="302.6">
            <text:p>302.6</text:p>
          </table:table-cell>
        </table:table-row>
        <table:table-row table:style-name="ro1">
          <table:table-cell office:value-type="float" office:value="42.884">
            <text:p>42.884</text:p>
          </table:table-cell>
          <table:table-cell office:value-type="float" office:value="305.2">
            <text:p>305.2</text:p>
          </table:table-cell>
        </table:table-row>
        <table:table-row table:style-name="ro1">
          <table:table-cell office:value-type="float" office:value="42.918">
            <text:p>42.918</text:p>
          </table:table-cell>
          <table:table-cell office:value-type="float" office:value="308.2">
            <text:p>308.2</text:p>
          </table:table-cell>
        </table:table-row>
        <table:table-row table:style-name="ro1">
          <table:table-cell office:value-type="float" office:value="42.952">
            <text:p>42.952</text:p>
          </table:table-cell>
          <table:table-cell office:value-type="float" office:value="310.5">
            <text:p>310.5</text:p>
          </table:table-cell>
        </table:table-row>
        <table:table-row table:style-name="ro1">
          <table:table-cell office:value-type="float" office:value="42.987">
            <text:p>42.987</text:p>
          </table:table-cell>
          <table:table-cell office:value-type="float" office:value="313.1">
            <text:p>313.1</text:p>
          </table:table-cell>
        </table:table-row>
        <table:table-row table:style-name="ro1">
          <table:table-cell office:value-type="float" office:value="43.022">
            <text:p>43.022</text:p>
          </table:table-cell>
          <table:table-cell office:value-type="float" office:value="316.1">
            <text:p>316.1</text:p>
          </table:table-cell>
        </table:table-row>
        <table:table-row table:style-name="ro1">
          <table:table-cell office:value-type="float" office:value="43.057">
            <text:p>43.057</text:p>
          </table:table-cell>
          <table:table-cell office:value-type="float" office:value="319.6">
            <text:p>319.6</text:p>
          </table:table-cell>
        </table:table-row>
        <table:table-row table:style-name="ro1">
          <table:table-cell office:value-type="float" office:value="43.091">
            <text:p>43.091</text:p>
          </table:table-cell>
          <table:table-cell office:value-type="float" office:value="322.4">
            <text:p>322.4</text:p>
          </table:table-cell>
        </table:table-row>
        <table:table-row table:style-name="ro1">
          <table:table-cell office:value-type="float" office:value="43.123">
            <text:p>43.123</text:p>
          </table:table-cell>
          <table:table-cell office:value-type="float" office:value="325.4">
            <text:p>325.4</text:p>
          </table:table-cell>
        </table:table-row>
        <table:table-row table:style-name="ro1">
          <table:table-cell office:value-type="float" office:value="43.153">
            <text:p>43.153</text:p>
          </table:table-cell>
          <table:table-cell office:value-type="float" office:value="328.4">
            <text:p>328.4</text:p>
          </table:table-cell>
        </table:table-row>
        <table:table-row table:style-name="ro1">
          <table:table-cell office:value-type="float" office:value="43.182">
            <text:p>43.182</text:p>
          </table:table-cell>
          <table:table-cell office:value-type="float" office:value="332.4">
            <text:p>332.4</text:p>
          </table:table-cell>
        </table:table-row>
        <table:table-row table:style-name="ro1">
          <table:table-cell office:value-type="float" office:value="43.208">
            <text:p>43.208</text:p>
          </table:table-cell>
          <table:table-cell office:value-type="float" office:value="336.1">
            <text:p>336.1</text:p>
          </table:table-cell>
        </table:table-row>
        <table:table-row table:style-name="ro1">
          <table:table-cell office:value-type="float" office:value="43.231">
            <text:p>43.231</text:p>
          </table:table-cell>
          <table:table-cell office:value-type="float" office:value="337.8">
            <text:p>337.8</text:p>
          </table:table-cell>
        </table:table-row>
        <table:table-row table:style-name="ro1">
          <table:table-cell office:value-type="float" office:value="43.255">
            <text:p>43.255</text:p>
          </table:table-cell>
          <table:table-cell office:value-type="float" office:value="338.8">
            <text:p>338.8</text:p>
          </table:table-cell>
        </table:table-row>
        <table:table-row table:style-name="ro1">
          <table:table-cell office:value-type="float" office:value="43.28">
            <text:p>43.28</text:p>
          </table:table-cell>
          <table:table-cell office:value-type="float" office:value="340.1">
            <text:p>340.1</text:p>
          </table:table-cell>
        </table:table-row>
        <table:table-row table:style-name="ro1">
          <table:table-cell office:value-type="float" office:value="43.305">
            <text:p>43.305</text:p>
          </table:table-cell>
          <table:table-cell office:value-type="float" office:value="340.9">
            <text:p>340.9</text:p>
          </table:table-cell>
        </table:table-row>
        <table:table-row table:style-name="ro1">
          <table:table-cell office:value-type="float" office:value="43.331">
            <text:p>43.331</text:p>
          </table:table-cell>
          <table:table-cell office:value-type="float" office:value="342.2">
            <text:p>342.2</text:p>
          </table:table-cell>
        </table:table-row>
        <table:table-row table:style-name="ro1">
          <table:table-cell office:value-type="float" office:value="43.358">
            <text:p>43.358</text:p>
          </table:table-cell>
          <table:table-cell office:value-type="float" office:value="343.5">
            <text:p>343.5</text:p>
          </table:table-cell>
        </table:table-row>
        <table:table-row table:style-name="ro1">
          <table:table-cell office:value-type="float" office:value="43.385">
            <text:p>43.385</text:p>
          </table:table-cell>
          <table:table-cell office:value-type="float" office:value="344.9">
            <text:p>344.9</text:p>
          </table:table-cell>
        </table:table-row>
        <table:table-row table:style-name="ro1">
          <table:table-cell office:value-type="float" office:value="43.413">
            <text:p>43.413</text:p>
          </table:table-cell>
          <table:table-cell office:value-type="float" office:value="346.3">
            <text:p>346.3</text:p>
          </table:table-cell>
        </table:table-row>
        <table:table-row table:style-name="ro1">
          <table:table-cell office:value-type="float" office:value="43.442">
            <text:p>43.442</text:p>
          </table:table-cell>
          <table:table-cell office:value-type="float" office:value="346.8">
            <text:p>346.8</text:p>
          </table:table-cell>
        </table:table-row>
        <table:table-row table:style-name="ro1">
          <table:table-cell office:value-type="float" office:value="43.47">
            <text:p>43.47</text:p>
          </table:table-cell>
          <table:table-cell office:value-type="float" office:value="347.4">
            <text:p>347.4</text:p>
          </table:table-cell>
        </table:table-row>
        <table:table-row table:style-name="ro1">
          <table:table-cell office:value-type="float" office:value="43.499">
            <text:p>43.499</text:p>
          </table:table-cell>
          <table:table-cell office:value-type="float" office:value="348.6">
            <text:p>348.6</text:p>
          </table:table-cell>
        </table:table-row>
        <table:table-row table:style-name="ro1">
          <table:table-cell office:value-type="float" office:value="43.528">
            <text:p>43.528</text:p>
          </table:table-cell>
          <table:table-cell office:value-type="float" office:value="349.9">
            <text:p>349.9</text:p>
          </table:table-cell>
        </table:table-row>
        <table:table-row table:style-name="ro1">
          <table:table-cell office:value-type="float" office:value="43.558">
            <text:p>43.558</text:p>
          </table:table-cell>
          <table:table-cell office:value-type="float" office:value="351.7">
            <text:p>351.7</text:p>
          </table:table-cell>
        </table:table-row>
        <table:table-row table:style-name="ro1">
          <table:table-cell office:value-type="float" office:value="43.589">
            <text:p>43.589</text:p>
          </table:table-cell>
          <table:table-cell office:value-type="float" office:value="352.9">
            <text:p>352.9</text:p>
          </table:table-cell>
        </table:table-row>
        <table:table-row table:style-name="ro1">
          <table:table-cell office:value-type="float" office:value="43.62">
            <text:p>43.62</text:p>
          </table:table-cell>
          <table:table-cell office:value-type="float" office:value="352.8">
            <text:p>352.8</text:p>
          </table:table-cell>
        </table:table-row>
        <table:table-row table:style-name="ro1">
          <table:table-cell office:value-type="float" office:value="43.653">
            <text:p>43.653</text:p>
          </table:table-cell>
          <table:table-cell office:value-type="float" office:value="352.6">
            <text:p>352.6</text:p>
          </table:table-cell>
        </table:table-row>
        <table:table-row table:style-name="ro1">
          <table:table-cell office:value-type="float" office:value="43.686">
            <text:p>43.686</text:p>
          </table:table-cell>
          <table:table-cell office:value-type="float" office:value="352.8">
            <text:p>352.8</text:p>
          </table:table-cell>
        </table:table-row>
        <table:table-row table:style-name="ro1">
          <table:table-cell office:value-type="float" office:value="43.719">
            <text:p>43.719</text:p>
          </table:table-cell>
          <table:table-cell office:value-type="float" office:value="353.2">
            <text:p>353.2</text:p>
          </table:table-cell>
        </table:table-row>
        <table:table-row table:style-name="ro1">
          <table:table-cell office:value-type="float" office:value="43.753">
            <text:p>43.753</text:p>
          </table:table-cell>
          <table:table-cell office:value-type="float" office:value="353.4">
            <text:p>353.4</text:p>
          </table:table-cell>
        </table:table-row>
        <table:table-row table:style-name="ro1">
          <table:table-cell office:value-type="float" office:value="43.788">
            <text:p>43.788</text:p>
          </table:table-cell>
          <table:table-cell office:value-type="float" office:value="354.8">
            <text:p>354.8</text:p>
          </table:table-cell>
        </table:table-row>
        <table:table-row table:style-name="ro1">
          <table:table-cell office:value-type="float" office:value="43.823">
            <text:p>43.823</text:p>
          </table:table-cell>
          <table:table-cell office:value-type="float" office:value="355.5">
            <text:p>355.5</text:p>
          </table:table-cell>
        </table:table-row>
        <table:table-row table:style-name="ro1">
          <table:table-cell office:value-type="float" office:value="43.859">
            <text:p>43.859</text:p>
          </table:table-cell>
          <table:table-cell office:value-type="float" office:value="356.6">
            <text:p>356.6</text:p>
          </table:table-cell>
        </table:table-row>
        <table:table-row table:style-name="ro1">
          <table:table-cell office:value-type="float" office:value="43.896">
            <text:p>43.896</text:p>
          </table:table-cell>
          <table:table-cell office:value-type="float" office:value="357.6">
            <text:p>357.6</text:p>
          </table:table-cell>
        </table:table-row>
        <table:table-row table:style-name="ro1">
          <table:table-cell office:value-type="float" office:value="43.933">
            <text:p>43.933</text:p>
          </table:table-cell>
          <table:table-cell office:value-type="float" office:value="358.2">
            <text:p>358.2</text:p>
          </table:table-cell>
        </table:table-row>
        <table:table-row table:style-name="ro1">
          <table:table-cell office:value-type="float" office:value="43.97">
            <text:p>43.97</text:p>
          </table:table-cell>
          <table:table-cell office:value-type="float" office:value="358.8">
            <text:p>358.8</text:p>
          </table:table-cell>
        </table:table-row>
        <table:table-row table:style-name="ro1">
          <table:table-cell office:value-type="float" office:value="44.008">
            <text:p>44.008</text:p>
          </table:table-cell>
          <table:table-cell office:value-type="float" office:value="359.1">
            <text:p>359.1</text:p>
          </table:table-cell>
        </table:table-row>
        <table:table-row table:style-name="ro1">
          <table:table-cell office:value-type="float" office:value="44.046">
            <text:p>44.046</text:p>
          </table:table-cell>
          <table:table-cell office:value-type="float" office:value="359.7">
            <text:p>359.7</text:p>
          </table:table-cell>
        </table:table-row>
        <table:table-row table:style-name="ro1">
          <table:table-cell office:value-type="float" office:value="44.085">
            <text:p>44.085</text:p>
          </table:table-cell>
          <table:table-cell office:value-type="float" office:value="360.5">
            <text:p>360.5</text:p>
          </table:table-cell>
        </table:table-row>
        <table:table-row table:style-name="ro1">
          <table:table-cell office:value-type="float" office:value="44.124">
            <text:p>44.124</text:p>
          </table:table-cell>
          <table:table-cell office:value-type="float" office:value="360.8">
            <text:p>360.8</text:p>
          </table:table-cell>
        </table:table-row>
        <table:table-row table:style-name="ro1">
          <table:table-cell office:value-type="float" office:value="44.163">
            <text:p>44.163</text:p>
          </table:table-cell>
          <table:table-cell office:value-type="float" office:value="361.4">
            <text:p>361.4</text:p>
          </table:table-cell>
        </table:table-row>
        <table:table-row table:style-name="ro1">
          <table:table-cell office:value-type="float" office:value="44.203">
            <text:p>44.203</text:p>
          </table:table-cell>
          <table:table-cell office:value-type="float" office:value="362.5">
            <text:p>362.5</text:p>
          </table:table-cell>
        </table:table-row>
        <table:table-row table:style-name="ro1">
          <table:table-cell office:value-type="float" office:value="44.243">
            <text:p>44.243</text:p>
          </table:table-cell>
          <table:table-cell office:value-type="float" office:value="363.3">
            <text:p>363.3</text:p>
          </table:table-cell>
        </table:table-row>
        <table:table-row table:style-name="ro1">
          <table:table-cell office:value-type="float" office:value="44.283">
            <text:p>44.283</text:p>
          </table:table-cell>
          <table:table-cell office:value-type="float" office:value="363.6">
            <text:p>363.6</text:p>
          </table:table-cell>
        </table:table-row>
        <table:table-row table:style-name="ro1">
          <table:table-cell office:value-type="float" office:value="44.324">
            <text:p>44.324</text:p>
          </table:table-cell>
          <table:table-cell office:value-type="float" office:value="363.4">
            <text:p>363.4</text:p>
          </table:table-cell>
        </table:table-row>
        <table:table-row table:style-name="ro1">
          <table:table-cell office:value-type="float" office:value="44.364">
            <text:p>44.364</text:p>
          </table:table-cell>
          <table:table-cell office:value-type="float" office:value="364.5">
            <text:p>364.5</text:p>
          </table:table-cell>
        </table:table-row>
        <table:table-row table:style-name="ro1">
          <table:table-cell office:value-type="float" office:value="44.404">
            <text:p>44.404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44.444">
            <text:p>44.444</text:p>
          </table:table-cell>
          <table:table-cell office:value-type="float" office:value="366.2">
            <text:p>366.2</text:p>
          </table:table-cell>
        </table:table-row>
        <table:table-row table:style-name="ro1">
          <table:table-cell office:value-type="float" office:value="44.485">
            <text:p>44.485</text:p>
          </table:table-cell>
          <table:table-cell office:value-type="float" office:value="366.6">
            <text:p>366.6</text:p>
          </table:table-cell>
        </table:table-row>
        <table:table-row table:style-name="ro1">
          <table:table-cell office:value-type="float" office:value="44.525">
            <text:p>44.525</text:p>
          </table:table-cell>
          <table:table-cell office:value-type="float" office:value="367.3">
            <text:p>367.3</text:p>
          </table:table-cell>
        </table:table-row>
        <table:table-row table:style-name="ro1">
          <table:table-cell office:value-type="float" office:value="44.565">
            <text:p>44.565</text:p>
          </table:table-cell>
          <table:table-cell office:value-type="float" office:value="367.8">
            <text:p>367.8</text:p>
          </table:table-cell>
        </table:table-row>
        <table:table-row table:style-name="ro1">
          <table:table-cell office:value-type="float" office:value="44.605">
            <text:p>44.605</text:p>
          </table:table-cell>
          <table:table-cell office:value-type="float" office:value="369.8">
            <text:p>369.8</text:p>
          </table:table-cell>
        </table:table-row>
        <table:table-row table:style-name="ro1">
          <table:table-cell office:value-type="float" office:value="44.645">
            <text:p>44.645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44.686">
            <text:p>44.686</text:p>
          </table:table-cell>
          <table:table-cell office:value-type="float" office:value="372.5">
            <text:p>372.5</text:p>
          </table:table-cell>
        </table:table-row>
        <table:table-row table:style-name="ro1">
          <table:table-cell office:value-type="float" office:value="44.726">
            <text:p>44.726</text:p>
          </table:table-cell>
          <table:table-cell office:value-type="float" office:value="373.4">
            <text:p>373.4</text:p>
          </table:table-cell>
        </table:table-row>
        <table:table-row table:style-name="ro1">
          <table:table-cell office:value-type="float" office:value="44.766">
            <text:p>44.76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44.806">
            <text:p>44.806</text:p>
          </table:table-cell>
          <table:table-cell office:value-type="float" office:value="375.9">
            <text:p>375.9</text:p>
          </table:table-cell>
        </table:table-row>
        <table:table-row table:style-name="ro1">
          <table:table-cell office:value-type="float" office:value="44.846">
            <text:p>44.846</text:p>
          </table:table-cell>
          <table:table-cell office:value-type="float" office:value="376.8">
            <text:p>376.8</text:p>
          </table:table-cell>
        </table:table-row>
        <table:table-row table:style-name="ro1">
          <table:table-cell office:value-type="float" office:value="44.886">
            <text:p>44.886</text:p>
          </table:table-cell>
          <table:table-cell office:value-type="float" office:value="377.4">
            <text:p>377.4</text:p>
          </table:table-cell>
        </table:table-row>
        <table:table-row table:style-name="ro1">
          <table:table-cell office:value-type="float" office:value="44.926">
            <text:p>44.926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44.966">
            <text:p>44.966</text:p>
          </table:table-cell>
          <table:table-cell office:value-type="float" office:value="378.4">
            <text:p>378.4</text:p>
          </table:table-cell>
        </table:table-row>
        <table:table-row table:style-name="ro1">
          <table:table-cell office:value-type="float" office:value="45.006">
            <text:p>45.006</text:p>
          </table:table-cell>
          <table:table-cell office:value-type="float" office:value="378.6">
            <text:p>378.6</text:p>
          </table:table-cell>
        </table:table-row>
        <table:table-row table:style-name="ro1">
          <table:table-cell office:value-type="float" office:value="45.046">
            <text:p>45.046</text:p>
          </table:table-cell>
          <table:table-cell office:value-type="float" office:value="379.5">
            <text:p>379.5</text:p>
          </table:table-cell>
        </table:table-row>
        <table:table-row table:style-name="ro1">
          <table:table-cell office:value-type="float" office:value="45.086">
            <text:p>45.086</text:p>
          </table:table-cell>
          <table:table-cell office:value-type="float" office:value="379.5">
            <text:p>379.5</text:p>
          </table:table-cell>
        </table:table-row>
        <table:table-row table:style-name="ro1">
          <table:table-cell office:value-type="float" office:value="45.126">
            <text:p>45.126</text:p>
          </table:table-cell>
          <table:table-cell office:value-type="float" office:value="379.4">
            <text:p>379.4</text:p>
          </table:table-cell>
        </table:table-row>
        <table:table-row table:style-name="ro1">
          <table:table-cell office:value-type="float" office:value="45.166">
            <text:p>45.166</text:p>
          </table:table-cell>
          <table:table-cell office:value-type="float" office:value="380.2">
            <text:p>380.2</text:p>
          </table:table-cell>
        </table:table-row>
        <table:table-row table:style-name="ro1">
          <table:table-cell office:value-type="float" office:value="45.206">
            <text:p>45.20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5.246">
            <text:p>45.246</text:p>
          </table:table-cell>
          <table:table-cell office:value-type="float" office:value="382.3">
            <text:p>382.3</text:p>
          </table:table-cell>
        </table:table-row>
        <table:table-row table:style-name="ro1">
          <table:table-cell office:value-type="float" office:value="45.286">
            <text:p>45.286</text:p>
          </table:table-cell>
          <table:table-cell office:value-type="float" office:value="384.1">
            <text:p>384.1</text:p>
          </table:table-cell>
        </table:table-row>
        <table:table-row table:style-name="ro1">
          <table:table-cell office:value-type="float" office:value="45.326">
            <text:p>45.326</text:p>
          </table:table-cell>
          <table:table-cell office:value-type="float" office:value="384.8">
            <text:p>384.8</text:p>
          </table:table-cell>
        </table:table-row>
        <table:table-row table:style-name="ro1">
          <table:table-cell office:value-type="float" office:value="45.365">
            <text:p>45.365</text:p>
          </table:table-cell>
          <table:table-cell office:value-type="float" office:value="385.3">
            <text:p>385.3</text:p>
          </table:table-cell>
        </table:table-row>
        <table:table-row table:style-name="ro1">
          <table:table-cell office:value-type="float" office:value="45.405">
            <text:p>45.405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5.445">
            <text:p>45.44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5.485">
            <text:p>45.485</text:p>
          </table:table-cell>
          <table:table-cell office:value-type="float" office:value="390.3">
            <text:p>390.3</text:p>
          </table:table-cell>
        </table:table-row>
        <table:table-row table:style-name="ro1">
          <table:table-cell office:value-type="float" office:value="45.525">
            <text:p>45.525</text:p>
          </table:table-cell>
          <table:table-cell office:value-type="float" office:value="390.6">
            <text:p>390.6</text:p>
          </table:table-cell>
        </table:table-row>
        <table:table-row table:style-name="ro1">
          <table:table-cell office:value-type="float" office:value="45.565">
            <text:p>45.565</text:p>
          </table:table-cell>
          <table:table-cell office:value-type="float" office:value="390.8">
            <text:p>390.8</text:p>
          </table:table-cell>
        </table:table-row>
        <table:table-row table:style-name="ro1">
          <table:table-cell office:value-type="float" office:value="45.606">
            <text:p>45.606</text:p>
          </table:table-cell>
          <table:table-cell office:value-type="float" office:value="392.6">
            <text:p>392.6</text:p>
          </table:table-cell>
        </table:table-row>
        <table:table-row table:style-name="ro1">
          <table:table-cell office:value-type="float" office:value="45.646">
            <text:p>45.646</text:p>
          </table:table-cell>
          <table:table-cell office:value-type="float" office:value="394.5">
            <text:p>394.5</text:p>
          </table:table-cell>
        </table:table-row>
        <table:table-row table:style-name="ro1">
          <table:table-cell office:value-type="float" office:value="45.686">
            <text:p>45.686</text:p>
          </table:table-cell>
          <table:table-cell office:value-type="float" office:value="396.7">
            <text:p>396.7</text:p>
          </table:table-cell>
        </table:table-row>
        <table:table-row table:style-name="ro1">
          <table:table-cell office:value-type="float" office:value="45.726">
            <text:p>45.726</text:p>
          </table:table-cell>
          <table:table-cell office:value-type="float" office:value="397.1">
            <text:p>397.1</text:p>
          </table:table-cell>
        </table:table-row>
        <table:table-row table:style-name="ro1">
          <table:table-cell office:value-type="float" office:value="45.766">
            <text:p>45.766</text:p>
          </table:table-cell>
          <table:table-cell office:value-type="float" office:value="397.5">
            <text:p>397.5</text:p>
          </table:table-cell>
        </table:table-row>
        <table:table-row table:style-name="ro1">
          <table:table-cell office:value-type="float" office:value="45.806">
            <text:p>45.806</text:p>
          </table:table-cell>
          <table:table-cell office:value-type="float" office:value="398.4">
            <text:p>398.4</text:p>
          </table:table-cell>
        </table:table-row>
        <table:table-row table:style-name="ro1">
          <table:table-cell office:value-type="float" office:value="45.846">
            <text:p>45.846</text:p>
          </table:table-cell>
          <table:table-cell office:value-type="float" office:value="399.3">
            <text:p>399.3</text:p>
          </table:table-cell>
        </table:table-row>
        <table:table-row table:style-name="ro1">
          <table:table-cell office:value-type="float" office:value="45.886">
            <text:p>45.886</text:p>
          </table:table-cell>
          <table:table-cell office:value-type="float" office:value="400.1">
            <text:p>400.1</text:p>
          </table:table-cell>
        </table:table-row>
        <table:table-row table:style-name="ro1">
          <table:table-cell office:value-type="float" office:value="45.925">
            <text:p>45.925</text:p>
          </table:table-cell>
          <table:table-cell office:value-type="float" office:value="400.2">
            <text:p>400.2</text:p>
          </table:table-cell>
        </table:table-row>
        <table:table-row table:style-name="ro1">
          <table:table-cell office:value-type="float" office:value="45.964">
            <text:p>45.964</text:p>
          </table:table-cell>
          <table:table-cell office:value-type="float" office:value="400.5">
            <text:p>400.5</text:p>
          </table:table-cell>
        </table:table-row>
        <table:table-row table:style-name="ro1">
          <table:table-cell office:value-type="float" office:value="46.003">
            <text:p>46.003</text:p>
          </table:table-cell>
          <table:table-cell office:value-type="float" office:value="400.6">
            <text:p>400.6</text:p>
          </table:table-cell>
        </table:table-row>
        <table:table-row table:style-name="ro1">
          <table:table-cell office:value-type="float" office:value="46.043">
            <text:p>46.043</text:p>
          </table:table-cell>
          <table:table-cell office:value-type="float" office:value="400.9">
            <text:p>400.9</text:p>
          </table:table-cell>
        </table:table-row>
        <table:table-row table:style-name="ro1">
          <table:table-cell office:value-type="float" office:value="46.082">
            <text:p>46.082</text:p>
          </table:table-cell>
          <table:table-cell office:value-type="float" office:value="402.1">
            <text:p>402.1</text:p>
          </table:table-cell>
        </table:table-row>
        <table:table-row table:style-name="ro1">
          <table:table-cell office:value-type="float" office:value="46.121">
            <text:p>46.121</text:p>
          </table:table-cell>
          <table:table-cell office:value-type="float" office:value="403.2">
            <text:p>403.2</text:p>
          </table:table-cell>
        </table:table-row>
        <table:table-row table:style-name="ro1">
          <table:table-cell office:value-type="float" office:value="46.159">
            <text:p>46.159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6.195">
            <text:p>46.195</text:p>
          </table:table-cell>
          <table:table-cell office:value-type="float" office:value="404.3">
            <text:p>404.3</text:p>
          </table:table-cell>
        </table:table-row>
        <table:table-row table:style-name="ro1">
          <table:table-cell office:value-type="float" office:value="46.23">
            <text:p>46.23</text:p>
          </table:table-cell>
          <table:table-cell office:value-type="float" office:value="404.9">
            <text:p>404.9</text:p>
          </table:table-cell>
        </table:table-row>
        <table:table-row table:style-name="ro1">
          <table:table-cell office:value-type="float" office:value="46.264">
            <text:p>46.264</text:p>
          </table:table-cell>
          <table:table-cell office:value-type="float" office:value="405.6">
            <text:p>405.6</text:p>
          </table:table-cell>
        </table:table-row>
        <table:table-row table:style-name="ro1">
          <table:table-cell office:value-type="float" office:value="46.298">
            <text:p>46.298</text:p>
          </table:table-cell>
          <table:table-cell office:value-type="float" office:value="405.3">
            <text:p>405.3</text:p>
          </table:table-cell>
        </table:table-row>
        <table:table-row table:style-name="ro1">
          <table:table-cell office:value-type="float" office:value="46.331">
            <text:p>46.331</text:p>
          </table:table-cell>
          <table:table-cell office:value-type="float" office:value="405.7">
            <text:p>405.7</text:p>
          </table:table-cell>
        </table:table-row>
        <table:table-row table:style-name="ro1">
          <table:table-cell office:value-type="float" office:value="46.364">
            <text:p>46.364</text:p>
          </table:table-cell>
          <table:table-cell office:value-type="float" office:value="405.7">
            <text:p>405.7</text:p>
          </table:table-cell>
        </table:table-row>
        <table:table-row table:style-name="ro1">
          <table:table-cell office:value-type="float" office:value="46.397">
            <text:p>46.397</text:p>
          </table:table-cell>
          <table:table-cell office:value-type="float" office:value="405.8">
            <text:p>405.8</text:p>
          </table:table-cell>
        </table:table-row>
        <table:table-row table:style-name="ro1">
          <table:table-cell office:value-type="float" office:value="46.431">
            <text:p>46.431</text:p>
          </table:table-cell>
          <table:table-cell office:value-type="float" office:value="406.2">
            <text:p>406.2</text:p>
          </table:table-cell>
        </table:table-row>
        <table:table-row table:style-name="ro1">
          <table:table-cell office:value-type="float" office:value="46.466">
            <text:p>46.466</text:p>
          </table:table-cell>
          <table:table-cell office:value-type="float" office:value="406.9">
            <text:p>406.9</text:p>
          </table:table-cell>
        </table:table-row>
        <table:table-row table:style-name="ro1">
          <table:table-cell office:value-type="float" office:value="46.501">
            <text:p>46.501</text:p>
          </table:table-cell>
          <table:table-cell office:value-type="float" office:value="407.9">
            <text:p>407.9</text:p>
          </table:table-cell>
        </table:table-row>
        <table:table-row table:style-name="ro1">
          <table:table-cell office:value-type="float" office:value="46.537">
            <text:p>46.537</text:p>
          </table:table-cell>
          <table:table-cell office:value-type="float" office:value="408.8">
            <text:p>408.8</text:p>
          </table:table-cell>
        </table:table-row>
        <table:table-row table:style-name="ro1">
          <table:table-cell office:value-type="float" office:value="46.574">
            <text:p>46.574</text:p>
          </table:table-cell>
          <table:table-cell office:value-type="float" office:value="409.4">
            <text:p>409.4</text:p>
          </table:table-cell>
        </table:table-row>
        <table:table-row table:style-name="ro1">
          <table:table-cell office:value-type="float" office:value="46.613">
            <text:p>46.613</text:p>
          </table:table-cell>
          <table:table-cell office:value-type="float" office:value="409.9">
            <text:p>409.9</text:p>
          </table:table-cell>
        </table:table-row>
        <table:table-row table:style-name="ro1">
          <table:table-cell office:value-type="float" office:value="46.652">
            <text:p>46.652</text:p>
          </table:table-cell>
          <table:table-cell office:value-type="float" office:value="410.5">
            <text:p>410.5</text:p>
          </table:table-cell>
        </table:table-row>
        <table:table-row table:style-name="ro1">
          <table:table-cell office:value-type="float" office:value="46.691">
            <text:p>46.691</text:p>
          </table:table-cell>
          <table:table-cell office:value-type="float" office:value="411.3">
            <text:p>411.3</text:p>
          </table:table-cell>
        </table:table-row>
        <table:table-row table:style-name="ro1">
          <table:table-cell office:value-type="float" office:value="46.73">
            <text:p>46.7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6.77">
            <text:p>46.77</text:p>
          </table:table-cell>
          <table:table-cell office:value-type="float" office:value="412.9">
            <text:p>412.9</text:p>
          </table:table-cell>
        </table:table-row>
        <table:table-row table:style-name="ro1">
          <table:table-cell office:value-type="float" office:value="46.81">
            <text:p>46.8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6.851">
            <text:p>46.851</text:p>
          </table:table-cell>
          <table:table-cell office:value-type="float" office:value="415.5">
            <text:p>415.5</text:p>
          </table:table-cell>
        </table:table-row>
        <table:table-row table:style-name="ro1">
          <table:table-cell office:value-type="float" office:value="46.891">
            <text:p>46.89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6.931">
            <text:p>46.931</text:p>
          </table:table-cell>
          <table:table-cell office:value-type="float" office:value="418.1">
            <text:p>418.1</text:p>
          </table:table-cell>
        </table:table-row>
        <table:table-row table:style-name="ro1">
          <table:table-cell office:value-type="float" office:value="46.971">
            <text:p>46.971</text:p>
          </table:table-cell>
          <table:table-cell office:value-type="float" office:value="418.7">
            <text:p>418.7</text:p>
          </table:table-cell>
        </table:table-row>
        <table:table-row table:style-name="ro1">
          <table:table-cell office:value-type="float" office:value="47.011">
            <text:p>47.011</text:p>
          </table:table-cell>
          <table:table-cell office:value-type="float" office:value="419.6">
            <text:p>419.6</text:p>
          </table:table-cell>
        </table:table-row>
        <table:table-row table:style-name="ro1">
          <table:table-cell office:value-type="float" office:value="47.051">
            <text:p>47.051</text:p>
          </table:table-cell>
          <table:table-cell office:value-type="float" office:value="420.4">
            <text:p>420.4</text:p>
          </table:table-cell>
        </table:table-row>
        <table:table-row table:style-name="ro1">
          <table:table-cell office:value-type="float" office:value="47.092">
            <text:p>47.092</text:p>
          </table:table-cell>
          <table:table-cell office:value-type="float" office:value="420.8">
            <text:p>420.8</text:p>
          </table:table-cell>
        </table:table-row>
        <table:table-row table:style-name="ro1">
          <table:table-cell office:value-type="float" office:value="47.132">
            <text:p>47.132</text:p>
          </table:table-cell>
          <table:table-cell office:value-type="float" office:value="420.9">
            <text:p>420.9</text:p>
          </table:table-cell>
        </table:table-row>
        <table:table-row table:style-name="ro1">
          <table:table-cell office:value-type="float" office:value="47.173">
            <text:p>47.173</text:p>
          </table:table-cell>
          <table:table-cell office:value-type="float" office:value="421.2">
            <text:p>421.2</text:p>
          </table:table-cell>
        </table:table-row>
        <table:table-row table:style-name="ro1">
          <table:table-cell office:value-type="float" office:value="47.213">
            <text:p>47.21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7.252">
            <text:p>47.252</text:p>
          </table:table-cell>
          <table:table-cell office:value-type="float" office:value="420.4">
            <text:p>420.4</text:p>
          </table:table-cell>
        </table:table-row>
        <table:table-row table:style-name="ro1">
          <table:table-cell office:value-type="float" office:value="47.292">
            <text:p>47.292</text:p>
          </table:table-cell>
          <table:table-cell office:value-type="float" office:value="419.7">
            <text:p>419.7</text:p>
          </table:table-cell>
        </table:table-row>
        <table:table-row table:style-name="ro1">
          <table:table-cell office:value-type="float" office:value="47.331">
            <text:p>47.331</text:p>
          </table:table-cell>
          <table:table-cell office:value-type="float" office:value="419.7">
            <text:p>419.7</text:p>
          </table:table-cell>
        </table:table-row>
        <table:table-row table:style-name="ro1">
          <table:table-cell office:value-type="float" office:value="47.371">
            <text:p>47.371</text:p>
          </table:table-cell>
          <table:table-cell office:value-type="float" office:value="420.3">
            <text:p>420.3</text:p>
          </table:table-cell>
        </table:table-row>
        <table:table-row table:style-name="ro1">
          <table:table-cell office:value-type="float" office:value="47.411">
            <text:p>47.411</text:p>
          </table:table-cell>
          <table:table-cell office:value-type="float" office:value="419.7">
            <text:p>419.7</text:p>
          </table:table-cell>
        </table:table-row>
        <table:table-row table:style-name="ro1">
          <table:table-cell office:value-type="float" office:value="47.451">
            <text:p>47.451</text:p>
          </table:table-cell>
          <table:table-cell office:value-type="float" office:value="419.8">
            <text:p>419.8</text:p>
          </table:table-cell>
        </table:table-row>
        <table:table-row table:style-name="ro1">
          <table:table-cell office:value-type="float" office:value="47.491">
            <text:p>47.491</text:p>
          </table:table-cell>
          <table:table-cell office:value-type="float" office:value="420.2">
            <text:p>420.2</text:p>
          </table:table-cell>
        </table:table-row>
        <table:table-row table:style-name="ro1">
          <table:table-cell office:value-type="float" office:value="47.532">
            <text:p>47.532</text:p>
          </table:table-cell>
          <table:table-cell office:value-type="float" office:value="420.1">
            <text:p>420.1</text:p>
          </table:table-cell>
        </table:table-row>
        <table:table-row table:style-name="ro1">
          <table:table-cell office:value-type="float" office:value="47.572">
            <text:p>47.572</text:p>
          </table:table-cell>
          <table:table-cell office:value-type="float" office:value="420.8">
            <text:p>420.8</text:p>
          </table:table-cell>
        </table:table-row>
        <table:table-row table:style-name="ro1">
          <table:table-cell office:value-type="float" office:value="47.611">
            <text:p>47.611</text:p>
          </table:table-cell>
          <table:table-cell office:value-type="float" office:value="421.3">
            <text:p>421.3</text:p>
          </table:table-cell>
        </table:table-row>
        <table:table-row table:style-name="ro1">
          <table:table-cell office:value-type="float" office:value="47.649">
            <text:p>47.649</text:p>
          </table:table-cell>
          <table:table-cell office:value-type="float" office:value="421.9">
            <text:p>421.9</text:p>
          </table:table-cell>
        </table:table-row>
        <table:table-row table:style-name="ro1">
          <table:table-cell office:value-type="float" office:value="47.688">
            <text:p>47.688</text:p>
          </table:table-cell>
          <table:table-cell office:value-type="float" office:value="422.5">
            <text:p>422.5</text:p>
          </table:table-cell>
        </table:table-row>
        <table:table-row table:style-name="ro1">
          <table:table-cell office:value-type="float" office:value="47.726">
            <text:p>47.726</text:p>
          </table:table-cell>
          <table:table-cell office:value-type="float" office:value="423.1">
            <text:p>423.1</text:p>
          </table:table-cell>
        </table:table-row>
        <table:table-row table:style-name="ro1">
          <table:table-cell office:value-type="float" office:value="47.765">
            <text:p>47.765</text:p>
          </table:table-cell>
          <table:table-cell office:value-type="float" office:value="422.8">
            <text:p>422.8</text:p>
          </table:table-cell>
        </table:table-row>
        <table:table-row table:style-name="ro1">
          <table:table-cell office:value-type="float" office:value="47.804">
            <text:p>47.804</text:p>
          </table:table-cell>
          <table:table-cell office:value-type="float" office:value="422.4">
            <text:p>422.4</text:p>
          </table:table-cell>
        </table:table-row>
        <table:table-row table:style-name="ro1">
          <table:table-cell office:value-type="float" office:value="47.843">
            <text:p>47.843</text:p>
          </table:table-cell>
          <table:table-cell office:value-type="float" office:value="422.4">
            <text:p>422.4</text:p>
          </table:table-cell>
        </table:table-row>
        <table:table-row table:style-name="ro1">
          <table:table-cell office:value-type="float" office:value="47.883">
            <text:p>47.883</text:p>
          </table:table-cell>
          <table:table-cell office:value-type="float" office:value="421.8">
            <text:p>421.8</text:p>
          </table:table-cell>
        </table:table-row>
        <table:table-row table:style-name="ro1">
          <table:table-cell office:value-type="float" office:value="47.923">
            <text:p>47.923</text:p>
          </table:table-cell>
          <table:table-cell office:value-type="float" office:value="420.1">
            <text:p>420.1</text:p>
          </table:table-cell>
        </table:table-row>
        <table:table-row table:style-name="ro1">
          <table:table-cell office:value-type="float" office:value="47.963">
            <text:p>47.963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8.004">
            <text:p>48.004</text:p>
          </table:table-cell>
          <table:table-cell office:value-type="float" office:value="418.8">
            <text:p>418.8</text:p>
          </table:table-cell>
        </table:table-row>
        <table:table-row table:style-name="ro1">
          <table:table-cell office:value-type="float" office:value="48.044">
            <text:p>48.044</text:p>
          </table:table-cell>
          <table:table-cell office:value-type="float" office:value="419.8">
            <text:p>419.8</text:p>
          </table:table-cell>
        </table:table-row>
        <table:table-row table:style-name="ro1">
          <table:table-cell office:value-type="float" office:value="48.084">
            <text:p>48.084</text:p>
          </table:table-cell>
          <table:table-cell office:value-type="float" office:value="419.8">
            <text:p>419.8</text:p>
          </table:table-cell>
        </table:table-row>
        <table:table-row table:style-name="ro1">
          <table:table-cell office:value-type="float" office:value="48.124">
            <text:p>48.124</text:p>
          </table:table-cell>
          <table:table-cell office:value-type="float" office:value="419.3">
            <text:p>419.3</text:p>
          </table:table-cell>
        </table:table-row>
        <table:table-row table:style-name="ro1">
          <table:table-cell office:value-type="float" office:value="48.164">
            <text:p>48.164</text:p>
          </table:table-cell>
          <table:table-cell office:value-type="float" office:value="419.7">
            <text:p>419.7</text:p>
          </table:table-cell>
        </table:table-row>
        <table:table-row table:style-name="ro1">
          <table:table-cell office:value-type="float" office:value="48.203">
            <text:p>48.203</text:p>
          </table:table-cell>
          <table:table-cell office:value-type="float" office:value="418.6">
            <text:p>418.6</text:p>
          </table:table-cell>
        </table:table-row>
        <table:table-row table:style-name="ro1">
          <table:table-cell office:value-type="float" office:value="48.242">
            <text:p>48.242</text:p>
          </table:table-cell>
          <table:table-cell office:value-type="float" office:value="418.7">
            <text:p>418.7</text:p>
          </table:table-cell>
        </table:table-row>
        <table:table-row table:style-name="ro1">
          <table:table-cell office:value-type="float" office:value="48.282">
            <text:p>48.282</text:p>
          </table:table-cell>
          <table:table-cell office:value-type="float" office:value="418.8">
            <text:p>418.8</text:p>
          </table:table-cell>
        </table:table-row>
        <table:table-row table:style-name="ro1">
          <table:table-cell office:value-type="float" office:value="48.322">
            <text:p>48.322</text:p>
          </table:table-cell>
          <table:table-cell office:value-type="float" office:value="417.8">
            <text:p>417.8</text:p>
          </table:table-cell>
        </table:table-row>
        <table:table-row table:style-name="ro1">
          <table:table-cell office:value-type="float" office:value="48.363">
            <text:p>48.363</text:p>
          </table:table-cell>
          <table:table-cell office:value-type="float" office:value="416.7">
            <text:p>416.7</text:p>
          </table:table-cell>
        </table:table-row>
        <table:table-row table:style-name="ro1">
          <table:table-cell office:value-type="float" office:value="48.403">
            <text:p>48.403</text:p>
          </table:table-cell>
          <table:table-cell office:value-type="float" office:value="415.4">
            <text:p>415.4</text:p>
          </table:table-cell>
        </table:table-row>
        <table:table-row table:style-name="ro1">
          <table:table-cell office:value-type="float" office:value="48.444">
            <text:p>48.444</text:p>
          </table:table-cell>
          <table:table-cell office:value-type="float" office:value="416.2">
            <text:p>416.2</text:p>
          </table:table-cell>
        </table:table-row>
        <table:table-row table:style-name="ro1">
          <table:table-cell office:value-type="float" office:value="48.484">
            <text:p>48.484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8.525">
            <text:p>48.525</text:p>
          </table:table-cell>
          <table:table-cell office:value-type="float" office:value="417.8">
            <text:p>417.8</text:p>
          </table:table-cell>
        </table:table-row>
        <table:table-row table:style-name="ro1">
          <table:table-cell office:value-type="float" office:value="48.565">
            <text:p>48.565</text:p>
          </table:table-cell>
          <table:table-cell office:value-type="float" office:value="418.4">
            <text:p>418.4</text:p>
          </table:table-cell>
        </table:table-row>
        <table:table-row table:style-name="ro1">
          <table:table-cell office:value-type="float" office:value="48.606">
            <text:p>48.606</text:p>
          </table:table-cell>
          <table:table-cell office:value-type="float" office:value="418.3">
            <text:p>418.3</text:p>
          </table:table-cell>
        </table:table-row>
        <table:table-row table:style-name="ro1">
          <table:table-cell office:value-type="float" office:value="48.646">
            <text:p>48.646</text:p>
          </table:table-cell>
          <table:table-cell office:value-type="float" office:value="417.7">
            <text:p>417.7</text:p>
          </table:table-cell>
        </table:table-row>
        <table:table-row table:style-name="ro1">
          <table:table-cell office:value-type="float" office:value="48.686">
            <text:p>48.686</text:p>
          </table:table-cell>
          <table:table-cell office:value-type="float" office:value="417.8">
            <text:p>417.8</text:p>
          </table:table-cell>
        </table:table-row>
        <table:table-row table:style-name="ro1">
          <table:table-cell office:value-type="float" office:value="48.727">
            <text:p>48.727</text:p>
          </table:table-cell>
          <table:table-cell office:value-type="float" office:value="417.4">
            <text:p>417.4</text:p>
          </table:table-cell>
        </table:table-row>
        <table:table-row table:style-name="ro1">
          <table:table-cell office:value-type="float" office:value="48.767">
            <text:p>48.767</text:p>
          </table:table-cell>
          <table:table-cell office:value-type="float" office:value="416.7">
            <text:p>416.7</text:p>
          </table:table-cell>
        </table:table-row>
        <table:table-row table:style-name="ro1">
          <table:table-cell office:value-type="float" office:value="48.807">
            <text:p>48.807</text:p>
          </table:table-cell>
          <table:table-cell office:value-type="float" office:value="416.5">
            <text:p>416.5</text:p>
          </table:table-cell>
        </table:table-row>
        <table:table-row table:style-name="ro1">
          <table:table-cell office:value-type="float" office:value="48.847">
            <text:p>48.847</text:p>
          </table:table-cell>
          <table:table-cell office:value-type="float" office:value="415.9">
            <text:p>415.9</text:p>
          </table:table-cell>
        </table:table-row>
        <table:table-row table:style-name="ro1">
          <table:table-cell office:value-type="float" office:value="48.887">
            <text:p>48.887</text:p>
          </table:table-cell>
          <table:table-cell office:value-type="float" office:value="415.5">
            <text:p>415.5</text:p>
          </table:table-cell>
        </table:table-row>
        <table:table-row table:style-name="ro1">
          <table:table-cell office:value-type="float" office:value="48.926">
            <text:p>48.926</text:p>
          </table:table-cell>
          <table:table-cell office:value-type="float" office:value="415.4">
            <text:p>415.4</text:p>
          </table:table-cell>
        </table:table-row>
        <table:table-row table:style-name="ro1">
          <table:table-cell office:value-type="float" office:value="48.963">
            <text:p>48.963</text:p>
          </table:table-cell>
          <table:table-cell office:value-type="float" office:value="415.8">
            <text:p>415.8</text:p>
          </table:table-cell>
        </table:table-row>
        <table:table-row table:style-name="ro1">
          <table:table-cell office:value-type="float" office:value="48.999">
            <text:p>48.999</text:p>
          </table:table-cell>
          <table:table-cell office:value-type="float" office:value="417.1">
            <text:p>417.1</text:p>
          </table:table-cell>
        </table:table-row>
        <table:table-row table:style-name="ro1">
          <table:table-cell office:value-type="float" office:value="49.035">
            <text:p>49.035</text:p>
          </table:table-cell>
          <table:table-cell office:value-type="float" office:value="418.8">
            <text:p>418.8</text:p>
          </table:table-cell>
        </table:table-row>
        <table:table-row table:style-name="ro1">
          <table:table-cell office:value-type="float" office:value="49.071">
            <text:p>49.071</text:p>
          </table:table-cell>
          <table:table-cell office:value-type="float" office:value="418.8">
            <text:p>418.8</text:p>
          </table:table-cell>
        </table:table-row>
        <table:table-row table:style-name="ro1">
          <table:table-cell office:value-type="float" office:value="49.107">
            <text:p>49.107</text:p>
          </table:table-cell>
          <table:table-cell office:value-type="float" office:value="418.3">
            <text:p>418.3</text:p>
          </table:table-cell>
        </table:table-row>
        <table:table-row table:style-name="ro1">
          <table:table-cell office:value-type="float" office:value="49.145">
            <text:p>49.145</text:p>
          </table:table-cell>
          <table:table-cell office:value-type="float" office:value="417.6">
            <text:p>417.6</text:p>
          </table:table-cell>
        </table:table-row>
        <table:table-row table:style-name="ro1">
          <table:table-cell office:value-type="float" office:value="49.183">
            <text:p>49.183</text:p>
          </table:table-cell>
          <table:table-cell office:value-type="float" office:value="416.9">
            <text:p>416.9</text:p>
          </table:table-cell>
        </table:table-row>
        <table:table-row table:style-name="ro1">
          <table:table-cell office:value-type="float" office:value="49.223">
            <text:p>49.223</text:p>
          </table:table-cell>
          <table:table-cell office:value-type="float" office:value="416.9">
            <text:p>416.9</text:p>
          </table:table-cell>
        </table:table-row>
        <table:table-row table:style-name="ro1">
          <table:table-cell office:value-type="float" office:value="49.263">
            <text:p>49.263</text:p>
          </table:table-cell>
          <table:table-cell office:value-type="float" office:value="417.3">
            <text:p>417.3</text:p>
          </table:table-cell>
        </table:table-row>
        <table:table-row table:style-name="ro1">
          <table:table-cell office:value-type="float" office:value="49.303">
            <text:p>49.303</text:p>
          </table:table-cell>
          <table:table-cell office:value-type="float" office:value="416.2">
            <text:p>416.2</text:p>
          </table:table-cell>
        </table:table-row>
        <table:table-row table:style-name="ro1">
          <table:table-cell office:value-type="float" office:value="49.343">
            <text:p>49.343</text:p>
          </table:table-cell>
          <table:table-cell office:value-type="float" office:value="415.5">
            <text:p>415.5</text:p>
          </table:table-cell>
        </table:table-row>
        <table:table-row table:style-name="ro1">
          <table:table-cell office:value-type="float" office:value="49.382">
            <text:p>49.38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9.422">
            <text:p>49.422</text:p>
          </table:table-cell>
          <table:table-cell office:value-type="float" office:value="413.9">
            <text:p>413.9</text:p>
          </table:table-cell>
        </table:table-row>
        <table:table-row table:style-name="ro1">
          <table:table-cell office:value-type="float" office:value="49.462">
            <text:p>49.462</text:p>
          </table:table-cell>
          <table:table-cell office:value-type="float" office:value="412.8">
            <text:p>412.8</text:p>
          </table:table-cell>
        </table:table-row>
        <table:table-row table:style-name="ro1">
          <table:table-cell office:value-type="float" office:value="49.502">
            <text:p>49.502</text:p>
          </table:table-cell>
          <table:table-cell office:value-type="float" office:value="411.6">
            <text:p>411.6</text:p>
          </table:table-cell>
        </table:table-row>
        <table:table-row table:style-name="ro1">
          <table:table-cell office:value-type="float" office:value="49.541">
            <text:p>49.541</text:p>
          </table:table-cell>
          <table:table-cell office:value-type="float" office:value="411.5">
            <text:p>411.5</text:p>
          </table:table-cell>
        </table:table-row>
        <table:table-row table:style-name="ro1">
          <table:table-cell office:value-type="float" office:value="49.58">
            <text:p>49.58</text:p>
          </table:table-cell>
          <table:table-cell office:value-type="float" office:value="412.1">
            <text:p>412.1</text:p>
          </table:table-cell>
        </table:table-row>
        <table:table-row table:style-name="ro1">
          <table:table-cell office:value-type="float" office:value="49.615">
            <text:p>49.615</text:p>
          </table:table-cell>
          <table:table-cell office:value-type="float" office:value="413.4">
            <text:p>413.4</text:p>
          </table:table-cell>
        </table:table-row>
        <table:table-row table:style-name="ro1">
          <table:table-cell office:value-type="float" office:value="49.649">
            <text:p>49.649</text:p>
          </table:table-cell>
          <table:table-cell office:value-type="float" office:value="413.8">
            <text:p>413.8</text:p>
          </table:table-cell>
        </table:table-row>
        <table:table-row table:style-name="ro1">
          <table:table-cell office:value-type="float" office:value="49.68">
            <text:p>49.68</text:p>
          </table:table-cell>
          <table:table-cell office:value-type="float" office:value="413.6">
            <text:p>413.6</text:p>
          </table:table-cell>
        </table:table-row>
        <table:table-row table:style-name="ro1">
          <table:table-cell office:value-type="float" office:value="49.708">
            <text:p>49.708</text:p>
          </table:table-cell>
          <table:table-cell office:value-type="float" office:value="411.8">
            <text:p>411.8</text:p>
          </table:table-cell>
        </table:table-row>
        <table:table-row table:style-name="ro1">
          <table:table-cell office:value-type="float" office:value="49.734">
            <text:p>49.734</text:p>
          </table:table-cell>
          <table:table-cell office:value-type="float" office:value="410.3">
            <text:p>410.3</text:p>
          </table:table-cell>
        </table:table-row>
        <table:table-row table:style-name="ro1">
          <table:table-cell office:value-type="float" office:value="49.761">
            <text:p>49.761</text:p>
          </table:table-cell>
          <table:table-cell office:value-type="float" office:value="410.2">
            <text:p>410.2</text:p>
          </table:table-cell>
        </table:table-row>
        <table:table-row table:style-name="ro1">
          <table:table-cell office:value-type="float" office:value="49.788">
            <text:p>49.788</text:p>
          </table:table-cell>
          <table:table-cell office:value-type="float" office:value="409.9">
            <text:p>409.9</text:p>
          </table:table-cell>
        </table:table-row>
        <table:table-row table:style-name="ro1">
          <table:table-cell office:value-type="float" office:value="49.816">
            <text:p>49.816</text:p>
          </table:table-cell>
          <table:table-cell office:value-type="float" office:value="409.4">
            <text:p>409.4</text:p>
          </table:table-cell>
        </table:table-row>
        <table:table-row table:style-name="ro1">
          <table:table-cell office:value-type="float" office:value="49.845">
            <text:p>49.845</text:p>
          </table:table-cell>
          <table:table-cell office:value-type="float" office:value="410.6">
            <text:p>410.6</text:p>
          </table:table-cell>
        </table:table-row>
        <table:table-row table:style-name="ro1">
          <table:table-cell office:value-type="float" office:value="49.875">
            <text:p>49.875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9.907">
            <text:p>49.907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9.939">
            <text:p>49.939</text:p>
          </table:table-cell>
          <table:table-cell office:value-type="float" office:value="413.9">
            <text:p>413.9</text:p>
          </table:table-cell>
        </table:table-row>
        <table:table-row table:style-name="ro1">
          <table:table-cell office:value-type="float" office:value="49.972">
            <text:p>49.972</text:p>
          </table:table-cell>
          <table:table-cell office:value-type="float" office:value="414.9">
            <text:p>414.9</text:p>
          </table:table-cell>
        </table:table-row>
        <table:table-row table:style-name="ro1">
          <table:table-cell office:value-type="float" office:value="50.006">
            <text:p>50.006</text:p>
          </table:table-cell>
          <table:table-cell office:value-type="float" office:value="415.9">
            <text:p>415.9</text:p>
          </table:table-cell>
        </table:table-row>
        <table:table-row table:style-name="ro1">
          <table:table-cell office:value-type="float" office:value="50.04">
            <text:p>50.04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50.075">
            <text:p>50.075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50.111">
            <text:p>50.111</text:p>
          </table:table-cell>
          <table:table-cell office:value-type="float" office:value="418.5">
            <text:p>418.5</text:p>
          </table:table-cell>
        </table:table-row>
        <table:table-row table:style-name="ro1">
          <table:table-cell office:value-type="float" office:value="50.147">
            <text:p>50.147</text:p>
          </table:table-cell>
          <table:table-cell office:value-type="float" office:value="418.7">
            <text:p>418.7</text:p>
          </table:table-cell>
        </table:table-row>
        <table:table-row table:style-name="ro1">
          <table:table-cell office:value-type="float" office:value="50.183">
            <text:p>50.183</text:p>
          </table:table-cell>
          <table:table-cell office:value-type="float" office:value="418.9">
            <text:p>418.9</text:p>
          </table:table-cell>
        </table:table-row>
        <table:table-row table:style-name="ro1">
          <table:table-cell office:value-type="float" office:value="50.22">
            <text:p>50.22</text:p>
          </table:table-cell>
          <table:table-cell office:value-type="float" office:value="419.5">
            <text:p>419.5</text:p>
          </table:table-cell>
        </table:table-row>
        <table:table-row table:style-name="ro1">
          <table:table-cell office:value-type="float" office:value="50.258">
            <text:p>50.258</text:p>
          </table:table-cell>
          <table:table-cell office:value-type="float" office:value="420.6">
            <text:p>420.6</text:p>
          </table:table-cell>
        </table:table-row>
        <table:table-row table:style-name="ro1">
          <table:table-cell office:value-type="float" office:value="50.296">
            <text:p>50.296</text:p>
          </table:table-cell>
          <table:table-cell office:value-type="float" office:value="421.4">
            <text:p>421.4</text:p>
          </table:table-cell>
        </table:table-row>
        <table:table-row table:style-name="ro1">
          <table:table-cell office:value-type="float" office:value="50.334">
            <text:p>50.334</text:p>
          </table:table-cell>
          <table:table-cell office:value-type="float" office:value="422.8">
            <text:p>422.8</text:p>
          </table:table-cell>
        </table:table-row>
        <table:table-row table:style-name="ro1">
          <table:table-cell office:value-type="float" office:value="50.373">
            <text:p>50.373</text:p>
          </table:table-cell>
          <table:table-cell office:value-type="float" office:value="424.3">
            <text:p>424.3</text:p>
          </table:table-cell>
        </table:table-row>
        <table:table-row table:style-name="ro1">
          <table:table-cell office:value-type="float" office:value="50.412">
            <text:p>50.412</text:p>
          </table:table-cell>
          <table:table-cell office:value-type="float" office:value="425.2">
            <text:p>425.2</text:p>
          </table:table-cell>
        </table:table-row>
        <table:table-row table:style-name="ro1">
          <table:table-cell office:value-type="float" office:value="50.451">
            <text:p>50.451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0.49">
            <text:p>50.49</text:p>
          </table:table-cell>
          <table:table-cell office:value-type="float" office:value="426.7">
            <text:p>426.7</text:p>
          </table:table-cell>
        </table:table-row>
        <table:table-row table:style-name="ro1">
          <table:table-cell office:value-type="float" office:value="50.529">
            <text:p>50.529</text:p>
          </table:table-cell>
          <table:table-cell office:value-type="float" office:value="426.7">
            <text:p>426.7</text:p>
          </table:table-cell>
        </table:table-row>
        <table:table-row table:style-name="ro1">
          <table:table-cell office:value-type="float" office:value="50.569">
            <text:p>50.569</text:p>
          </table:table-cell>
          <table:table-cell office:value-type="float" office:value="426.5">
            <text:p>426.5</text:p>
          </table:table-cell>
        </table:table-row>
        <table:table-row table:style-name="ro1">
          <table:table-cell office:value-type="float" office:value="50.609">
            <text:p>50.609</text:p>
          </table:table-cell>
          <table:table-cell office:value-type="float" office:value="426.3">
            <text:p>426.3</text:p>
          </table:table-cell>
        </table:table-row>
        <table:table-row table:style-name="ro1">
          <table:table-cell office:value-type="float" office:value="50.648">
            <text:p>50.648</text:p>
          </table:table-cell>
          <table:table-cell office:value-type="float" office:value="425.9">
            <text:p>425.9</text:p>
          </table:table-cell>
        </table:table-row>
        <table:table-row table:style-name="ro1">
          <table:table-cell office:value-type="float" office:value="50.688">
            <text:p>50.688</text:p>
          </table:table-cell>
          <table:table-cell office:value-type="float" office:value="426.1">
            <text:p>426.1</text:p>
          </table:table-cell>
        </table:table-row>
        <table:table-row table:style-name="ro1">
          <table:table-cell office:value-type="float" office:value="50.728">
            <text:p>50.728</text:p>
          </table:table-cell>
          <table:table-cell office:value-type="float" office:value="426.4">
            <text:p>426.4</text:p>
          </table:table-cell>
        </table:table-row>
        <table:table-row table:style-name="ro1">
          <table:table-cell office:value-type="float" office:value="50.767">
            <text:p>50.767</text:p>
          </table:table-cell>
          <table:table-cell office:value-type="float" office:value="425.9">
            <text:p>425.9</text:p>
          </table:table-cell>
        </table:table-row>
        <table:table-row table:style-name="ro1">
          <table:table-cell office:value-type="float" office:value="50.805">
            <text:p>50.805</text:p>
          </table:table-cell>
          <table:table-cell office:value-type="float" office:value="425.4">
            <text:p>425.4</text:p>
          </table:table-cell>
        </table:table-row>
        <table:table-row table:style-name="ro1">
          <table:table-cell office:value-type="float" office:value="50.842">
            <text:p>50.842</text:p>
          </table:table-cell>
          <table:table-cell office:value-type="float" office:value="424.4">
            <text:p>424.4</text:p>
          </table:table-cell>
        </table:table-row>
        <table:table-row table:style-name="ro1">
          <table:table-cell office:value-type="float" office:value="50.877">
            <text:p>50.877</text:p>
          </table:table-cell>
          <table:table-cell office:value-type="float" office:value="424.6">
            <text:p>424.6</text:p>
          </table:table-cell>
        </table:table-row>
        <table:table-row table:style-name="ro1">
          <table:table-cell office:value-type="float" office:value="50.911">
            <text:p>50.911</text:p>
          </table:table-cell>
          <table:table-cell office:value-type="float" office:value="424.4">
            <text:p>424.4</text:p>
          </table:table-cell>
        </table:table-row>
        <table:table-row table:style-name="ro1">
          <table:table-cell office:value-type="float" office:value="50.942">
            <text:p>50.942</text:p>
          </table:table-cell>
          <table:table-cell office:value-type="float" office:value="424.2">
            <text:p>424.2</text:p>
          </table:table-cell>
        </table:table-row>
        <table:table-row table:style-name="ro1">
          <table:table-cell office:value-type="float" office:value="50.973">
            <text:p>50.973</text:p>
          </table:table-cell>
          <table:table-cell office:value-type="float" office:value="422.5">
            <text:p>422.5</text:p>
          </table:table-cell>
        </table:table-row>
        <table:table-row table:style-name="ro1">
          <table:table-cell office:value-type="float" office:value="51.005">
            <text:p>51.005</text:p>
          </table:table-cell>
          <table:table-cell office:value-type="float" office:value="420.4">
            <text:p>420.4</text:p>
          </table:table-cell>
        </table:table-row>
        <table:table-row table:style-name="ro1">
          <table:table-cell office:value-type="float" office:value="51.038">
            <text:p>51.038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51.072">
            <text:p>51.072</text:p>
          </table:table-cell>
          <table:table-cell office:value-type="float" office:value="416.2">
            <text:p>416.2</text:p>
          </table:table-cell>
        </table:table-row>
        <table:table-row table:style-name="ro1">
          <table:table-cell office:value-type="float" office:value="51.107">
            <text:p>51.107</text:p>
          </table:table-cell>
          <table:table-cell office:value-type="float" office:value="414.6">
            <text:p>414.6</text:p>
          </table:table-cell>
        </table:table-row>
        <table:table-row table:style-name="ro1">
          <table:table-cell office:value-type="float" office:value="51.144">
            <text:p>51.144</text:p>
          </table:table-cell>
          <table:table-cell office:value-type="float" office:value="413.1">
            <text:p>413.1</text:p>
          </table:table-cell>
        </table:table-row>
        <table:table-row table:style-name="ro1">
          <table:table-cell office:value-type="float" office:value="51.181">
            <text:p>51.181</text:p>
          </table:table-cell>
          <table:table-cell office:value-type="float" office:value="412.1">
            <text:p>412.1</text:p>
          </table:table-cell>
        </table:table-row>
        <table:table-row table:style-name="ro1">
          <table:table-cell office:value-type="float" office:value="51.22">
            <text:p>51.22</text:p>
          </table:table-cell>
          <table:table-cell office:value-type="float" office:value="411.4">
            <text:p>411.4</text:p>
          </table:table-cell>
        </table:table-row>
        <table:table-row table:style-name="ro1">
          <table:table-cell office:value-type="float" office:value="51.259">
            <text:p>51.259</text:p>
          </table:table-cell>
          <table:table-cell office:value-type="float" office:value="410.9">
            <text:p>410.9</text:p>
          </table:table-cell>
        </table:table-row>
        <table:table-row table:style-name="ro1">
          <table:table-cell office:value-type="float" office:value="51.299">
            <text:p>51.299</text:p>
          </table:table-cell>
          <table:table-cell office:value-type="float" office:value="410.3">
            <text:p>410.3</text:p>
          </table:table-cell>
        </table:table-row>
        <table:table-row table:style-name="ro1">
          <table:table-cell office:value-type="float" office:value="51.339">
            <text:p>51.339</text:p>
          </table:table-cell>
          <table:table-cell office:value-type="float" office:value="409.5">
            <text:p>409.5</text:p>
          </table:table-cell>
        </table:table-row>
        <table:table-row table:style-name="ro1">
          <table:table-cell office:value-type="float" office:value="51.379">
            <text:p>51.379</text:p>
          </table:table-cell>
          <table:table-cell office:value-type="float" office:value="408.5">
            <text:p>408.5</text:p>
          </table:table-cell>
        </table:table-row>
        <table:table-row table:style-name="ro1">
          <table:table-cell office:value-type="float" office:value="51.421">
            <text:p>51.421</text:p>
          </table:table-cell>
          <table:table-cell office:value-type="float" office:value="406.9">
            <text:p>406.9</text:p>
          </table:table-cell>
        </table:table-row>
        <table:table-row table:style-name="ro1">
          <table:table-cell office:value-type="float" office:value="51.462">
            <text:p>51.462</text:p>
          </table:table-cell>
          <table:table-cell office:value-type="float" office:value="404.8">
            <text:p>404.8</text:p>
          </table:table-cell>
        </table:table-row>
        <table:table-row table:style-name="ro1">
          <table:table-cell office:value-type="float" office:value="51.503">
            <text:p>51.503</text:p>
          </table:table-cell>
          <table:table-cell office:value-type="float" office:value="402.4">
            <text:p>402.4</text:p>
          </table:table-cell>
        </table:table-row>
        <table:table-row table:style-name="ro1">
          <table:table-cell office:value-type="float" office:value="51.544">
            <text:p>51.544</text:p>
          </table:table-cell>
          <table:table-cell office:value-type="float" office:value="399.8">
            <text:p>399.8</text:p>
          </table:table-cell>
        </table:table-row>
        <table:table-row table:style-name="ro1">
          <table:table-cell office:value-type="float" office:value="51.584">
            <text:p>51.584</text:p>
          </table:table-cell>
          <table:table-cell office:value-type="float" office:value="398.1">
            <text:p>398.1</text:p>
          </table:table-cell>
        </table:table-row>
        <table:table-row table:style-name="ro1">
          <table:table-cell office:value-type="float" office:value="51.624">
            <text:p>51.624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51.662">
            <text:p>51.662</text:p>
          </table:table-cell>
          <table:table-cell office:value-type="float" office:value="396.5">
            <text:p>396.5</text:p>
          </table:table-cell>
        </table:table-row>
        <table:table-row table:style-name="ro1">
          <table:table-cell office:value-type="float" office:value="51.701">
            <text:p>51.701</text:p>
          </table:table-cell>
          <table:table-cell office:value-type="float" office:value="396.8">
            <text:p>396.8</text:p>
          </table:table-cell>
        </table:table-row>
        <table:table-row table:style-name="ro1">
          <table:table-cell office:value-type="float" office:value="51.739">
            <text:p>51.739</text:p>
          </table:table-cell>
          <table:table-cell office:value-type="float" office:value="395.5">
            <text:p>395.5</text:p>
          </table:table-cell>
        </table:table-row>
        <table:table-row table:style-name="ro1">
          <table:table-cell office:value-type="float" office:value="51.777">
            <text:p>51.777</text:p>
          </table:table-cell>
          <table:table-cell office:value-type="float" office:value="394.4">
            <text:p>394.4</text:p>
          </table:table-cell>
        </table:table-row>
        <table:table-row table:style-name="ro1">
          <table:table-cell office:value-type="float" office:value="51.815">
            <text:p>51.815</text:p>
          </table:table-cell>
          <table:table-cell office:value-type="float" office:value="393.2">
            <text:p>393.2</text:p>
          </table:table-cell>
        </table:table-row>
        <table:table-row table:style-name="ro1">
          <table:table-cell office:value-type="float" office:value="51.853">
            <text:p>51.853</text:p>
          </table:table-cell>
          <table:table-cell office:value-type="float" office:value="391.7">
            <text:p>391.7</text:p>
          </table:table-cell>
        </table:table-row>
        <table:table-row table:style-name="ro1">
          <table:table-cell office:value-type="float" office:value="51.891">
            <text:p>51.891</text:p>
          </table:table-cell>
          <table:table-cell office:value-type="float" office:value="390.9">
            <text:p>390.9</text:p>
          </table:table-cell>
        </table:table-row>
        <table:table-row table:style-name="ro1">
          <table:table-cell office:value-type="float" office:value="51.93">
            <text:p>51.93</text:p>
          </table:table-cell>
          <table:table-cell office:value-type="float" office:value="389.3">
            <text:p>389.3</text:p>
          </table:table-cell>
        </table:table-row>
        <table:table-row table:style-name="ro1">
          <table:table-cell office:value-type="float" office:value="51.97">
            <text:p>51.97</text:p>
          </table:table-cell>
          <table:table-cell office:value-type="float" office:value="387.2">
            <text:p>387.2</text:p>
          </table:table-cell>
        </table:table-row>
        <table:table-row table:style-name="ro1">
          <table:table-cell office:value-type="float" office:value="52.01">
            <text:p>52.01</text:p>
          </table:table-cell>
          <table:table-cell office:value-type="float" office:value="384.9">
            <text:p>384.9</text:p>
          </table:table-cell>
        </table:table-row>
        <table:table-row table:style-name="ro1">
          <table:table-cell office:value-type="float" office:value="52.051">
            <text:p>52.051</text:p>
          </table:table-cell>
          <table:table-cell office:value-type="float" office:value="383.4">
            <text:p>383.4</text:p>
          </table:table-cell>
        </table:table-row>
        <table:table-row table:style-name="ro1">
          <table:table-cell office:value-type="float" office:value="52.092">
            <text:p>52.092</text:p>
          </table:table-cell>
          <table:table-cell office:value-type="float" office:value="381.5">
            <text:p>381.5</text:p>
          </table:table-cell>
        </table:table-row>
        <table:table-row table:style-name="ro1">
          <table:table-cell office:value-type="float" office:value="52.134">
            <text:p>52.134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52.175">
            <text:p>52.175</text:p>
          </table:table-cell>
          <table:table-cell office:value-type="float" office:value="378.7">
            <text:p>378.7</text:p>
          </table:table-cell>
        </table:table-row>
        <table:table-row table:style-name="ro1">
          <table:table-cell office:value-type="float" office:value="52.216">
            <text:p>52.216</text:p>
          </table:table-cell>
          <table:table-cell office:value-type="float" office:value="377.4">
            <text:p>377.4</text:p>
          </table:table-cell>
        </table:table-row>
        <table:table-row table:style-name="ro1">
          <table:table-cell office:value-type="float" office:value="52.254">
            <text:p>52.254</text:p>
          </table:table-cell>
          <table:table-cell office:value-type="float" office:value="375.3">
            <text:p>375.3</text:p>
          </table:table-cell>
        </table:table-row>
        <table:table-row table:style-name="ro1">
          <table:table-cell office:value-type="float" office:value="52.291">
            <text:p>52.291</text:p>
          </table:table-cell>
          <table:table-cell office:value-type="float" office:value="373.7">
            <text:p>373.7</text:p>
          </table:table-cell>
        </table:table-row>
        <table:table-row table:style-name="ro1">
          <table:table-cell office:value-type="float" office:value="52.325">
            <text:p>52.325</text:p>
          </table:table-cell>
          <table:table-cell office:value-type="float" office:value="372.5">
            <text:p>372.5</text:p>
          </table:table-cell>
        </table:table-row>
        <table:table-row table:style-name="ro1">
          <table:table-cell office:value-type="float" office:value="52.357">
            <text:p>52.357</text:p>
          </table:table-cell>
          <table:table-cell office:value-type="float" office:value="371.7">
            <text:p>371.7</text:p>
          </table:table-cell>
        </table:table-row>
        <table:table-row table:style-name="ro1">
          <table:table-cell office:value-type="float" office:value="52.389">
            <text:p>52.389</text:p>
          </table:table-cell>
          <table:table-cell office:value-type="float" office:value="371.3">
            <text:p>371.3</text:p>
          </table:table-cell>
        </table:table-row>
        <table:table-row table:style-name="ro1">
          <table:table-cell office:value-type="float" office:value="52.422">
            <text:p>52.422</text:p>
          </table:table-cell>
          <table:table-cell office:value-type="float" office:value="370.4">
            <text:p>370.4</text:p>
          </table:table-cell>
        </table:table-row>
        <table:table-row table:style-name="ro1">
          <table:table-cell office:value-type="float" office:value="52.456">
            <text:p>52.456</text:p>
          </table:table-cell>
          <table:table-cell office:value-type="float" office:value="370.7">
            <text:p>370.7</text:p>
          </table:table-cell>
        </table:table-row>
        <table:table-row table:style-name="ro1">
          <table:table-cell office:value-type="float" office:value="52.492">
            <text:p>52.492</text:p>
          </table:table-cell>
          <table:table-cell office:value-type="float" office:value="371.2">
            <text:p>371.2</text:p>
          </table:table-cell>
        </table:table-row>
        <table:table-row table:style-name="ro1">
          <table:table-cell office:value-type="float" office:value="52.528">
            <text:p>52.528</text:p>
          </table:table-cell>
          <table:table-cell office:value-type="float" office:value="370.6">
            <text:p>370.6</text:p>
          </table:table-cell>
        </table:table-row>
        <table:table-row table:style-name="ro1">
          <table:table-cell office:value-type="float" office:value="52.566">
            <text:p>52.566</text:p>
          </table:table-cell>
          <table:table-cell office:value-type="float" office:value="369.5">
            <text:p>369.5</text:p>
          </table:table-cell>
        </table:table-row>
        <table:table-row table:style-name="ro1">
          <table:table-cell office:value-type="float" office:value="52.606">
            <text:p>52.606</text:p>
          </table:table-cell>
          <table:table-cell office:value-type="float" office:value="367.6">
            <text:p>367.6</text:p>
          </table:table-cell>
        </table:table-row>
        <table:table-row table:style-name="ro1">
          <table:table-cell office:value-type="float" office:value="52.645">
            <text:p>52.645</text:p>
          </table:table-cell>
          <table:table-cell office:value-type="float" office:value="365.1">
            <text:p>365.1</text:p>
          </table:table-cell>
        </table:table-row>
        <table:table-row table:style-name="ro1">
          <table:table-cell office:value-type="float" office:value="52.685">
            <text:p>52.685</text:p>
          </table:table-cell>
          <table:table-cell office:value-type="float" office:value="364.2">
            <text:p>364.2</text:p>
          </table:table-cell>
        </table:table-row>
        <table:table-row table:style-name="ro1">
          <table:table-cell office:value-type="float" office:value="52.725">
            <text:p>52.725</text:p>
          </table:table-cell>
          <table:table-cell office:value-type="float" office:value="362.9">
            <text:p>362.9</text:p>
          </table:table-cell>
        </table:table-row>
        <table:table-row table:style-name="ro1">
          <table:table-cell office:value-type="float" office:value="52.765">
            <text:p>52.765</text:p>
          </table:table-cell>
          <table:table-cell office:value-type="float" office:value="361.6">
            <text:p>361.6</text:p>
          </table:table-cell>
        </table:table-row>
        <table:table-row table:style-name="ro1">
          <table:table-cell office:value-type="float" office:value="52.805">
            <text:p>52.805</text:p>
          </table:table-cell>
          <table:table-cell office:value-type="float" office:value="360.5">
            <text:p>360.5</text:p>
          </table:table-cell>
        </table:table-row>
        <table:table-row table:style-name="ro1">
          <table:table-cell office:value-type="float" office:value="52.846">
            <text:p>52.846</text:p>
          </table:table-cell>
          <table:table-cell office:value-type="float" office:value="358.3">
            <text:p>358.3</text:p>
          </table:table-cell>
        </table:table-row>
        <table:table-row table:style-name="ro1">
          <table:table-cell office:value-type="float" office:value="52.886">
            <text:p>52.886</text:p>
          </table:table-cell>
          <table:table-cell office:value-type="float" office:value="356.5">
            <text:p>356.5</text:p>
          </table:table-cell>
        </table:table-row>
        <table:table-row table:style-name="ro1">
          <table:table-cell office:value-type="float" office:value="52.926">
            <text:p>52.92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52.966">
            <text:p>52.966</text:p>
          </table:table-cell>
          <table:table-cell office:value-type="float" office:value="353.9">
            <text:p>353.9</text:p>
          </table:table-cell>
        </table:table-row>
        <table:table-row table:style-name="ro1">
          <table:table-cell office:value-type="float" office:value="53.007">
            <text:p>53.007</text:p>
          </table:table-cell>
          <table:table-cell office:value-type="float" office:value="353.9">
            <text:p>353.9</text:p>
          </table:table-cell>
        </table:table-row>
        <table:table-row table:style-name="ro1">
          <table:table-cell office:value-type="float" office:value="53.047">
            <text:p>53.047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53.088">
            <text:p>53.088</text:p>
          </table:table-cell>
          <table:table-cell office:value-type="float" office:value="354.1">
            <text:p>354.1</text:p>
          </table:table-cell>
        </table:table-row>
        <table:table-row table:style-name="ro1">
          <table:table-cell office:value-type="float" office:value="53.129">
            <text:p>53.129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53.17">
            <text:p>53.17</text:p>
          </table:table-cell>
          <table:table-cell office:value-type="float" office:value="352.7">
            <text:p>352.7</text:p>
          </table:table-cell>
        </table:table-row>
        <table:table-row table:style-name="ro1">
          <table:table-cell office:value-type="float" office:value="53.21">
            <text:p>53.21</text:p>
          </table:table-cell>
          <table:table-cell office:value-type="float" office:value="351.3">
            <text:p>351.3</text:p>
          </table:table-cell>
        </table:table-row>
        <table:table-row table:style-name="ro1">
          <table:table-cell office:value-type="float" office:value="53.251">
            <text:p>53.251</text:p>
          </table:table-cell>
          <table:table-cell office:value-type="float" office:value="350.9">
            <text:p>350.9</text:p>
          </table:table-cell>
        </table:table-row>
        <table:table-row table:style-name="ro1">
          <table:table-cell office:value-type="float" office:value="53.292">
            <text:p>53.292</text:p>
          </table:table-cell>
          <table:table-cell office:value-type="float" office:value="350.5">
            <text:p>350.5</text:p>
          </table:table-cell>
        </table:table-row>
        <table:table-row table:style-name="ro1">
          <table:table-cell office:value-type="float" office:value="53.332">
            <text:p>53.332</text:p>
          </table:table-cell>
          <table:table-cell office:value-type="float" office:value="349.3">
            <text:p>349.3</text:p>
          </table:table-cell>
        </table:table-row>
        <table:table-row table:style-name="ro1">
          <table:table-cell office:value-type="float" office:value="53.373">
            <text:p>53.373</text:p>
          </table:table-cell>
          <table:table-cell office:value-type="float" office:value="347.2">
            <text:p>347.2</text:p>
          </table:table-cell>
        </table:table-row>
        <table:table-row table:style-name="ro1">
          <table:table-cell office:value-type="float" office:value="53.413">
            <text:p>53.413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53.453">
            <text:p>53.453</text:p>
          </table:table-cell>
          <table:table-cell office:value-type="float" office:value="343.8">
            <text:p>343.8</text:p>
          </table:table-cell>
        </table:table-row>
        <table:table-row table:style-name="ro1">
          <table:table-cell office:value-type="float" office:value="53.493">
            <text:p>53.493</text:p>
          </table:table-cell>
          <table:table-cell office:value-type="float" office:value="342.4">
            <text:p>342.4</text:p>
          </table:table-cell>
        </table:table-row>
        <table:table-row table:style-name="ro1">
          <table:table-cell office:value-type="float" office:value="53.533">
            <text:p>53.533</text:p>
          </table:table-cell>
          <table:table-cell office:value-type="float" office:value="341.4">
            <text:p>341.4</text:p>
          </table:table-cell>
        </table:table-row>
        <table:table-row table:style-name="ro1">
          <table:table-cell office:value-type="float" office:value="53.573">
            <text:p>53.573</text:p>
          </table:table-cell>
          <table:table-cell office:value-type="float" office:value="341.4">
            <text:p>341.4</text:p>
          </table:table-cell>
        </table:table-row>
        <table:table-row table:style-name="ro1">
          <table:table-cell office:value-type="float" office:value="53.612">
            <text:p>53.612</text:p>
          </table:table-cell>
          <table:table-cell office:value-type="float" office:value="340.3">
            <text:p>340.3</text:p>
          </table:table-cell>
        </table:table-row>
        <table:table-row table:style-name="ro1">
          <table:table-cell office:value-type="float" office:value="53.651">
            <text:p>53.651</text:p>
          </table:table-cell>
          <table:table-cell office:value-type="float" office:value="338.9">
            <text:p>338.9</text:p>
          </table:table-cell>
        </table:table-row>
        <table:table-row table:style-name="ro1">
          <table:table-cell office:value-type="float" office:value="53.689">
            <text:p>53.689</text:p>
          </table:table-cell>
          <table:table-cell office:value-type="float" office:value="337.3">
            <text:p>337.3</text:p>
          </table:table-cell>
        </table:table-row>
        <table:table-row table:style-name="ro1">
          <table:table-cell office:value-type="float" office:value="53.727">
            <text:p>53.727</text:p>
          </table:table-cell>
          <table:table-cell office:value-type="float" office:value="335.4">
            <text:p>335.4</text:p>
          </table:table-cell>
        </table:table-row>
        <table:table-row table:style-name="ro1">
          <table:table-cell office:value-type="float" office:value="53.765">
            <text:p>53.765</text:p>
          </table:table-cell>
          <table:table-cell office:value-type="float" office:value="334.2">
            <text:p>334.2</text:p>
          </table:table-cell>
        </table:table-row>
        <table:table-row table:style-name="ro1">
          <table:table-cell office:value-type="float" office:value="53.803">
            <text:p>53.803</text:p>
          </table:table-cell>
          <table:table-cell office:value-type="float" office:value="333.2">
            <text:p>333.2</text:p>
          </table:table-cell>
        </table:table-row>
        <table:table-row table:style-name="ro1">
          <table:table-cell office:value-type="float" office:value="53.841">
            <text:p>53.841</text:p>
          </table:table-cell>
          <table:table-cell office:value-type="float" office:value="332.8">
            <text:p>332.8</text:p>
          </table:table-cell>
        </table:table-row>
        <table:table-row table:style-name="ro1">
          <table:table-cell office:value-type="float" office:value="53.879">
            <text:p>53.879</text:p>
          </table:table-cell>
          <table:table-cell office:value-type="float" office:value="333.3">
            <text:p>333.3</text:p>
          </table:table-cell>
        </table:table-row>
        <table:table-row table:style-name="ro1">
          <table:table-cell office:value-type="float" office:value="53.917">
            <text:p>53.917</text:p>
          </table:table-cell>
          <table:table-cell office:value-type="float" office:value="331.4">
            <text:p>331.4</text:p>
          </table:table-cell>
        </table:table-row>
        <table:table-row table:style-name="ro1">
          <table:table-cell office:value-type="float" office:value="53.956">
            <text:p>53.956</text:p>
          </table:table-cell>
          <table:table-cell office:value-type="float" office:value="329.6">
            <text:p>329.6</text:p>
          </table:table-cell>
        </table:table-row>
        <table:table-row table:style-name="ro1">
          <table:table-cell office:value-type="float" office:value="53.995">
            <text:p>53.995</text:p>
          </table:table-cell>
          <table:table-cell office:value-type="float" office:value="328.4">
            <text:p>328.4</text:p>
          </table:table-cell>
        </table:table-row>
        <table:table-row table:style-name="ro1">
          <table:table-cell office:value-type="float" office:value="54.035">
            <text:p>54.035</text:p>
          </table:table-cell>
          <table:table-cell office:value-type="float" office:value="327.9">
            <text:p>327.9</text:p>
          </table:table-cell>
        </table:table-row>
        <table:table-row table:style-name="ro1">
          <table:table-cell office:value-type="float" office:value="54.075">
            <text:p>54.075</text:p>
          </table:table-cell>
          <table:table-cell office:value-type="float" office:value="326.9">
            <text:p>326.9</text:p>
          </table:table-cell>
        </table:table-row>
        <table:table-row table:style-name="ro1">
          <table:table-cell office:value-type="float" office:value="54.116">
            <text:p>54.116</text:p>
          </table:table-cell>
          <table:table-cell office:value-type="float" office:value="326.6">
            <text:p>326.6</text:p>
          </table:table-cell>
        </table:table-row>
        <table:table-row table:style-name="ro1">
          <table:table-cell office:value-type="float" office:value="54.156">
            <text:p>54.156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54.196">
            <text:p>54.196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54.235">
            <text:p>54.235</text:p>
          </table:table-cell>
          <table:table-cell office:value-type="float" office:value="323.6">
            <text:p>323.6</text:p>
          </table:table-cell>
        </table:table-row>
        <table:table-row table:style-name="ro1">
          <table:table-cell office:value-type="float" office:value="54.272">
            <text:p>54.272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54.305">
            <text:p>54.305</text:p>
          </table:table-cell>
          <table:table-cell office:value-type="float" office:value="320.7">
            <text:p>320.7</text:p>
          </table:table-cell>
        </table:table-row>
        <table:table-row table:style-name="ro1">
          <table:table-cell office:value-type="float" office:value="54.337">
            <text:p>54.337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54.366">
            <text:p>54.366</text:p>
          </table:table-cell>
          <table:table-cell office:value-type="float" office:value="320.1">
            <text:p>320.1</text:p>
          </table:table-cell>
        </table:table-row>
        <table:table-row table:style-name="ro1">
          <table:table-cell office:value-type="float" office:value="54.393">
            <text:p>54.393</text:p>
          </table:table-cell>
          <table:table-cell office:value-type="float" office:value="320.3">
            <text:p>320.3</text:p>
          </table:table-cell>
        </table:table-row>
        <table:table-row table:style-name="ro1">
          <table:table-cell office:value-type="float" office:value="54.42">
            <text:p>54.42</text:p>
          </table:table-cell>
          <table:table-cell office:value-type="float" office:value="320.6">
            <text:p>320.6</text:p>
          </table:table-cell>
        </table:table-row>
        <table:table-row table:style-name="ro1">
          <table:table-cell office:value-type="float" office:value="54.449">
            <text:p>54.449</text:p>
          </table:table-cell>
          <table:table-cell office:value-type="float" office:value="320.5">
            <text:p>320.5</text:p>
          </table:table-cell>
        </table:table-row>
        <table:table-row table:style-name="ro1">
          <table:table-cell office:value-type="float" office:value="54.479">
            <text:p>54.479</text:p>
          </table:table-cell>
          <table:table-cell office:value-type="float" office:value="318.9">
            <text:p>318.9</text:p>
          </table:table-cell>
        </table:table-row>
        <table:table-row table:style-name="ro1">
          <table:table-cell office:value-type="float" office:value="54.51">
            <text:p>54.51</text:p>
          </table:table-cell>
          <table:table-cell office:value-type="float" office:value="317.2">
            <text:p>317.2</text:p>
          </table:table-cell>
        </table:table-row>
        <table:table-row table:style-name="ro1">
          <table:table-cell office:value-type="float" office:value="54.543">
            <text:p>54.543</text:p>
          </table:table-cell>
          <table:table-cell office:value-type="float" office:value="314.5">
            <text:p>314.5</text:p>
          </table:table-cell>
        </table:table-row>
        <table:table-row table:style-name="ro1">
          <table:table-cell office:value-type="float" office:value="54.577">
            <text:p>54.577</text:p>
          </table:table-cell>
          <table:table-cell office:value-type="float" office:value="310.1">
            <text:p>310.1</text:p>
          </table:table-cell>
        </table:table-row>
        <table:table-row table:style-name="ro1">
          <table:table-cell office:value-type="float" office:value="54.614">
            <text:p>54.614</text:p>
          </table:table-cell>
          <table:table-cell office:value-type="float" office:value="306.3">
            <text:p>306.3</text:p>
          </table:table-cell>
        </table:table-row>
        <table:table-row table:style-name="ro1">
          <table:table-cell office:value-type="float" office:value="54.652">
            <text:p>54.652</text:p>
          </table:table-cell>
          <table:table-cell office:value-type="float" office:value="301.8">
            <text:p>301.8</text:p>
          </table:table-cell>
        </table:table-row>
        <table:table-row table:style-name="ro1">
          <table:table-cell office:value-type="float" office:value="54.691">
            <text:p>54.691</text:p>
          </table:table-cell>
          <table:table-cell office:value-type="float" office:value="297.4">
            <text:p>297.4</text:p>
          </table:table-cell>
        </table:table-row>
        <table:table-row table:style-name="ro1">
          <table:table-cell office:value-type="float" office:value="54.73">
            <text:p>54.73</text:p>
          </table:table-cell>
          <table:table-cell office:value-type="float" office:value="294.1">
            <text:p>294.1</text:p>
          </table:table-cell>
        </table:table-row>
        <table:table-row table:style-name="ro1">
          <table:table-cell office:value-type="float" office:value="54.77">
            <text:p>54.77</text:p>
          </table:table-cell>
          <table:table-cell office:value-type="float" office:value="290.9">
            <text:p>290.9</text:p>
          </table:table-cell>
        </table:table-row>
        <table:table-row table:style-name="ro1">
          <table:table-cell office:value-type="float" office:value="54.811">
            <text:p>54.811</text:p>
          </table:table-cell>
          <table:table-cell office:value-type="float" office:value="287.5">
            <text:p>287.5</text:p>
          </table:table-cell>
        </table:table-row>
        <table:table-row table:style-name="ro1">
          <table:table-cell office:value-type="float" office:value="54.852">
            <text:p>54.852</text:p>
          </table:table-cell>
          <table:table-cell office:value-type="float" office:value="284.3">
            <text:p>284.3</text:p>
          </table:table-cell>
        </table:table-row>
        <table:table-row table:style-name="ro1">
          <table:table-cell office:value-type="float" office:value="54.895">
            <text:p>54.895</text:p>
          </table:table-cell>
          <table:table-cell office:value-type="float" office:value="280.5">
            <text:p>280.5</text:p>
          </table:table-cell>
        </table:table-row>
        <table:table-row table:style-name="ro1">
          <table:table-cell office:value-type="float" office:value="54.938">
            <text:p>54.938</text:p>
          </table:table-cell>
          <table:table-cell office:value-type="float" office:value="275.4">
            <text:p>275.4</text:p>
          </table:table-cell>
        </table:table-row>
        <table:table-row table:style-name="ro1">
          <table:table-cell office:value-type="float" office:value="54.981">
            <text:p>54.981</text:p>
          </table:table-cell>
          <table:table-cell office:value-type="float" office:value="271.3">
            <text:p>271.3</text:p>
          </table:table-cell>
        </table:table-row>
        <table:table-row table:style-name="ro1">
          <table:table-cell office:value-type="float" office:value="55.024">
            <text:p>55.024</text:p>
          </table:table-cell>
          <table:table-cell office:value-type="float" office:value="267.9">
            <text:p>267.9</text:p>
          </table:table-cell>
        </table:table-row>
        <table:table-row table:style-name="ro1">
          <table:table-cell office:value-type="float" office:value="55.067">
            <text:p>55.067</text:p>
          </table:table-cell>
          <table:table-cell office:value-type="float" office:value="264.1">
            <text:p>264.1</text:p>
          </table:table-cell>
        </table:table-row>
        <table:table-row table:style-name="ro1">
          <table:table-cell office:value-type="float" office:value="55.11">
            <text:p>55.11</text:p>
          </table:table-cell>
          <table:table-cell office:value-type="float" office:value="260.2">
            <text:p>260.2</text:p>
          </table:table-cell>
        </table:table-row>
        <table:table-row table:style-name="ro1">
          <table:table-cell office:value-type="float" office:value="55.154">
            <text:p>55.154</text:p>
          </table:table-cell>
          <table:table-cell office:value-type="float" office:value="256.7">
            <text:p>256.7</text:p>
          </table:table-cell>
        </table:table-row>
        <table:table-row table:style-name="ro1">
          <table:table-cell office:value-type="float" office:value="55.196">
            <text:p>55.196</text:p>
          </table:table-cell>
          <table:table-cell office:value-type="float" office:value="254.6">
            <text:p>254.6</text:p>
          </table:table-cell>
        </table:table-row>
        <table:table-row table:style-name="ro1">
          <table:table-cell office:value-type="float" office:value="55.238">
            <text:p>55.238</text:p>
          </table:table-cell>
          <table:table-cell office:value-type="float" office:value="252.3">
            <text:p>252.3</text:p>
          </table:table-cell>
        </table:table-row>
        <table:table-row table:style-name="ro1">
          <table:table-cell office:value-type="float" office:value="55.281">
            <text:p>55.28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5.323">
            <text:p>55.323</text:p>
          </table:table-cell>
          <table:table-cell office:value-type="float" office:value="247.1">
            <text:p>247.1</text:p>
          </table:table-cell>
        </table:table-row>
        <table:table-row table:style-name="ro1">
          <table:table-cell office:value-type="float" office:value="55.365">
            <text:p>55.365</text:p>
          </table:table-cell>
          <table:table-cell office:value-type="float" office:value="243.8">
            <text:p>243.8</text:p>
          </table:table-cell>
        </table:table-row>
        <table:table-row table:style-name="ro1">
          <table:table-cell office:value-type="float" office:value="55.407">
            <text:p>55.407</text:p>
          </table:table-cell>
          <table:table-cell office:value-type="float" office:value="242.3">
            <text:p>242.3</text:p>
          </table:table-cell>
        </table:table-row>
        <table:table-row table:style-name="ro1">
          <table:table-cell office:value-type="float" office:value="55.442">
            <text:p>55.442</text:p>
          </table:table-cell>
          <table:table-cell office:value-type="float" office:value="242.2">
            <text:p>242.2</text:p>
          </table:table-cell>
        </table:table-row>
        <table:table-row table:style-name="ro1">
          <table:table-cell office:value-type="float" office:value="55.474">
            <text:p>55.474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55.501">
            <text:p>55.501</text:p>
          </table:table-cell>
          <table:table-cell office:value-type="float" office:value="241.5">
            <text:p>241.5</text:p>
          </table:table-cell>
        </table:table-row>
        <table:table-row table:style-name="ro1">
          <table:table-cell office:value-type="float" office:value="55.524">
            <text:p>55.524</text:p>
          </table:table-cell>
          <table:table-cell office:value-type="float" office:value="240.5">
            <text:p>240.5</text:p>
          </table:table-cell>
        </table:table-row>
        <table:table-row table:style-name="ro1">
          <table:table-cell office:value-type="float" office:value="55.544">
            <text:p>55.544</text:p>
          </table:table-cell>
          <table:table-cell office:value-type="float" office:value="239.4">
            <text:p>239.4</text:p>
          </table:table-cell>
        </table:table-row>
        <table:table-row table:style-name="ro1">
          <table:table-cell office:value-type="float" office:value="55.562">
            <text:p>55.562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office:value-type="float" office:value="55.581">
            <text:p>55.581</text:p>
          </table:table-cell>
          <table:table-cell office:value-type="float" office:value="236.8">
            <text:p>236.8</text:p>
          </table:table-cell>
        </table:table-row>
        <table:table-row table:style-name="ro1">
          <table:table-cell office:value-type="float" office:value="55.602">
            <text:p>55.602</text:p>
          </table:table-cell>
          <table:table-cell office:value-type="float" office:value="235.2">
            <text:p>235.2</text:p>
          </table:table-cell>
        </table:table-row>
        <table:table-row table:style-name="ro1">
          <table:table-cell office:value-type="float" office:value="55.624">
            <text:p>55.624</text:p>
          </table:table-cell>
          <table:table-cell office:value-type="float" office:value="233.7">
            <text:p>233.7</text:p>
          </table:table-cell>
        </table:table-row>
        <table:table-row table:style-name="ro1">
          <table:table-cell office:value-type="float" office:value="55.649">
            <text:p>55.649</text:p>
          </table:table-cell>
          <table:table-cell office:value-type="float" office:value="231.5">
            <text:p>231.5</text:p>
          </table:table-cell>
        </table:table-row>
        <table:table-row table:style-name="ro1">
          <table:table-cell office:value-type="float" office:value="55.675">
            <text:p>55.675</text:p>
          </table:table-cell>
          <table:table-cell office:value-type="float" office:value="229.1">
            <text:p>229.1</text:p>
          </table:table-cell>
        </table:table-row>
        <table:table-row table:style-name="ro1">
          <table:table-cell office:value-type="float" office:value="55.703">
            <text:p>55.703</text:p>
          </table:table-cell>
          <table:table-cell office:value-type="float" office:value="226.6">
            <text:p>226.6</text:p>
          </table:table-cell>
        </table:table-row>
        <table:table-row table:style-name="ro1">
          <table:table-cell office:value-type="float" office:value="55.733">
            <text:p>55.733</text:p>
          </table:table-cell>
          <table:table-cell office:value-type="float" office:value="224.3">
            <text:p>224.3</text:p>
          </table:table-cell>
        </table:table-row>
        <table:table-row table:style-name="ro1">
          <table:table-cell office:value-type="float" office:value="55.765">
            <text:p>55.765</text:p>
          </table:table-cell>
          <table:table-cell office:value-type="float" office:value="223.1">
            <text:p>223.1</text:p>
          </table:table-cell>
        </table:table-row>
        <table:table-row table:style-name="ro1">
          <table:table-cell office:value-type="float" office:value="55.799">
            <text:p>55.799</text:p>
          </table:table-cell>
          <table:table-cell office:value-type="float" office:value="221.6">
            <text:p>221.6</text:p>
          </table:table-cell>
        </table:table-row>
        <table:table-row table:style-name="ro1">
          <table:table-cell office:value-type="float" office:value="55.834">
            <text:p>55.834</text:p>
          </table:table-cell>
          <table:table-cell office:value-type="float" office:value="219.6">
            <text:p>219.6</text:p>
          </table:table-cell>
        </table:table-row>
        <table:table-row table:style-name="ro1">
          <table:table-cell office:value-type="float" office:value="55.871">
            <text:p>55.871</text:p>
          </table:table-cell>
          <table:table-cell office:value-type="float" office:value="217.4">
            <text:p>217.4</text:p>
          </table:table-cell>
        </table:table-row>
        <table:table-row table:style-name="ro1">
          <table:table-cell office:value-type="float" office:value="55.909">
            <text:p>55.909</text:p>
          </table:table-cell>
          <table:table-cell office:value-type="float" office:value="215.3">
            <text:p>215.3</text:p>
          </table:table-cell>
        </table:table-row>
        <table:table-row table:style-name="ro1">
          <table:table-cell office:value-type="float" office:value="55.948">
            <text:p>55.948</text:p>
          </table:table-cell>
          <table:table-cell office:value-type="float" office:value="213.6">
            <text:p>213.6</text:p>
          </table:table-cell>
        </table:table-row>
        <table:table-row table:style-name="ro1">
          <table:table-cell office:value-type="float" office:value="55.987">
            <text:p>55.987</text:p>
          </table:table-cell>
          <table:table-cell office:value-type="float" office:value="211.6">
            <text:p>211.6</text:p>
          </table:table-cell>
        </table:table-row>
        <table:table-row table:style-name="ro1">
          <table:table-cell office:value-type="float" office:value="56.027">
            <text:p>56.027</text:p>
          </table:table-cell>
          <table:table-cell office:value-type="float" office:value="209.1">
            <text:p>209.1</text:p>
          </table:table-cell>
        </table:table-row>
        <table:table-row table:style-name="ro1">
          <table:table-cell office:value-type="float" office:value="56.067">
            <text:p>56.067</text:p>
          </table:table-cell>
          <table:table-cell office:value-type="float" office:value="207.3">
            <text:p>207.3</text:p>
          </table:table-cell>
        </table:table-row>
        <table:table-row table:style-name="ro1">
          <table:table-cell office:value-type="float" office:value="56.107">
            <text:p>56.107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56.148">
            <text:p>56.148</text:p>
          </table:table-cell>
          <table:table-cell office:value-type="float" office:value="206.3">
            <text:p>206.3</text:p>
          </table:table-cell>
        </table:table-row>
        <table:table-row table:style-name="ro1">
          <table:table-cell office:value-type="float" office:value="56.188">
            <text:p>56.188</text:p>
          </table:table-cell>
          <table:table-cell office:value-type="float" office:value="205.1">
            <text:p>205.1</text:p>
          </table:table-cell>
        </table:table-row>
        <table:table-row table:style-name="ro1">
          <table:table-cell office:value-type="float" office:value="56.229">
            <text:p>56.229</text:p>
          </table:table-cell>
          <table:table-cell office:value-type="float" office:value="203.7">
            <text:p>203.7</text:p>
          </table:table-cell>
        </table:table-row>
        <table:table-row table:style-name="ro1">
          <table:table-cell office:value-type="float" office:value="56.27">
            <text:p>56.27</text:p>
          </table:table-cell>
          <table:table-cell office:value-type="float" office:value="202.2">
            <text:p>202.2</text:p>
          </table:table-cell>
        </table:table-row>
        <table:table-row table:style-name="ro1">
          <table:table-cell office:value-type="float" office:value="56.311">
            <text:p>56.311</text:p>
          </table:table-cell>
          <table:table-cell office:value-type="float" office:value="200.6">
            <text:p>200.6</text:p>
          </table:table-cell>
        </table:table-row>
        <table:table-row table:style-name="ro1">
          <table:table-cell office:value-type="float" office:value="56.352">
            <text:p>56.352</text:p>
          </table:table-cell>
          <table:table-cell office:value-type="float" office:value="199.3">
            <text:p>199.3</text:p>
          </table:table-cell>
        </table:table-row>
        <table:table-row table:style-name="ro1">
          <table:table-cell office:value-type="float" office:value="56.393">
            <text:p>56.39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6.434">
            <text:p>56.434</text:p>
          </table:table-cell>
          <table:table-cell office:value-type="float" office:value="196.5">
            <text:p>196.5</text:p>
          </table:table-cell>
        </table:table-row>
        <table:table-row table:style-name="ro1">
          <table:table-cell office:value-type="float" office:value="56.474">
            <text:p>56.474</text:p>
          </table:table-cell>
          <table:table-cell office:value-type="float" office:value="194.9">
            <text:p>194.9</text:p>
          </table:table-cell>
        </table:table-row>
        <table:table-row table:style-name="ro1">
          <table:table-cell office:value-type="float" office:value="56.515">
            <text:p>56.515</text:p>
          </table:table-cell>
          <table:table-cell office:value-type="float" office:value="191.9">
            <text:p>191.9</text:p>
          </table:table-cell>
        </table:table-row>
        <table:table-row table:style-name="ro1">
          <table:table-cell office:value-type="float" office:value="56.556">
            <text:p>56.55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56.597">
            <text:p>56.597</text:p>
          </table:table-cell>
          <table:table-cell office:value-type="float" office:value="186.3">
            <text:p>186.3</text:p>
          </table:table-cell>
        </table:table-row>
        <table:table-row table:style-name="ro1">
          <table:table-cell office:value-type="float" office:value="56.639">
            <text:p>56.639</text:p>
          </table:table-cell>
          <table:table-cell office:value-type="float" office:value="183.6">
            <text:p>183.6</text:p>
          </table:table-cell>
        </table:table-row>
        <table:table-row table:style-name="ro1">
          <table:table-cell office:value-type="float" office:value="56.68">
            <text:p>56.68</text:p>
          </table:table-cell>
          <table:table-cell office:value-type="float" office:value="181.2">
            <text:p>181.2</text:p>
          </table:table-cell>
        </table:table-row>
        <table:table-row table:style-name="ro1">
          <table:table-cell office:value-type="float" office:value="56.721">
            <text:p>56.72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56.763">
            <text:p>56.763</text:p>
          </table:table-cell>
          <table:table-cell office:value-type="float" office:value="176.7">
            <text:p>176.7</text:p>
          </table:table-cell>
        </table:table-row>
        <table:table-row table:style-name="ro1">
          <table:table-cell office:value-type="float" office:value="56.805">
            <text:p>56.805</text:p>
          </table:table-cell>
          <table:table-cell office:value-type="float" office:value="173.6">
            <text:p>173.6</text:p>
          </table:table-cell>
        </table:table-row>
        <table:table-row table:style-name="ro1">
          <table:table-cell office:value-type="float" office:value="56.846">
            <text:p>56.846</text:p>
          </table:table-cell>
          <table:table-cell office:value-type="float" office:value="170.3">
            <text:p>170.3</text:p>
          </table:table-cell>
        </table:table-row>
        <table:table-row table:style-name="ro1">
          <table:table-cell office:value-type="float" office:value="56.887">
            <text:p>56.887</text:p>
          </table:table-cell>
          <table:table-cell office:value-type="float" office:value="167.5">
            <text:p>167.5</text:p>
          </table:table-cell>
        </table:table-row>
        <table:table-row table:style-name="ro1">
          <table:table-cell office:value-type="float" office:value="56.929">
            <text:p>56.92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6.97">
            <text:p>56.9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57.01">
            <text:p>57.01</text:p>
          </table:table-cell>
          <table:table-cell office:value-type="float" office:value="161.7">
            <text:p>161.7</text:p>
          </table:table-cell>
        </table:table-row>
        <table:table-row table:style-name="ro1">
          <table:table-cell office:value-type="float" office:value="57.051">
            <text:p>57.051</text:p>
          </table:table-cell>
          <table:table-cell office:value-type="float" office:value="160.2">
            <text:p>160.2</text:p>
          </table:table-cell>
        </table:table-row>
        <table:table-row table:style-name="ro1">
          <table:table-cell office:value-type="float" office:value="57.091">
            <text:p>57.091</text:p>
          </table:table-cell>
          <table:table-cell office:value-type="float" office:value="157.8">
            <text:p>157.8</text:p>
          </table:table-cell>
        </table:table-row>
        <table:table-row table:style-name="ro1">
          <table:table-cell office:value-type="float" office:value="57.131">
            <text:p>57.13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7.169">
            <text:p>57.169</text:p>
          </table:table-cell>
          <table:table-cell office:value-type="float" office:value="153.6">
            <text:p>153.6</text:p>
          </table:table-cell>
        </table:table-row>
        <table:table-row table:style-name="ro1">
          <table:table-cell office:value-type="float" office:value="57.207">
            <text:p>57.207</text:p>
          </table:table-cell>
          <table:table-cell office:value-type="float" office:value="152.1">
            <text:p>152.1</text:p>
          </table:table-cell>
        </table:table-row>
        <table:table-row table:style-name="ro1">
          <table:table-cell office:value-type="float" office:value="57.245">
            <text:p>57.245</text:p>
          </table:table-cell>
          <table:table-cell office:value-type="float" office:value="149.9">
            <text:p>149.9</text:p>
          </table:table-cell>
        </table:table-row>
        <table:table-row table:style-name="ro1">
          <table:table-cell office:value-type="float" office:value="57.284">
            <text:p>57.284</text:p>
          </table:table-cell>
          <table:table-cell office:value-type="float" office:value="147.1">
            <text:p>147.1</text:p>
          </table:table-cell>
        </table:table-row>
        <table:table-row table:style-name="ro1">
          <table:table-cell office:value-type="float" office:value="57.323">
            <text:p>57.323</text:p>
          </table:table-cell>
          <table:table-cell office:value-type="float" office:value="144.3">
            <text:p>144.3</text:p>
          </table:table-cell>
        </table:table-row>
        <table:table-row table:style-name="ro1">
          <table:table-cell office:value-type="float" office:value="57.363">
            <text:p>57.363</text:p>
          </table:table-cell>
          <table:table-cell office:value-type="float" office:value="142.2">
            <text:p>142.2</text:p>
          </table:table-cell>
        </table:table-row>
        <table:table-row table:style-name="ro1">
          <table:table-cell office:value-type="float" office:value="57.405">
            <text:p>57.405</text:p>
          </table:table-cell>
          <table:table-cell office:value-type="float" office:value="139.6">
            <text:p>139.6</text:p>
          </table:table-cell>
        </table:table-row>
        <table:table-row table:style-name="ro1">
          <table:table-cell office:value-type="float" office:value="57.446">
            <text:p>57.446</text:p>
          </table:table-cell>
          <table:table-cell office:value-type="float" office:value="136.8">
            <text:p>136.8</text:p>
          </table:table-cell>
        </table:table-row>
        <table:table-row table:style-name="ro1">
          <table:table-cell office:value-type="float" office:value="57.487">
            <text:p>57.487</text:p>
          </table:table-cell>
          <table:table-cell office:value-type="float" office:value="134.1">
            <text:p>134.1</text:p>
          </table:table-cell>
        </table:table-row>
        <table:table-row table:style-name="ro1">
          <table:table-cell office:value-type="float" office:value="57.528">
            <text:p>57.528</text:p>
          </table:table-cell>
          <table:table-cell office:value-type="float" office:value="131.8">
            <text:p>131.8</text:p>
          </table:table-cell>
        </table:table-row>
        <table:table-row table:style-name="ro1">
          <table:table-cell office:value-type="float" office:value="57.571">
            <text:p>57.571</text:p>
          </table:table-cell>
          <table:table-cell office:value-type="float" office:value="129.9">
            <text:p>129.9</text:p>
          </table:table-cell>
        </table:table-row>
        <table:table-row table:style-name="ro1">
          <table:table-cell office:value-type="float" office:value="57.612">
            <text:p>57.612</text:p>
          </table:table-cell>
          <table:table-cell office:value-type="float" office:value="127.9">
            <text:p>127.9</text:p>
          </table:table-cell>
        </table:table-row>
        <table:table-row table:style-name="ro1">
          <table:table-cell office:value-type="float" office:value="57.654">
            <text:p>57.654</text:p>
          </table:table-cell>
          <table:table-cell office:value-type="float" office:value="125.2">
            <text:p>125.2</text:p>
          </table:table-cell>
        </table:table-row>
        <table:table-row table:style-name="ro1">
          <table:table-cell office:value-type="float" office:value="57.695">
            <text:p>57.695</text:p>
          </table:table-cell>
          <table:table-cell office:value-type="float" office:value="122.8">
            <text:p>122.8</text:p>
          </table:table-cell>
        </table:table-row>
        <table:table-row table:style-name="ro1">
          <table:table-cell office:value-type="float" office:value="57.737">
            <text:p>57.737</text:p>
          </table:table-cell>
          <table:table-cell office:value-type="float" office:value="120.8">
            <text:p>120.8</text:p>
          </table:table-cell>
        </table:table-row>
        <table:table-row table:style-name="ro1">
          <table:table-cell office:value-type="float" office:value="57.778">
            <text:p>57.778</text:p>
          </table:table-cell>
          <table:table-cell office:value-type="float" office:value="118.8">
            <text:p>118.8</text:p>
          </table:table-cell>
        </table:table-row>
        <table:table-row table:style-name="ro1">
          <table:table-cell office:value-type="float" office:value="57.819">
            <text:p>57.819</text:p>
          </table:table-cell>
          <table:table-cell office:value-type="float" office:value="117.3">
            <text:p>117.3</text:p>
          </table:table-cell>
        </table:table-row>
        <table:table-row table:style-name="ro1">
          <table:table-cell office:value-type="float" office:value="57.86">
            <text:p>57.86</text:p>
          </table:table-cell>
          <table:table-cell office:value-type="float" office:value="116.7">
            <text:p>116.7</text:p>
          </table:table-cell>
        </table:table-row>
        <table:table-row table:style-name="ro1">
          <table:table-cell office:value-type="float" office:value="57.901">
            <text:p>57.901</text:p>
          </table:table-cell>
          <table:table-cell office:value-type="float" office:value="116.6">
            <text:p>116.6</text:p>
          </table:table-cell>
        </table:table-row>
        <table:table-row table:style-name="ro1">
          <table:table-cell office:value-type="float" office:value="57.941">
            <text:p>57.941</text:p>
          </table:table-cell>
          <table:table-cell office:value-type="float" office:value="118.3">
            <text:p>118.3</text:p>
          </table:table-cell>
        </table:table-row>
        <table:table-row table:style-name="ro1">
          <table:table-cell office:value-type="float" office:value="57.981">
            <text:p>57.981</text:p>
          </table:table-cell>
          <table:table-cell office:value-type="float" office:value="119.9">
            <text:p>119.9</text:p>
          </table:table-cell>
        </table:table-row>
        <table:table-row table:style-name="ro1">
          <table:table-cell office:value-type="float" office:value="58.021">
            <text:p>58.021</text:p>
          </table:table-cell>
          <table:table-cell office:value-type="float" office:value="121.3">
            <text:p>121.3</text:p>
          </table:table-cell>
        </table:table-row>
        <table:table-row table:style-name="ro1">
          <table:table-cell office:value-type="float" office:value="58.059">
            <text:p>58.059</text:p>
          </table:table-cell>
          <table:table-cell office:value-type="float" office:value="122.5">
            <text:p>122.5</text:p>
          </table:table-cell>
        </table:table-row>
        <table:table-row table:style-name="ro1">
          <table:table-cell office:value-type="float" office:value="58.098">
            <text:p>58.098</text:p>
          </table:table-cell>
          <table:table-cell office:value-type="float" office:value="123.7">
            <text:p>123.7</text:p>
          </table:table-cell>
        </table:table-row>
        <table:table-row table:style-name="ro1">
          <table:table-cell office:value-type="float" office:value="58.136">
            <text:p>58.136</text:p>
          </table:table-cell>
          <table:table-cell office:value-type="float" office:value="124.8">
            <text:p>124.8</text:p>
          </table:table-cell>
        </table:table-row>
        <table:table-row table:style-name="ro1">
          <table:table-cell office:value-type="float" office:value="58.175">
            <text:p>58.175</text:p>
          </table:table-cell>
          <table:table-cell office:value-type="float" office:value="125.9">
            <text:p>125.9</text:p>
          </table:table-cell>
        </table:table-row>
        <table:table-row table:style-name="ro1">
          <table:table-cell office:value-type="float" office:value="58.214">
            <text:p>58.214</text:p>
          </table:table-cell>
          <table:table-cell office:value-type="float" office:value="126.5">
            <text:p>126.5</text:p>
          </table:table-cell>
        </table:table-row>
        <table:table-row table:style-name="ro1">
          <table:table-cell office:value-type="float" office:value="58.252">
            <text:p>58.252</text:p>
          </table:table-cell>
          <table:table-cell office:value-type="float" office:value="127.2">
            <text:p>127.2</text:p>
          </table:table-cell>
        </table:table-row>
        <table:table-row table:style-name="ro1">
          <table:table-cell office:value-type="float" office:value="58.29">
            <text:p>58.29</text:p>
          </table:table-cell>
          <table:table-cell office:value-type="float" office:value="127.8">
            <text:p>127.8</text:p>
          </table:table-cell>
        </table:table-row>
        <table:table-row table:style-name="ro1">
          <table:table-cell office:value-type="float" office:value="58.329">
            <text:p>58.329</text:p>
          </table:table-cell>
          <table:table-cell office:value-type="float" office:value="128.1">
            <text:p>128.1</text:p>
          </table:table-cell>
        </table:table-row>
        <table:table-row table:style-name="ro1">
          <table:table-cell office:value-type="float" office:value="58.368">
            <text:p>58.368</text:p>
          </table:table-cell>
          <table:table-cell office:value-type="float" office:value="128.4">
            <text:p>128.4</text:p>
          </table:table-cell>
        </table:table-row>
        <table:table-row table:style-name="ro1">
          <table:table-cell office:value-type="float" office:value="58.407">
            <text:p>58.407</text:p>
          </table:table-cell>
          <table:table-cell office:value-type="float" office:value="130.2">
            <text:p>130.2</text:p>
          </table:table-cell>
        </table:table-row>
        <table:table-row table:style-name="ro1">
          <table:table-cell office:value-type="float" office:value="58.446">
            <text:p>58.446</text:p>
          </table:table-cell>
          <table:table-cell office:value-type="float" office:value="132.5">
            <text:p>132.5</text:p>
          </table:table-cell>
        </table:table-row>
        <table:table-row table:style-name="ro1">
          <table:table-cell office:value-type="float" office:value="58.484">
            <text:p>58.484</text:p>
          </table:table-cell>
          <table:table-cell office:value-type="float" office:value="133.7">
            <text:p>133.7</text:p>
          </table:table-cell>
        </table:table-row>
        <table:table-row table:style-name="ro1">
          <table:table-cell office:value-type="float" office:value="58.522">
            <text:p>58.522</text:p>
          </table:table-cell>
          <table:table-cell office:value-type="float" office:value="134.3">
            <text:p>134.3</text:p>
          </table:table-cell>
        </table:table-row>
        <table:table-row table:style-name="ro1">
          <table:table-cell office:value-type="float" office:value="58.559">
            <text:p>58.559</text:p>
          </table:table-cell>
          <table:table-cell office:value-type="float" office:value="135.1">
            <text:p>135.1</text:p>
          </table:table-cell>
        </table:table-row>
        <table:table-row table:style-name="ro1">
          <table:table-cell office:value-type="float" office:value="58.596">
            <text:p>58.596</text:p>
          </table:table-cell>
          <table:table-cell office:value-type="float" office:value="135.5">
            <text:p>135.5</text:p>
          </table:table-cell>
        </table:table-row>
        <table:table-row table:style-name="ro1">
          <table:table-cell office:value-type="float" office:value="58.632">
            <text:p>58.63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8.669">
            <text:p>58.669</text:p>
          </table:table-cell>
          <table:table-cell office:value-type="float" office:value="136.7">
            <text:p>136.7</text:p>
          </table:table-cell>
        </table:table-row>
        <table:table-row table:style-name="ro1">
          <table:table-cell office:value-type="float" office:value="58.705">
            <text:p>58.705</text:p>
          </table:table-cell>
          <table:table-cell office:value-type="float" office:value="137.3">
            <text:p>137.3</text:p>
          </table:table-cell>
        </table:table-row>
        <table:table-row table:style-name="ro1">
          <table:table-cell office:value-type="float" office:value="58.742">
            <text:p>58.742</text:p>
          </table:table-cell>
          <table:table-cell office:value-type="float" office:value="137.6">
            <text:p>137.6</text:p>
          </table:table-cell>
        </table:table-row>
        <table:table-row table:style-name="ro1">
          <table:table-cell office:value-type="float" office:value="58.779">
            <text:p>58.779</text:p>
          </table:table-cell>
          <table:table-cell office:value-type="float" office:value="137.4">
            <text:p>137.4</text:p>
          </table:table-cell>
        </table:table-row>
        <table:table-row table:style-name="ro1">
          <table:table-cell office:value-type="float" office:value="58.816">
            <text:p>58.816</text:p>
          </table:table-cell>
          <table:table-cell office:value-type="float" office:value="137.2">
            <text:p>137.2</text:p>
          </table:table-cell>
        </table:table-row>
        <table:table-row table:style-name="ro1">
          <table:table-cell office:value-type="float" office:value="58.854">
            <text:p>58.85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58.891">
            <text:p>58.89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58.924">
            <text:p>58.924</text:p>
          </table:table-cell>
          <table:table-cell office:value-type="float" office:value="136.4">
            <text:p>136.4</text:p>
          </table:table-cell>
        </table:table-row>
        <table:table-row table:style-name="ro1">
          <table:table-cell office:value-type="float" office:value="58.952">
            <text:p>58.952</text:p>
          </table:table-cell>
          <table:table-cell office:value-type="float" office:value="135.5">
            <text:p>135.5</text:p>
          </table:table-cell>
        </table:table-row>
        <table:table-row table:style-name="ro1">
          <table:table-cell office:value-type="float" office:value="58.976">
            <text:p>58.976</text:p>
          </table:table-cell>
          <table:table-cell office:value-type="float" office:value="134.6">
            <text:p>134.6</text:p>
          </table:table-cell>
        </table:table-row>
        <table:table-row table:style-name="ro1">
          <table:table-cell office:value-type="float" office:value="58.996">
            <text:p>58.996</text:p>
          </table:table-cell>
          <table:table-cell office:value-type="float" office:value="133.7">
            <text:p>133.7</text:p>
          </table:table-cell>
        </table:table-row>
        <table:table-row table:style-name="ro1">
          <table:table-cell office:value-type="float" office:value="59.014">
            <text:p>59.014</text:p>
          </table:table-cell>
          <table:table-cell office:value-type="float" office:value="132.4">
            <text:p>132.4</text:p>
          </table:table-cell>
        </table:table-row>
        <table:table-row table:style-name="ro1">
          <table:table-cell office:value-type="float" office:value="59.032">
            <text:p>59.032</text:p>
          </table:table-cell>
          <table:table-cell office:value-type="float" office:value="130.8">
            <text:p>130.8</text:p>
          </table:table-cell>
        </table:table-row>
        <table:table-row table:style-name="ro1">
          <table:table-cell office:value-type="float" office:value="59.05">
            <text:p>59.0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59.07">
            <text:p>59.07</text:p>
          </table:table-cell>
          <table:table-cell office:value-type="float" office:value="127.1">
            <text:p>127.1</text:p>
          </table:table-cell>
        </table:table-row>
        <table:table-row table:style-name="ro1">
          <table:table-cell office:value-type="float" office:value="59.093">
            <text:p>59.093</text:p>
          </table:table-cell>
          <table:table-cell office:value-type="float" office:value="125.5">
            <text:p>125.5</text:p>
          </table:table-cell>
        </table:table-row>
        <table:table-row table:style-name="ro1">
          <table:table-cell office:value-type="float" office:value="59.117">
            <text:p>59.117</text:p>
          </table:table-cell>
          <table:table-cell office:value-type="float" office:value="123.9">
            <text:p>123.9</text:p>
          </table:table-cell>
        </table:table-row>
        <table:table-row table:style-name="ro1">
          <table:table-cell office:value-type="float" office:value="59.142">
            <text:p>59.142</text:p>
          </table:table-cell>
          <table:table-cell office:value-type="float" office:value="122.3">
            <text:p>122.3</text:p>
          </table:table-cell>
        </table:table-row>
        <table:table-row table:style-name="ro1">
          <table:table-cell office:value-type="float" office:value="59.17">
            <text:p>59.17</text:p>
          </table:table-cell>
          <table:table-cell office:value-type="float" office:value="120.8">
            <text:p>120.8</text:p>
          </table:table-cell>
        </table:table-row>
        <table:table-row table:style-name="ro1">
          <table:table-cell office:value-type="float" office:value="59.2">
            <text:p>59.2</text:p>
          </table:table-cell>
          <table:table-cell office:value-type="float" office:value="119.4">
            <text:p>119.4</text:p>
          </table:table-cell>
        </table:table-row>
        <table:table-row table:style-name="ro1">
          <table:table-cell office:value-type="float" office:value="59.23">
            <text:p>59.23</text:p>
          </table:table-cell>
          <table:table-cell office:value-type="float" office:value="117.5">
            <text:p>117.5</text:p>
          </table:table-cell>
        </table:table-row>
        <table:table-row table:style-name="ro1">
          <table:table-cell office:value-type="float" office:value="59.26">
            <text:p>59.26</text:p>
          </table:table-cell>
          <table:table-cell office:value-type="float" office:value="115.4">
            <text:p>115.4</text:p>
          </table:table-cell>
        </table:table-row>
        <table:table-row table:style-name="ro1">
          <table:table-cell office:value-type="float" office:value="59.291">
            <text:p>59.291</text:p>
          </table:table-cell>
          <table:table-cell office:value-type="float" office:value="113.6">
            <text:p>113.6</text:p>
          </table:table-cell>
        </table:table-row>
        <table:table-row table:style-name="ro1">
          <table:table-cell office:value-type="float" office:value="59.322">
            <text:p>59.322</text:p>
          </table:table-cell>
          <table:table-cell office:value-type="float" office:value="112.2">
            <text:p>112.2</text:p>
          </table:table-cell>
        </table:table-row>
        <table:table-row table:style-name="ro1">
          <table:table-cell office:value-type="float" office:value="59.353">
            <text:p>59.353</text:p>
          </table:table-cell>
          <table:table-cell office:value-type="float" office:value="110.5">
            <text:p>110.5</text:p>
          </table:table-cell>
        </table:table-row>
        <table:table-row table:style-name="ro1">
          <table:table-cell office:value-type="float" office:value="59.385">
            <text:p>59.385</text:p>
          </table:table-cell>
          <table:table-cell office:value-type="float" office:value="108.6">
            <text:p>108.6</text:p>
          </table:table-cell>
        </table:table-row>
        <table:table-row table:style-name="ro1">
          <table:table-cell office:value-type="float" office:value="59.42">
            <text:p>59.42</text:p>
          </table:table-cell>
          <table:table-cell office:value-type="float" office:value="107.4">
            <text:p>107.4</text:p>
          </table:table-cell>
        </table:table-row>
        <table:table-row table:style-name="ro1">
          <table:table-cell office:value-type="float" office:value="59.454">
            <text:p>59.454</text:p>
          </table:table-cell>
          <table:table-cell office:value-type="float" office:value="105.8">
            <text:p>105.8</text:p>
          </table:table-cell>
        </table:table-row>
        <table:table-row table:style-name="ro1">
          <table:table-cell office:value-type="float" office:value="59.49">
            <text:p>59.49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office:value-type="float" office:value="59.528">
            <text:p>59.528</text:p>
          </table:table-cell>
          <table:table-cell office:value-type="float" office:value="102.2">
            <text:p>102.2</text:p>
          </table:table-cell>
        </table:table-row>
        <table:table-row table:style-name="ro1">
          <table:table-cell office:value-type="float" office:value="59.565">
            <text:p>59.565</text:p>
          </table:table-cell>
          <table:table-cell office:value-type="float" office:value="100.9">
            <text:p>100.9</text:p>
          </table:table-cell>
        </table:table-row>
        <table:table-row table:style-name="ro1">
          <table:table-cell office:value-type="float" office:value="59.598">
            <text:p>59.5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.628">
            <text:p>59.628</text:p>
          </table:table-cell>
          <table:table-cell office:value-type="float" office:value="99.7">
            <text:p>99.7</text:p>
          </table:table-cell>
        </table:table-row>
        <table:table-row table:style-name="ro1">
          <table:table-cell office:value-type="float" office:value="59.655">
            <text:p>59.655</text:p>
          </table:table-cell>
          <table:table-cell office:value-type="float" office:value="99.4">
            <text:p>99.4</text:p>
          </table:table-cell>
        </table:table-row>
        <table:table-row table:style-name="ro1">
          <table:table-cell office:value-type="float" office:value="59.68">
            <text:p>59.68</text:p>
          </table:table-cell>
          <table:table-cell office:value-type="float" office:value="99.2">
            <text:p>99.2</text:p>
          </table:table-cell>
        </table:table-row>
        <table:table-row table:style-name="ro1">
          <table:table-cell office:value-type="float" office:value="59.704">
            <text:p>59.704</text:p>
          </table:table-cell>
          <table:table-cell office:value-type="float" office:value="98.6">
            <text:p>98.6</text:p>
          </table:table-cell>
        </table:table-row>
        <table:table-row table:style-name="ro1">
          <table:table-cell office:value-type="float" office:value="59.729">
            <text:p>59.729</text:p>
          </table:table-cell>
          <table:table-cell office:value-type="float" office:value="97.5">
            <text:p>97.5</text:p>
          </table:table-cell>
        </table:table-row>
        <table:table-row table:style-name="ro1">
          <table:table-cell office:value-type="float" office:value="59.756">
            <text:p>59.756</text:p>
          </table:table-cell>
          <table:table-cell office:value-type="float" office:value="96.4">
            <text:p>96.4</text:p>
          </table:table-cell>
        </table:table-row>
        <table:table-row table:style-name="ro1">
          <table:table-cell office:value-type="float" office:value="59.785">
            <text:p>59.785</text:p>
          </table:table-cell>
          <table:table-cell office:value-type="float" office:value="95.1">
            <text:p>95.1</text:p>
          </table:table-cell>
        </table:table-row>
        <table:table-row table:style-name="ro1">
          <table:table-cell office:value-type="float" office:value="59.815">
            <text:p>59.815</text:p>
          </table:table-cell>
          <table:table-cell office:value-type="float" office:value="93.9">
            <text:p>93.9</text:p>
          </table:table-cell>
        </table:table-row>
        <table:table-row table:style-name="ro1">
          <table:table-cell office:value-type="float" office:value="59.843">
            <text:p>59.843</text:p>
          </table:table-cell>
          <table:table-cell office:value-type="float" office:value="92.6">
            <text:p>92.6</text:p>
          </table:table-cell>
        </table:table-row>
        <table:table-row table:style-name="ro1">
          <table:table-cell office:value-type="float" office:value="59.872">
            <text:p>59.872</text:p>
          </table:table-cell>
          <table:table-cell office:value-type="float" office:value="91.4">
            <text:p>91.4</text:p>
          </table:table-cell>
        </table:table-row>
        <table:table-row table:style-name="ro1">
          <table:table-cell office:value-type="float" office:value="59.9">
            <text:p>59.9</text:p>
          </table:table-cell>
          <table:table-cell office:value-type="float" office:value="90.3">
            <text:p>90.3</text:p>
          </table:table-cell>
        </table:table-row>
        <table:table-row table:style-name="ro1">
          <table:table-cell office:value-type="float" office:value="59.919">
            <text:p>59.919</text:p>
          </table:table-cell>
          <table:table-cell office:value-type="float" office:value="89.6">
            <text:p>89.6</text:p>
          </table:table-cell>
        </table:table-row>
        <table:table-row table:style-name="ro1">
          <table:table-cell office:value-type="float" office:value="59.935">
            <text:p>59.935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59.947">
            <text:p>59.947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float" office:value="59.956">
            <text:p>59.956</text:p>
          </table:table-cell>
          <table:table-cell office:value-type="float" office:value="87.9">
            <text:p>87.9</text:p>
          </table:table-cell>
        </table:table-row>
        <table:table-row table:style-name="ro1">
          <table:table-cell office:value-type="float" office:value="59.962">
            <text:p>59.962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59.967">
            <text:p>59.967</text:p>
          </table:table-cell>
          <table:table-cell office:value-type="float" office:value="87.2">
            <text:p>87.2</text:p>
          </table:table-cell>
        </table:table-row>
        <table:table-row table:style-name="ro1">
          <table:table-cell office:value-type="float" office:value="59.973">
            <text:p>59.973</text:p>
          </table:table-cell>
          <table:table-cell office:value-type="float" office:value="87.2">
            <text:p>87.2</text:p>
          </table:table-cell>
        </table:table-row>
        <table:table-row table:style-name="ro1">
          <table:table-cell office:value-type="float" office:value="59.979">
            <text:p>59.979</text:p>
          </table:table-cell>
          <table:table-cell office:value-type="float" office:value="87.4">
            <text:p>87.4</text:p>
          </table:table-cell>
        </table:table-row>
        <table:table-row table:style-name="ro1">
          <table:table-cell office:value-type="float" office:value="59.989">
            <text:p>59.989</text:p>
          </table:table-cell>
          <table:table-cell office:value-type="float" office:value="87.9">
            <text:p>87.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8.4">
            <text:p>88.4</text:p>
          </table:table-cell>
        </table:table-row>
        <table:table-row table:style-name="ro1">
          <table:table-cell office:value-type="float" office:value="60.011">
            <text:p>60.01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60.023">
            <text:p>60.023</text:p>
          </table:table-cell>
          <table:table-cell office:value-type="float" office:value="89.6">
            <text:p>89.6</text:p>
          </table:table-cell>
        </table:table-row>
        <table:table-row table:style-name="ro1">
          <table:table-cell office:value-type="float" office:value="60.034">
            <text:p>60.034</text:p>
          </table:table-cell>
          <table:table-cell office:value-type="float" office:value="89.9">
            <text:p>89.9</text:p>
          </table:table-cell>
        </table:table-row>
        <table:table-row table:style-name="ro1">
          <table:table-cell office:value-type="float" office:value="60.046">
            <text:p>60.046</text:p>
          </table:table-cell>
          <table:table-cell office:value-type="float" office:value="89.9">
            <text:p>89.9</text:p>
          </table:table-cell>
        </table:table-row>
        <table:table-row table:style-name="ro1">
          <table:table-cell office:value-type="float" office:value="60.057">
            <text:p>60.05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0.074">
            <text:p>60.07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60.091">
            <text:p>60.091</text:p>
          </table:table-cell>
          <table:table-cell office:value-type="float" office:value="88.2">
            <text:p>88.2</text:p>
          </table:table-cell>
        </table:table-row>
        <table:table-row table:style-name="ro1">
          <table:table-cell office:value-type="float" office:value="60.108">
            <text:p>60.108</text:p>
          </table:table-cell>
          <table:table-cell office:value-type="float" office:value="87.6">
            <text:p>87.6</text:p>
          </table:table-cell>
        </table:table-row>
        <table:table-row table:style-name="ro1">
          <table:table-cell office:value-type="float" office:value="60.127">
            <text:p>60.127</text:p>
          </table:table-cell>
          <table:table-cell office:value-type="float" office:value="87.1">
            <text:p>87.1</text:p>
          </table:table-cell>
        </table:table-row>
        <table:table-row table:style-name="ro1">
          <table:table-cell office:value-type="float" office:value="60.146">
            <text:p>60.146</text:p>
          </table:table-cell>
          <table:table-cell office:value-type="float" office:value="86.9">
            <text:p>86.9</text:p>
          </table:table-cell>
        </table:table-row>
        <table:table-row table:style-name="ro1">
          <table:table-cell office:value-type="float" office:value="60.168">
            <text:p>60.168</text:p>
          </table:table-cell>
          <table:table-cell office:value-type="float" office:value="86.4">
            <text:p>86.4</text:p>
          </table:table-cell>
        </table:table-row>
        <table:table-row table:style-name="ro1">
          <table:table-cell office:value-type="float" office:value="60.19">
            <text:p>60.19</text:p>
          </table:table-cell>
          <table:table-cell office:value-type="float" office:value="85.4">
            <text:p>85.4</text:p>
          </table:table-cell>
        </table:table-row>
        <table:table-row table:style-name="ro1">
          <table:table-cell office:value-type="float" office:value="60.213">
            <text:p>60.213</text:p>
          </table:table-cell>
          <table:table-cell office:value-type="float" office:value="85.1">
            <text:p>85.1</text:p>
          </table:table-cell>
        </table:table-row>
        <table:table-row table:style-name="ro1">
          <table:table-cell office:value-type="float" office:value="60.237">
            <text:p>60.237</text:p>
          </table:table-cell>
          <table:table-cell office:value-type="float" office:value="85.1">
            <text:p>85.1</text:p>
          </table:table-cell>
        </table:table-row>
        <table:table-row table:style-name="ro1">
          <table:table-cell office:value-type="float" office:value="60.262">
            <text:p>60.262</text:p>
          </table:table-cell>
          <table:table-cell office:value-type="float" office:value="85.6">
            <text:p>85.6</text:p>
          </table:table-cell>
        </table:table-row>
        <table:table-row table:style-name="ro1">
          <table:table-cell office:value-type="float" office:value="60.288">
            <text:p>60.288</text:p>
          </table:table-cell>
          <table:table-cell office:value-type="float" office:value="86.1">
            <text:p>86.1</text:p>
          </table:table-cell>
        </table:table-row>
        <table:table-row table:style-name="ro1">
          <table:table-cell office:value-type="float" office:value="60.315">
            <text:p>60.315</text:p>
          </table:table-cell>
          <table:table-cell office:value-type="float" office:value="86.4">
            <text:p>86.4</text:p>
          </table:table-cell>
        </table:table-row>
        <table:table-row table:style-name="ro1">
          <table:table-cell office:value-type="float" office:value="60.342">
            <text:p>60.342</text:p>
          </table:table-cell>
          <table:table-cell office:value-type="float" office:value="86.9">
            <text:p>86.9</text:p>
          </table:table-cell>
        </table:table-row>
        <table:table-row table:style-name="ro1">
          <table:table-cell office:value-type="float" office:value="60.371">
            <text:p>60.371</text:p>
          </table:table-cell>
          <table:table-cell office:value-type="float" office:value="87.2">
            <text:p>87.2</text:p>
          </table:table-cell>
        </table:table-row>
        <table:table-row table:style-name="ro1">
          <table:table-cell office:value-type="float" office:value="60.4">
            <text:p>60.4</text:p>
          </table:table-cell>
          <table:table-cell office:value-type="float" office:value="86.9">
            <text:p>86.9</text:p>
          </table:table-cell>
        </table:table-row>
        <table:table-row table:style-name="ro1">
          <table:table-cell office:value-type="float" office:value="60.431">
            <text:p>60.431</text:p>
          </table:table-cell>
          <table:table-cell office:value-type="float" office:value="86.7">
            <text:p>86.7</text:p>
          </table:table-cell>
        </table:table-row>
        <table:table-row table:style-name="ro1">
          <table:table-cell office:value-type="float" office:value="60.462">
            <text:p>60.462</text:p>
          </table:table-cell>
          <table:table-cell office:value-type="float" office:value="86.7">
            <text:p>86.7</text:p>
          </table:table-cell>
        </table:table-row>
        <table:table-row table:style-name="ro1">
          <table:table-cell office:value-type="float" office:value="60.493">
            <text:p>60.493</text:p>
          </table:table-cell>
          <table:table-cell office:value-type="float" office:value="86.8">
            <text:p>86.8</text:p>
          </table:table-cell>
        </table:table-row>
        <table:table-row table:style-name="ro1">
          <table:table-cell office:value-type="float" office:value="60.525">
            <text:p>60.525</text:p>
          </table:table-cell>
          <table:table-cell office:value-type="float" office:value="86.7">
            <text:p>86.7</text:p>
          </table:table-cell>
        </table:table-row>
        <table:table-row table:style-name="ro1">
          <table:table-cell office:value-type="float" office:value="60.557">
            <text:p>60.557</text:p>
          </table:table-cell>
          <table:table-cell office:value-type="float" office:value="86.4">
            <text:p>86.4</text:p>
          </table:table-cell>
        </table:table-row>
        <table:table-row table:style-name="ro1">
          <table:table-cell office:value-type="float" office:value="60.59">
            <text:p>60.59</text:p>
          </table:table-cell>
          <table:table-cell office:value-type="float" office:value="85.8">
            <text:p>85.8</text:p>
          </table:table-cell>
        </table:table-row>
        <table:table-row table:style-name="ro1">
          <table:table-cell office:value-type="float" office:value="60.624">
            <text:p>60.624</text:p>
          </table:table-cell>
          <table:table-cell office:value-type="float" office:value="85.3">
            <text:p>85.3</text:p>
          </table:table-cell>
        </table:table-row>
        <table:table-row table:style-name="ro1">
          <table:table-cell office:value-type="float" office:value="60.658">
            <text:p>60.658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60.692">
            <text:p>60.692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60.728">
            <text:p>60.728</text:p>
          </table:table-cell>
          <table:table-cell office:value-type="float" office:value="84.6">
            <text:p>84.6</text:p>
          </table:table-cell>
        </table:table-row>
        <table:table-row table:style-name="ro1">
          <table:table-cell office:value-type="float" office:value="60.763">
            <text:p>60.763</text:p>
          </table:table-cell>
          <table:table-cell office:value-type="float" office:value="84.7">
            <text:p>84.7</text:p>
          </table:table-cell>
        </table:table-row>
        <table:table-row table:style-name="ro1">
          <table:table-cell office:value-type="float" office:value="60.798">
            <text:p>60.798</text:p>
          </table:table-cell>
          <table:table-cell office:value-type="float" office:value="84.8">
            <text:p>84.8</text:p>
          </table:table-cell>
        </table:table-row>
        <table:table-row table:style-name="ro1">
          <table:table-cell office:value-type="float" office:value="60.833">
            <text:p>60.833</text:p>
          </table:table-cell>
          <table:table-cell office:value-type="float" office:value="84.1">
            <text:p>84.1</text:p>
          </table:table-cell>
        </table:table-row>
        <table:table-row table:style-name="ro1">
          <table:table-cell office:value-type="float" office:value="60.867">
            <text:p>60.867</text:p>
          </table:table-cell>
          <table:table-cell office:value-type="float" office:value="82.5">
            <text:p>82.5</text:p>
          </table:table-cell>
        </table:table-row>
        <table:table-row table:style-name="ro1">
          <table:table-cell office:value-type="float" office:value="60.899">
            <text:p>60.899</text:p>
          </table:table-cell>
          <table:table-cell office:value-type="float" office:value="81.6">
            <text:p>81.6</text:p>
          </table:table-cell>
        </table:table-row>
        <table:table-row table:style-name="ro1">
          <table:table-cell office:value-type="float" office:value="60.93">
            <text:p>60.93</text:p>
          </table:table-cell>
          <table:table-cell office:value-type="float" office:value="81.2">
            <text:p>81.2</text:p>
          </table:table-cell>
        </table:table-row>
        <table:table-row table:style-name="ro1">
          <table:table-cell office:value-type="float" office:value="60.958">
            <text:p>60.958</text:p>
          </table:table-cell>
          <table:table-cell office:value-type="float" office:value="80.8">
            <text:p>80.8</text:p>
          </table:table-cell>
        </table:table-row>
        <table:table-row table:style-name="ro1">
          <table:table-cell office:value-type="float" office:value="60.984">
            <text:p>60.984</text:p>
          </table:table-cell>
          <table:table-cell office:value-type="float" office:value="80.3">
            <text:p>80.3</text:p>
          </table:table-cell>
        </table:table-row>
        <table:table-row table:style-name="ro1">
          <table:table-cell office:value-type="float" office:value="61.008">
            <text:p>61.008</text:p>
          </table:table-cell>
          <table:table-cell office:value-type="float" office:value="80.1">
            <text:p>80.1</text:p>
          </table:table-cell>
        </table:table-row>
        <table:table-row table:style-name="ro1">
          <table:table-cell office:value-type="float" office:value="61.03">
            <text:p>61.03</text:p>
          </table:table-cell>
          <table:table-cell office:value-type="float" office:value="79.4">
            <text:p>79.4</text:p>
          </table:table-cell>
        </table:table-row>
        <table:table-row table:style-name="ro1">
          <table:table-cell office:value-type="float" office:value="61.051">
            <text:p>61.051</text:p>
          </table:table-cell>
          <table:table-cell office:value-type="float" office:value="78.4">
            <text:p>78.4</text:p>
          </table:table-cell>
        </table:table-row>
        <table:table-row table:style-name="ro1">
          <table:table-cell office:value-type="float" office:value="61.069">
            <text:p>61.069</text:p>
          </table:table-cell>
          <table:table-cell office:value-type="float" office:value="77.7">
            <text:p>77.7</text:p>
          </table:table-cell>
        </table:table-row>
        <table:table-row table:style-name="ro1">
          <table:table-cell office:value-type="float" office:value="61.086">
            <text:p>61.086</text:p>
          </table:table-cell>
          <table:table-cell office:value-type="float" office:value="77.1">
            <text:p>77.1</text:p>
          </table:table-cell>
        </table:table-row>
        <table:table-row table:style-name="ro1">
          <table:table-cell office:value-type="float" office:value="61.101">
            <text:p>61.101</text:p>
          </table:table-cell>
          <table:table-cell office:value-type="float" office:value="76.7">
            <text:p>76.7</text:p>
          </table:table-cell>
        </table:table-row>
        <table:table-row table:style-name="ro1">
          <table:table-cell office:value-type="float" office:value="61.113">
            <text:p>61.113</text:p>
          </table:table-cell>
          <table:table-cell office:value-type="float" office:value="76.4">
            <text:p>76.4</text:p>
          </table:table-cell>
        </table:table-row>
        <table:table-row table:style-name="ro1">
          <table:table-cell office:value-type="float" office:value="61.124">
            <text:p>61.124</text:p>
          </table:table-cell>
          <table:table-cell office:value-type="float" office:value="76.3">
            <text:p>76.3</text:p>
          </table:table-cell>
        </table:table-row>
        <table:table-row table:style-name="ro1">
          <table:table-cell office:value-type="float" office:value="61.132">
            <text:p>61.132</text:p>
          </table:table-cell>
          <table:table-cell office:value-type="float" office:value="76.1">
            <text:p>76.1</text:p>
          </table:table-cell>
        </table:table-row>
        <table:table-row table:style-name="ro1">
          <table:table-cell office:value-type="float" office:value="61.139">
            <text:p>61.139</text:p>
          </table:table-cell>
          <table:table-cell office:value-type="float" office:value="76.1">
            <text:p>76.1</text:p>
          </table:table-cell>
        </table:table-row>
        <table:table-row table:style-name="ro1">
          <table:table-cell office:value-type="float" office:value="61.144">
            <text:p>61.14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48">
            <text:p>61.148</text:p>
          </table:table-cell>
          <table:table-cell office:value-type="float" office:value="75.9">
            <text:p>75.9</text:p>
          </table:table-cell>
        </table:table-row>
        <table:table-row table:style-name="ro1">
          <table:table-cell office:value-type="float" office:value="61.152">
            <text:p>61.152</text:p>
          </table:table-cell>
          <table:table-cell office:value-type="float" office:value="75.8">
            <text:p>75.8</text:p>
          </table:table-cell>
        </table:table-row>
        <table:table-row table:style-name="ro1">
          <table:table-cell office:value-type="float" office:value="61.155">
            <text:p>61.155</text:p>
          </table:table-cell>
          <table:table-cell office:value-type="float" office:value="75.8">
            <text:p>75.8</text:p>
          </table:table-cell>
        </table:table-row>
        <table:table-row table:style-name="ro1">
          <table:table-cell office:value-type="float" office:value="61.159">
            <text:p>61.159</text:p>
          </table:table-cell>
          <table:table-cell office:value-type="float" office:value="75.9">
            <text:p>75.9</text:p>
          </table:table-cell>
        </table:table-row>
        <table:table-row table:style-name="ro1">
          <table:table-cell office:value-type="float" office:value="61.162">
            <text:p>61.16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3">
            <text:p>61.1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66">
            <text:p>61.16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1.17">
            <text:p>61.17</text:p>
          </table:table-cell>
          <table:table-cell office:value-type="float" office:value="76.1">
            <text:p>76.1</text:p>
          </table:table-cell>
        </table:table-row>
        <table:table-row table:style-name="ro1">
          <table:table-cell office:value-type="float" office:value="61.175">
            <text:p>61.175</text:p>
          </table:table-cell>
          <table:table-cell office:value-type="float" office:value="76.2">
            <text:p>76.2</text:p>
          </table:table-cell>
        </table:table-row>
        <table:table-row table:style-name="ro1">
          <table:table-cell office:value-type="float" office:value="61.181">
            <text:p>61.181</text:p>
          </table:table-cell>
          <table:table-cell office:value-type="float" office:value="76.3">
            <text:p>76.3</text:p>
          </table:table-cell>
        </table:table-row>
        <table:table-row table:style-name="ro1">
          <table:table-cell office:value-type="float" office:value="61.187">
            <text:p>61.187</text:p>
          </table:table-cell>
          <table:table-cell office:value-type="float" office:value="76.4">
            <text:p>76.4</text:p>
          </table:table-cell>
        </table:table-row>
        <table:table-row table:style-name="ro1">
          <table:table-cell office:value-type="float" office:value="61.194">
            <text:p>61.194</text:p>
          </table:table-cell>
          <table:table-cell office:value-type="float" office:value="76.6">
            <text:p>76.6</text:p>
          </table:table-cell>
        </table:table-row>
        <table:table-row table:style-name="ro1">
          <table:table-cell office:value-type="float" office:value="61.202">
            <text:p>61.202</text:p>
          </table:table-cell>
          <table:table-cell office:value-type="float" office:value="76.8">
            <text:p>76.8</text:p>
          </table:table-cell>
        </table:table-row>
        <table:table-row table:style-name="ro1">
          <table:table-cell office:value-type="float" office:value="61.211">
            <text:p>61.21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61.22">
            <text:p>61.22</text:p>
          </table:table-cell>
          <table:table-cell office:value-type="float" office:value="77.3">
            <text:p>77.3</text:p>
          </table:table-cell>
        </table:table-row>
        <table:table-row table:style-name="ro1">
          <table:table-cell office:value-type="float" office:value="61.229">
            <text:p>61.229</text:p>
          </table:table-cell>
          <table:table-cell office:value-type="float" office:value="77.6">
            <text:p>77.6</text:p>
          </table:table-cell>
        </table:table-row>
        <table:table-row table:style-name="ro1">
          <table:table-cell office:value-type="float" office:value="61.238">
            <text:p>61.23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61.248">
            <text:p>61.248</text:p>
          </table:table-cell>
          <table:table-cell office:value-type="float" office:value="78.4">
            <text:p>78.4</text:p>
          </table:table-cell>
        </table:table-row>
        <table:table-row table:style-name="ro1">
          <table:table-cell office:value-type="float" office:value="61.258">
            <text:p>61.258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float" office:value="61.269">
            <text:p>61.269</text:p>
          </table:table-cell>
          <table:table-cell office:value-type="float" office:value="79.4">
            <text:p>79.4</text:p>
          </table:table-cell>
        </table:table-row>
        <table:table-row table:style-name="ro1">
          <table:table-cell office:value-type="float" office:value="61.279">
            <text:p>61.279</text:p>
          </table:table-cell>
          <table:table-cell office:value-type="float" office:value="79.7">
            <text:p>79.7</text:p>
          </table:table-cell>
        </table:table-row>
        <table:table-row table:style-name="ro1">
          <table:table-cell office:value-type="float" office:value="61.289">
            <text:p>61.28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61.299">
            <text:p>61.299</text:p>
          </table:table-cell>
          <table:table-cell office:value-type="float" office:value="80.1">
            <text:p>80.1</text:p>
          </table:table-cell>
        </table:table-row>
        <table:table-row table:style-name="ro1">
          <table:table-cell office:value-type="float" office:value="61.309">
            <text:p>61.309</text:p>
          </table:table-cell>
          <table:table-cell office:value-type="float" office:value="80.2">
            <text:p>80.2</text:p>
          </table:table-cell>
        </table:table-row>
        <table:table-row table:style-name="ro1">
          <table:table-cell office:value-type="float" office:value="61.319">
            <text:p>61.319</text:p>
          </table:table-cell>
          <table:table-cell office:value-type="float" office:value="80.3">
            <text:p>80.3</text:p>
          </table:table-cell>
        </table:table-row>
        <table:table-row table:style-name="ro1">
          <table:table-cell office:value-type="float" office:value="61.328">
            <text:p>61.328</text:p>
          </table:table-cell>
          <table:table-cell office:value-type="float" office:value="80.5">
            <text:p>80.5</text:p>
          </table:table-cell>
        </table:table-row>
        <table:table-row table:style-name="ro1">
          <table:table-cell office:value-type="float" office:value="61.338">
            <text:p>61.338</text:p>
          </table:table-cell>
          <table:table-cell office:value-type="float" office:value="80.6">
            <text:p>80.6</text:p>
          </table:table-cell>
        </table:table-row>
        <table:table-row table:style-name="ro1">
          <table:table-cell office:value-type="float" office:value="61.346">
            <text:p>61.346</text:p>
          </table:table-cell>
          <table:table-cell office:value-type="float" office:value="80.7">
            <text:p>80.7</text:p>
          </table:table-cell>
        </table:table-row>
        <table:table-row table:style-name="ro1">
          <table:table-cell office:value-type="float" office:value="61.355">
            <text:p>61.355</text:p>
          </table:table-cell>
          <table:table-cell office:value-type="float" office:value="80.8">
            <text:p>80.8</text:p>
          </table:table-cell>
        </table:table-row>
        <table:table-row table:style-name="ro1">
          <table:table-cell office:value-type="float" office:value="61.363">
            <text:p>61.363</text:p>
          </table:table-cell>
          <table:table-cell office:value-type="float" office:value="80.9">
            <text:p>80.9</text:p>
          </table:table-cell>
        </table:table-row>
        <table:table-row table:style-name="ro1">
          <table:table-cell office:value-type="float" office:value="61.371">
            <text:p>61.37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61.379">
            <text:p>61.379</text:p>
          </table:table-cell>
          <table:table-cell office:value-type="float" office:value="81.1">
            <text:p>81.1</text:p>
          </table:table-cell>
        </table:table-row>
        <table:table-row table:style-name="ro1">
          <table:table-cell office:value-type="float" office:value="61.387">
            <text:p>61.387</text:p>
          </table:table-cell>
          <table:table-cell office:value-type="float" office:value="81.2">
            <text:p>81.2</text:p>
          </table:table-cell>
        </table:table-row>
        <table:table-row table:style-name="ro1">
          <table:table-cell office:value-type="float" office:value="61.394">
            <text:p>61.394</text:p>
          </table:table-cell>
          <table:table-cell office:value-type="float" office:value="81.3">
            <text:p>81.3</text:p>
          </table:table-cell>
        </table:table-row>
        <table:table-row table:style-name="ro1">
          <table:table-cell office:value-type="float" office:value="61.402">
            <text:p>61.402</text:p>
          </table:table-cell>
          <table:table-cell office:value-type="float" office:value="81.4">
            <text:p>81.4</text:p>
          </table:table-cell>
        </table:table-row>
        <table:table-row table:style-name="ro1">
          <table:table-cell office:value-type="float" office:value="61.409">
            <text:p>61.409</text:p>
          </table:table-cell>
          <table:table-cell office:value-type="float" office:value="81.7">
            <text:p>81.7</text:p>
          </table:table-cell>
        </table:table-row>
        <table:table-row table:style-name="ro1">
          <table:table-cell office:value-type="float" office:value="61.416">
            <text:p>61.41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61.422">
            <text:p>61.422</text:p>
          </table:table-cell>
          <table:table-cell office:value-type="float" office:value="82.2">
            <text:p>82.2</text:p>
          </table:table-cell>
        </table:table-row>
        <table:table-row table:style-name="ro1">
          <table:table-cell office:value-type="float" office:value="61.428">
            <text:p>61.428</text:p>
          </table:table-cell>
          <table:table-cell office:value-type="float" office:value="82.5">
            <text:p>82.5</text:p>
          </table:table-cell>
        </table:table-row>
        <table:table-row table:style-name="ro1">
          <table:table-cell office:value-type="float" office:value="61.433">
            <text:p>61.433</text:p>
          </table:table-cell>
          <table:table-cell office:value-type="float" office:value="82.7">
            <text:p>82.7</text:p>
          </table:table-cell>
        </table:table-row>
        <table:table-row table:style-name="ro1">
          <table:table-cell office:value-type="float" office:value="61.439">
            <text:p>61.439</text:p>
          </table:table-cell>
          <table:table-cell office:value-type="float" office:value="82.9">
            <text:p>82.9</text:p>
          </table:table-cell>
        </table:table-row>
        <table:table-row table:style-name="ro1">
          <table:table-cell office:value-type="float" office:value="61.444">
            <text:p>61.444</text:p>
          </table:table-cell>
          <table:table-cell office:value-type="float" office:value="83.2">
            <text:p>83.2</text:p>
          </table:table-cell>
        </table:table-row>
        <table:table-row table:style-name="ro1">
          <table:table-cell office:value-type="float" office:value="61.451">
            <text:p>61.451</text:p>
          </table:table-cell>
          <table:table-cell office:value-type="float" office:value="83.4">
            <text:p>83.4</text:p>
          </table:table-cell>
        </table:table-row>
        <table:table-row table:style-name="ro1">
          <table:table-cell office:value-type="float" office:value="61.457">
            <text:p>61.457</text:p>
          </table:table-cell>
          <table:table-cell office:value-type="float" office:value="83.7">
            <text:p>83.7</text:p>
          </table:table-cell>
        </table:table-row>
        <table:table-row table:style-name="ro1">
          <table:table-cell office:value-type="float" office:value="61.462">
            <text:p>61.462</text:p>
          </table:table-cell>
          <table:table-cell office:value-type="float" office:value="83.9">
            <text:p>83.9</text:p>
          </table:table-cell>
        </table:table-row>
        <table:table-row table:style-name="ro1">
          <table:table-cell office:value-type="float" office:value="61.465">
            <text:p>61.465</text:p>
          </table:table-cell>
          <table:table-cell office:value-type="float" office:value="84.1">
            <text:p>84.1</text:p>
          </table:table-cell>
        </table:table-row>
        <table:table-row table:style-name="ro1">
          <table:table-cell office:value-type="float" office:value="61.467">
            <text:p>61.467</text:p>
          </table:table-cell>
          <table:table-cell office:value-type="float" office:value="84.1">
            <text:p>84.1</text:p>
          </table:table-cell>
        </table:table-row>
        <table:table-row table:style-name="ro1">
          <table:table-cell office:value-type="float" office:value="61.467">
            <text:p>61.467</text:p>
          </table:table-cell>
          <table:table-cell office:value-type="float" office:value="84.1">
            <text:p>8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1"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7T19:14:41.33</meta:creation-date>
    <dc:date>2013-07-27T19:18:04.52</dc:date>
    <meta:editing-duration>P0D</meta:editing-duration>
    <meta:editing-cycles>1</meta:editing-cycles>
    <meta:document-statistic meta:table-count="1" meta:cell-count="3622" meta:object-count="0"/>
    <meta:generator>LibreOffice/4.0.3.3$Windows_x86 LibreOffice_project/0eaa50a932c8f2199a615e1eb30f7ac74279539</meta:generator>
  </office:meta>
</office:document-meta>
</file>